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17132*"/>
    </style:style>
    <style:style style:name="Table4.B" style:family="table-column">
      <style:table-column-properties style:column-width="4.9431in"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309in" style:rel-column-width="12817*"/>
    </style:style>
    <style:style style:name="Table19.B" style:family="table-column">
      <style:table-column-properties style:column-width="5.384in" style:rel-column-width="52718*"/>
    </style:style>
    <style:style style:name="Table19.A1" style:family="table-cell">
      <style:table-cell-properties style:writing-mode="page"/>
    </style:style>
    <style:style style:name="Table19.4" style:family="table-row">
      <style:table-row-properties style:min-row-height="0.4264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20" style:family="table">
      <style:table-properties style:width="6.4181in" fo:margin-left="0.0778in" table:align="left"/>
    </style:style>
    <style:style style:name="Table20.A" style:family="table-column">
      <style:table-column-properties style:column-width="0.6653in"/>
    </style:style>
    <style:style style:name="Table20.B" style:family="table-column">
      <style:table-column-properties style:column-width="1.8104in"/>
    </style:style>
    <style:style style:name="Table20.C" style:family="table-column">
      <style:table-column-properties style:column-width="0.6896in"/>
    </style:style>
    <style:style style:name="Table20.D" style:family="table-column">
      <style:table-column-properties style:column-width="0.7528in"/>
    </style:style>
    <style:style style:name="Table20.E" style:family="table-column">
      <style:table-column-properties style:column-width="1.6188in"/>
    </style:style>
    <style:style style:name="Table20.F" style:family="table-column">
      <style:table-column-properties style:column-width="0.881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F1" style:family="table-cell">
      <style:table-cell-properties fo:padding="0.0382in" fo:border="0.5pt solid #000000"/>
    </style:style>
    <style:style style:name="Table2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none" fo:border-top="none" fo:border-bottom="0.5pt solid #000000"/>
    </style:style>
    <style:style style:name="Table2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" style:family="table-cell">
      <style:table-cell-properties fo:padding="0.0382in" fo:border-left="0.5pt solid #000000" fo:border-right="none" fo:border-top="none" fo:border-bottom="0.5pt solid #000000"/>
    </style:style>
    <style:style style:name="Table20.F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" style:family="table-cell">
      <style:table-cell-properties fo:padding="0.0382in" fo:border-left="0.5pt solid #000000" fo:border-right="none" fo:border-top="none" fo:border-bottom="0.5pt solid #000000"/>
    </style:style>
    <style:style style:name="Table20.F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" style:family="table-cell">
      <style:table-cell-properties fo:padding="0.0382in" fo:border-left="0.5pt solid #000000" fo:border-right="none" fo:border-top="none" fo:border-bottom="0.5pt solid #000000"/>
    </style:style>
    <style:style style:name="Table20.F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" style:family="table-cell">
      <style:table-cell-properties fo:padding="0.0382in" fo:border-left="0.5pt solid #000000" fo:border-right="none" fo:border-top="none" fo:border-bottom="0.5pt solid #000000"/>
    </style:style>
    <style:style style:name="Table20.F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7" style:family="table-cell">
      <style:table-cell-properties fo:padding="0.0382in" fo:border-left="0.5pt solid #000000" fo:border-right="none" fo:border-top="none" fo:border-bottom="0.5pt solid #000000"/>
    </style:style>
    <style:style style:name="Table20.F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8" style:family="table-cell">
      <style:table-cell-properties fo:padding="0.0382in" fo:border-left="0.5pt solid #000000" fo:border-right="none" fo:border-top="none" fo:border-bottom="0.5pt solid #000000"/>
    </style:style>
    <style:style style:name="Table20.F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9" style:family="table-cell">
      <style:table-cell-properties fo:padding="0.0382in" fo:border-left="0.5pt solid #000000" fo:border-right="none" fo:border-top="none" fo:border-bottom="0.5pt solid #000000"/>
    </style:style>
    <style:style style:name="Table20.F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10" style:family="table-cell">
      <style:table-cell-properties fo:padding="0.0382in" fo:border-left="0.5pt solid #000000" fo:border-right="none" fo:border-top="none" fo:border-bottom="0.5pt solid #000000"/>
    </style:style>
    <style:style style:name="Table20.F1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11" style:family="table-cell">
      <style:table-cell-properties fo:padding="0.0382in" fo:border-left="0.5pt solid #000000" fo:border-right="none" fo:border-top="none" fo:border-bottom="0.5pt solid #000000"/>
    </style:style>
    <style:style style:name="Table20.F11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0.C12" style:family="table-cell">
      <style:table-cell-properties fo:padding="0.0382in" fo:border-left="0.5pt solid #000000" fo:border-right="none" fo:border-top="none" fo:border-bottom="0.5pt solid #000000"/>
    </style:style>
    <style:style style:name="Table20.C13" style:family="table-cell">
      <style:table-cell-properties fo:padding="0.0382in" fo:border-left="0.5pt solid #000000" fo:border-right="none" fo:border-top="none" fo:border-bottom="0.5pt solid #000000"/>
    </style:style>
    <style:style style:name="Table20.C14" style:family="table-cell">
      <style:table-cell-properties fo:padding="0.0382in" fo:border-left="0.5pt solid #000000" fo:border-right="none" fo:border-top="none" fo:border-bottom="0.5pt solid #000000"/>
    </style:style>
    <style:style style:name="Table20.C15" style:family="table-cell">
      <style:table-cell-properties fo:padding="0.0382in" fo:border-left="0.5pt solid #000000" fo:border-right="none" fo:border-top="none" fo:border-bottom="0.5pt solid #000000"/>
    </style:style>
    <style:style style:name="Table20.C16" style:family="table-cell">
      <style:table-cell-properties fo:padding="0.0382in" fo:border-left="0.5pt solid #000000" fo:border-right="none" fo:border-top="none" fo:border-bottom="0.5pt solid #000000"/>
    </style:style>
    <style:style style:name="Table20.C17" style:family="table-cell">
      <style:table-cell-properties fo:padding="0.0382in" fo:border-left="0.5pt solid #000000" fo:border-right="none" fo:border-top="none" fo:border-bottom="0.5pt solid #000000"/>
    </style:style>
    <style:style style:name="Table20.C18" style:family="table-cell">
      <style:table-cell-properties fo:padding="0.0382in" fo:border-left="0.5pt solid #000000" fo:border-right="none" fo:border-top="none" fo:border-bottom="0.5pt solid #000000"/>
    </style:style>
    <style:style style:name="Table20.C19" style:family="table-cell">
      <style:table-cell-properties fo:padding="0.0382in" fo:border-left="0.5pt solid #000000" fo:border-right="none" fo:border-top="none" fo:border-bottom="0.5pt solid #000000"/>
    </style:style>
    <style:style style:name="Table20.C20" style:family="table-cell">
      <style:table-cell-properties fo:padding="0.0382in" fo:border-left="0.5pt solid #000000" fo:border-right="none" fo:border-top="none" fo:border-bottom="0.5pt solid #000000"/>
    </style:style>
    <style:style style:name="Table20.C21" style:family="table-cell">
      <style:table-cell-properties fo:padding="0.0382in" fo:border-left="0.5pt solid #000000" fo:border-right="none" fo:border-top="none" fo:border-bottom="0.5pt solid #000000"/>
    </style:style>
    <style:style style:name="Table20.C22" style:family="table-cell">
      <style:table-cell-properties fo:padding="0.0382in" fo:border-left="0.5pt solid #000000" fo:border-right="none" fo:border-top="none" fo:border-bottom="0.5pt solid #000000"/>
    </style:style>
    <style:style style:name="Table20.C23" style:family="table-cell">
      <style:table-cell-properties fo:padding="0.0382in" fo:border-left="0.5pt solid #000000" fo:border-right="none" fo:border-top="none" fo:border-bottom="0.5pt solid #000000"/>
    </style:style>
    <style:style style:name="Table20.C24" style:family="table-cell">
      <style:table-cell-properties fo:padding="0.0382in" fo:border-left="0.5pt solid #000000" fo:border-right="none" fo:border-top="none" fo:border-bottom="0.5pt solid #000000"/>
    </style:style>
    <style:style style:name="Table20.C25" style:family="table-cell">
      <style:table-cell-properties fo:padding="0.0382in" fo:border-left="0.5pt solid #000000" fo:border-right="none" fo:border-top="none" fo:border-bottom="0.5pt solid #000000"/>
    </style:style>
    <style:style style:name="Table20.C26" style:family="table-cell">
      <style:table-cell-properties fo:padding="0.0382in" fo:border-left="0.5pt solid #000000" fo:border-right="none" fo:border-top="none" fo:border-bottom="0.5pt solid #000000"/>
    </style:style>
    <style:style style:name="Table20.C27" style:family="table-cell">
      <style:table-cell-properties fo:padding="0.0382in" fo:border-left="0.5pt solid #000000" fo:border-right="none" fo:border-top="none" fo:border-bottom="0.5pt solid #000000"/>
    </style:style>
    <style:style style:name="Table20.D27" style:family="table-cell">
      <style:table-cell-properties fo:padding="0.0382in" fo:border-left="0.5pt solid #000000" fo:border-right="none" fo:border-top="none" fo:border-bottom="0.5pt solid #000000"/>
    </style:style>
    <style:style style:name="Table20.E27" style:family="table-cell">
      <style:table-cell-properties fo:padding="0.0382in" fo:border-left="0.5pt solid #000000" fo:border-right="none" fo:border-top="none" fo:border-bottom="0.5pt solid #000000"/>
    </style:style>
    <style:style style:name="Table20.F2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28" style:family="table-cell">
      <style:table-cell-properties fo:padding="0.0382in" fo:border-left="0.5pt solid #000000" fo:border-right="none" fo:border-top="none" fo:border-bottom="0.5pt solid #000000"/>
    </style:style>
    <style:style style:name="Table20.D28" style:family="table-cell">
      <style:table-cell-properties fo:padding="0.0382in" fo:border-left="0.5pt solid #000000" fo:border-right="none" fo:border-top="none" fo:border-bottom="0.5pt solid #000000"/>
    </style:style>
    <style:style style:name="Table20.E28" style:family="table-cell">
      <style:table-cell-properties fo:padding="0.0382in" fo:border-left="0.5pt solid #000000" fo:border-right="none" fo:border-top="none" fo:border-bottom="0.5pt solid #000000"/>
    </style:style>
    <style:style style:name="Table20.F2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29" style:family="table-cell">
      <style:table-cell-properties fo:padding="0.0382in" fo:border-left="0.5pt solid #000000" fo:border-right="none" fo:border-top="none" fo:border-bottom="0.5pt solid #000000"/>
    </style:style>
    <style:style style:name="Table20.D29" style:family="table-cell">
      <style:table-cell-properties fo:padding="0.0382in" fo:border-left="0.5pt solid #000000" fo:border-right="none" fo:border-top="none" fo:border-bottom="0.5pt solid #000000"/>
    </style:style>
    <style:style style:name="Table20.E29" style:family="table-cell">
      <style:table-cell-properties fo:padding="0.0382in" fo:border-left="0.5pt solid #000000" fo:border-right="none" fo:border-top="none" fo:border-bottom="0.5pt solid #000000"/>
    </style:style>
    <style:style style:name="Table20.F2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0" style:family="table-cell">
      <style:table-cell-properties fo:padding="0.0382in" fo:border-left="0.5pt solid #000000" fo:border-right="none" fo:border-top="none" fo:border-bottom="0.5pt solid #000000"/>
    </style:style>
    <style:style style:name="Table20.D30" style:family="table-cell">
      <style:table-cell-properties fo:padding="0.0382in" fo:border-left="0.5pt solid #000000" fo:border-right="none" fo:border-top="none" fo:border-bottom="0.5pt solid #000000"/>
    </style:style>
    <style:style style:name="Table20.E30" style:family="table-cell">
      <style:table-cell-properties fo:padding="0.0382in" fo:border-left="0.5pt solid #000000" fo:border-right="none" fo:border-top="none" fo:border-bottom="0.5pt solid #000000"/>
    </style:style>
    <style:style style:name="Table20.F3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1" style:family="table-cell">
      <style:table-cell-properties fo:padding="0.0382in" fo:border-left="0.5pt solid #000000" fo:border-right="none" fo:border-top="none" fo:border-bottom="0.5pt solid #000000"/>
    </style:style>
    <style:style style:name="Table20.D31" style:family="table-cell">
      <style:table-cell-properties fo:padding="0.0382in" fo:border-left="0.5pt solid #000000" fo:border-right="none" fo:border-top="none" fo:border-bottom="0.5pt solid #000000"/>
    </style:style>
    <style:style style:name="Table20.E31" style:family="table-cell">
      <style:table-cell-properties fo:padding="0.0382in" fo:border-left="0.5pt solid #000000" fo:border-right="none" fo:border-top="none" fo:border-bottom="0.5pt solid #000000"/>
    </style:style>
    <style:style style:name="Table20.F3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2" style:family="table-cell">
      <style:table-cell-properties fo:padding="0.0382in" fo:border-left="0.5pt solid #000000" fo:border-right="none" fo:border-top="none" fo:border-bottom="0.5pt solid #000000"/>
    </style:style>
    <style:style style:name="Table20.D32" style:family="table-cell">
      <style:table-cell-properties fo:padding="0.0382in" fo:border-left="0.5pt solid #000000" fo:border-right="none" fo:border-top="none" fo:border-bottom="0.5pt solid #000000"/>
    </style:style>
    <style:style style:name="Table20.E32" style:family="table-cell">
      <style:table-cell-properties fo:padding="0.0382in" fo:border-left="0.5pt solid #000000" fo:border-right="none" fo:border-top="none" fo:border-bottom="0.5pt solid #000000"/>
    </style:style>
    <style:style style:name="Table20.F3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3" style:family="table-cell">
      <style:table-cell-properties fo:padding="0.0382in" fo:border-left="0.5pt solid #000000" fo:border-right="none" fo:border-top="none" fo:border-bottom="0.5pt solid #000000"/>
    </style:style>
    <style:style style:name="Table20.D33" style:family="table-cell">
      <style:table-cell-properties fo:padding="0.0382in" fo:border-left="0.5pt solid #000000" fo:border-right="none" fo:border-top="none" fo:border-bottom="0.5pt solid #000000"/>
    </style:style>
    <style:style style:name="Table20.E33" style:family="table-cell">
      <style:table-cell-properties fo:padding="0.0382in" fo:border-left="0.5pt solid #000000" fo:border-right="none" fo:border-top="none" fo:border-bottom="0.5pt solid #000000"/>
    </style:style>
    <style:style style:name="Table20.F3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4" style:family="table-cell">
      <style:table-cell-properties fo:padding="0.0382in" fo:border-left="0.5pt solid #000000" fo:border-right="none" fo:border-top="none" fo:border-bottom="0.5pt solid #000000"/>
    </style:style>
    <style:style style:name="Table20.D34" style:family="table-cell">
      <style:table-cell-properties fo:padding="0.0382in" fo:border-left="0.5pt solid #000000" fo:border-right="none" fo:border-top="none" fo:border-bottom="0.5pt solid #000000"/>
    </style:style>
    <style:style style:name="Table20.E34" style:family="table-cell">
      <style:table-cell-properties fo:padding="0.0382in" fo:border-left="0.5pt solid #000000" fo:border-right="none" fo:border-top="none" fo:border-bottom="0.5pt solid #000000"/>
    </style:style>
    <style:style style:name="Table20.F3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5" style:family="table-cell">
      <style:table-cell-properties fo:padding="0.0382in" fo:border-left="0.5pt solid #000000" fo:border-right="none" fo:border-top="none" fo:border-bottom="0.5pt solid #000000"/>
    </style:style>
    <style:style style:name="Table20.D35" style:family="table-cell">
      <style:table-cell-properties fo:padding="0.0382in" fo:border-left="0.5pt solid #000000" fo:border-right="none" fo:border-top="none" fo:border-bottom="0.5pt solid #000000"/>
    </style:style>
    <style:style style:name="Table20.E35" style:family="table-cell">
      <style:table-cell-properties fo:padding="0.0382in" fo:border-left="0.5pt solid #000000" fo:border-right="none" fo:border-top="none" fo:border-bottom="0.5pt solid #000000"/>
    </style:style>
    <style:style style:name="Table20.F3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6" style:family="table-cell">
      <style:table-cell-properties fo:padding="0.0382in" fo:border-left="0.5pt solid #000000" fo:border-right="none" fo:border-top="none" fo:border-bottom="0.5pt solid #000000"/>
    </style:style>
    <style:style style:name="Table20.D36" style:family="table-cell">
      <style:table-cell-properties fo:padding="0.0382in" fo:border-left="0.5pt solid #000000" fo:border-right="none" fo:border-top="none" fo:border-bottom="0.5pt solid #000000"/>
    </style:style>
    <style:style style:name="Table20.E36" style:family="table-cell">
      <style:table-cell-properties fo:padding="0.0382in" fo:border-left="0.5pt solid #000000" fo:border-right="none" fo:border-top="none" fo:border-bottom="0.5pt solid #000000"/>
    </style:style>
    <style:style style:name="Table20.F3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7" style:family="table-cell">
      <style:table-cell-properties fo:padding="0.0382in" fo:border-left="0.5pt solid #000000" fo:border-right="none" fo:border-top="none" fo:border-bottom="0.5pt solid #000000"/>
    </style:style>
    <style:style style:name="Table20.D37" style:family="table-cell">
      <style:table-cell-properties fo:padding="0.0382in" fo:border-left="0.5pt solid #000000" fo:border-right="none" fo:border-top="none" fo:border-bottom="0.5pt solid #000000"/>
    </style:style>
    <style:style style:name="Table20.E37" style:family="table-cell">
      <style:table-cell-properties fo:padding="0.0382in" fo:border-left="0.5pt solid #000000" fo:border-right="none" fo:border-top="none" fo:border-bottom="0.5pt solid #000000"/>
    </style:style>
    <style:style style:name="Table20.F3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8" style:family="table-cell">
      <style:table-cell-properties fo:padding="0.0382in" fo:border-left="0.5pt solid #000000" fo:border-right="none" fo:border-top="none" fo:border-bottom="0.5pt solid #000000"/>
    </style:style>
    <style:style style:name="Table20.D38" style:family="table-cell">
      <style:table-cell-properties fo:padding="0.0382in" fo:border-left="0.5pt solid #000000" fo:border-right="none" fo:border-top="none" fo:border-bottom="0.5pt solid #000000"/>
    </style:style>
    <style:style style:name="Table20.E38" style:family="table-cell">
      <style:table-cell-properties fo:padding="0.0382in" fo:border-left="0.5pt solid #000000" fo:border-right="none" fo:border-top="none" fo:border-bottom="0.5pt solid #000000"/>
    </style:style>
    <style:style style:name="Table20.F3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9" style:family="table-cell">
      <style:table-cell-properties fo:padding="0.0382in" fo:border-left="0.5pt solid #000000" fo:border-right="none" fo:border-top="none" fo:border-bottom="0.5pt solid #000000"/>
    </style:style>
    <style:style style:name="Table20.D39" style:family="table-cell">
      <style:table-cell-properties fo:padding="0.0382in" fo:border-left="0.5pt solid #000000" fo:border-right="none" fo:border-top="none" fo:border-bottom="0.5pt solid #000000"/>
    </style:style>
    <style:style style:name="Table20.E39" style:family="table-cell">
      <style:table-cell-properties fo:padding="0.0382in" fo:border-left="0.5pt solid #000000" fo:border-right="none" fo:border-top="none" fo:border-bottom="0.5pt solid #000000"/>
    </style:style>
    <style:style style:name="Table20.F3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0" style:family="table-cell">
      <style:table-cell-properties fo:padding="0.0382in" fo:border-left="0.5pt solid #000000" fo:border-right="none" fo:border-top="none" fo:border-bottom="0.5pt solid #000000"/>
    </style:style>
    <style:style style:name="Table20.D40" style:family="table-cell">
      <style:table-cell-properties fo:padding="0.0382in" fo:border-left="0.5pt solid #000000" fo:border-right="none" fo:border-top="none" fo:border-bottom="0.5pt solid #000000"/>
    </style:style>
    <style:style style:name="Table20.E40" style:family="table-cell">
      <style:table-cell-properties fo:padding="0.0382in" fo:border-left="0.5pt solid #000000" fo:border-right="none" fo:border-top="none" fo:border-bottom="0.5pt solid #000000"/>
    </style:style>
    <style:style style:name="Table20.F4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1" style:family="table-cell">
      <style:table-cell-properties fo:padding="0.0382in" fo:border-left="0.5pt solid #000000" fo:border-right="none" fo:border-top="none" fo:border-bottom="0.5pt solid #000000"/>
    </style:style>
    <style:style style:name="Table20.D41" style:family="table-cell">
      <style:table-cell-properties fo:padding="0.0382in" fo:border-left="0.5pt solid #000000" fo:border-right="none" fo:border-top="none" fo:border-bottom="0.5pt solid #000000"/>
    </style:style>
    <style:style style:name="Table20.E41" style:family="table-cell">
      <style:table-cell-properties fo:padding="0.0382in" fo:border-left="0.5pt solid #000000" fo:border-right="none" fo:border-top="none" fo:border-bottom="0.5pt solid #000000"/>
    </style:style>
    <style:style style:name="Table20.F4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2" style:family="table-cell">
      <style:table-cell-properties fo:padding="0.0382in" fo:border-left="0.5pt solid #000000" fo:border-right="none" fo:border-top="none" fo:border-bottom="0.5pt solid #000000"/>
    </style:style>
    <style:style style:name="Table20.D42" style:family="table-cell">
      <style:table-cell-properties fo:padding="0.0382in" fo:border-left="0.5pt solid #000000" fo:border-right="none" fo:border-top="none" fo:border-bottom="0.5pt solid #000000"/>
    </style:style>
    <style:style style:name="Table20.E42" style:family="table-cell">
      <style:table-cell-properties fo:padding="0.0382in" fo:border-left="0.5pt solid #000000" fo:border-right="none" fo:border-top="none" fo:border-bottom="0.5pt solid #000000"/>
    </style:style>
    <style:style style:name="Table20.F4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3" style:family="table-cell">
      <style:table-cell-properties fo:padding="0.0382in" fo:border-left="0.5pt solid #000000" fo:border-right="none" fo:border-top="none" fo:border-bottom="0.5pt solid #000000"/>
    </style:style>
    <style:style style:name="Table20.D43" style:family="table-cell">
      <style:table-cell-properties fo:padding="0.0382in" fo:border-left="0.5pt solid #000000" fo:border-right="none" fo:border-top="none" fo:border-bottom="0.5pt solid #000000"/>
    </style:style>
    <style:style style:name="Table20.E43" style:family="table-cell">
      <style:table-cell-properties fo:padding="0.0382in" fo:border-left="0.5pt solid #000000" fo:border-right="none" fo:border-top="none" fo:border-bottom="0.5pt solid #000000"/>
    </style:style>
    <style:style style:name="Table20.F4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4" style:family="table-cell">
      <style:table-cell-properties fo:padding="0.0382in" fo:border-left="0.5pt solid #000000" fo:border-right="none" fo:border-top="none" fo:border-bottom="0.5pt solid #000000"/>
    </style:style>
    <style:style style:name="Table20.D44" style:family="table-cell">
      <style:table-cell-properties fo:padding="0.0382in" fo:border-left="0.5pt solid #000000" fo:border-right="none" fo:border-top="none" fo:border-bottom="0.5pt solid #000000"/>
    </style:style>
    <style:style style:name="Table20.E44" style:family="table-cell">
      <style:table-cell-properties fo:padding="0.0382in" fo:border-left="0.5pt solid #000000" fo:border-right="none" fo:border-top="none" fo:border-bottom="0.5pt solid #000000"/>
    </style:style>
    <style:style style:name="Table20.F4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5" style:family="table-cell">
      <style:table-cell-properties fo:padding="0.0382in" fo:border-left="0.5pt solid #000000" fo:border-right="none" fo:border-top="none" fo:border-bottom="0.5pt solid #000000"/>
    </style:style>
    <style:style style:name="Table20.D45" style:family="table-cell">
      <style:table-cell-properties fo:padding="0.0382in" fo:border-left="0.5pt solid #000000" fo:border-right="none" fo:border-top="none" fo:border-bottom="0.5pt solid #000000"/>
    </style:style>
    <style:style style:name="Table20.E45" style:family="table-cell">
      <style:table-cell-properties fo:padding="0.0382in" fo:border-left="0.5pt solid #000000" fo:border-right="none" fo:border-top="none" fo:border-bottom="0.5pt solid #000000"/>
    </style:style>
    <style:style style:name="Table20.F4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6" style:family="table-cell">
      <style:table-cell-properties fo:padding="0.0382in" fo:border-left="0.5pt solid #000000" fo:border-right="none" fo:border-top="none" fo:border-bottom="0.5pt solid #000000"/>
    </style:style>
    <style:style style:name="Table20.D46" style:family="table-cell">
      <style:table-cell-properties fo:padding="0.0382in" fo:border-left="0.5pt solid #000000" fo:border-right="none" fo:border-top="none" fo:border-bottom="0.5pt solid #000000"/>
    </style:style>
    <style:style style:name="Table20.E46" style:family="table-cell">
      <style:table-cell-properties fo:padding="0.0382in" fo:border-left="0.5pt solid #000000" fo:border-right="none" fo:border-top="none" fo:border-bottom="0.5pt solid #000000"/>
    </style:style>
    <style:style style:name="Table20.F4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7" style:family="table-cell">
      <style:table-cell-properties fo:padding="0.0382in" fo:border-left="0.5pt solid #000000" fo:border-right="none" fo:border-top="none" fo:border-bottom="0.5pt solid #000000"/>
    </style:style>
    <style:style style:name="Table20.D47" style:family="table-cell">
      <style:table-cell-properties fo:padding="0.0382in" fo:border-left="0.5pt solid #000000" fo:border-right="none" fo:border-top="none" fo:border-bottom="0.5pt solid #000000"/>
    </style:style>
    <style:style style:name="Table20.E47" style:family="table-cell">
      <style:table-cell-properties fo:padding="0.0382in" fo:border-left="0.5pt solid #000000" fo:border-right="none" fo:border-top="none" fo:border-bottom="0.5pt solid #000000"/>
    </style:style>
    <style:style style:name="Table20.F4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8" style:family="table-cell">
      <style:table-cell-properties fo:padding="0.0382in" fo:border-left="0.5pt solid #000000" fo:border-right="none" fo:border-top="none" fo:border-bottom="0.5pt solid #000000"/>
    </style:style>
    <style:style style:name="Table20.D48" style:family="table-cell">
      <style:table-cell-properties fo:padding="0.0382in" fo:border-left="0.5pt solid #000000" fo:border-right="none" fo:border-top="none" fo:border-bottom="0.5pt solid #000000"/>
    </style:style>
    <style:style style:name="Table20.E48" style:family="table-cell">
      <style:table-cell-properties fo:padding="0.0382in" fo:border-left="0.5pt solid #000000" fo:border-right="none" fo:border-top="none" fo:border-bottom="0.5pt solid #000000"/>
    </style:style>
    <style:style style:name="Table20.F4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9" style:family="table-cell">
      <style:table-cell-properties fo:padding="0.0382in" fo:border-left="0.5pt solid #000000" fo:border-right="none" fo:border-top="none" fo:border-bottom="0.5pt solid #000000"/>
    </style:style>
    <style:style style:name="Table20.D49" style:family="table-cell">
      <style:table-cell-properties fo:padding="0.0382in" fo:border-left="0.5pt solid #000000" fo:border-right="none" fo:border-top="none" fo:border-bottom="0.5pt solid #000000"/>
    </style:style>
    <style:style style:name="Table20.E49" style:family="table-cell">
      <style:table-cell-properties fo:padding="0.0382in" fo:border-left="0.5pt solid #000000" fo:border-right="none" fo:border-top="none" fo:border-bottom="0.5pt solid #000000"/>
    </style:style>
    <style:style style:name="Table20.F4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0" style:family="table-cell">
      <style:table-cell-properties fo:padding="0.0382in" fo:border-left="0.5pt solid #000000" fo:border-right="none" fo:border-top="none" fo:border-bottom="0.5pt solid #000000"/>
    </style:style>
    <style:style style:name="Table20.D50" style:family="table-cell">
      <style:table-cell-properties fo:padding="0.0382in" fo:border-left="0.5pt solid #000000" fo:border-right="none" fo:border-top="none" fo:border-bottom="0.5pt solid #000000"/>
    </style:style>
    <style:style style:name="Table20.E50" style:family="table-cell">
      <style:table-cell-properties fo:padding="0.0382in" fo:border-left="0.5pt solid #000000" fo:border-right="none" fo:border-top="none" fo:border-bottom="0.5pt solid #000000"/>
    </style:style>
    <style:style style:name="Table20.F5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1" style:family="table-cell">
      <style:table-cell-properties fo:padding="0.0382in" fo:border-left="0.5pt solid #000000" fo:border-right="none" fo:border-top="none" fo:border-bottom="0.5pt solid #000000"/>
    </style:style>
    <style:style style:name="Table20.D51" style:family="table-cell">
      <style:table-cell-properties fo:padding="0.0382in" fo:border-left="0.5pt solid #000000" fo:border-right="none" fo:border-top="none" fo:border-bottom="0.5pt solid #000000"/>
    </style:style>
    <style:style style:name="Table20.E51" style:family="table-cell">
      <style:table-cell-properties fo:padding="0.0382in" fo:border-left="0.5pt solid #000000" fo:border-right="none" fo:border-top="none" fo:border-bottom="0.5pt solid #000000"/>
    </style:style>
    <style:style style:name="Table20.F5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2" style:family="table-cell">
      <style:table-cell-properties fo:padding="0.0382in" fo:border-left="0.5pt solid #000000" fo:border-right="none" fo:border-top="none" fo:border-bottom="0.5pt solid #000000"/>
    </style:style>
    <style:style style:name="Table20.D52" style:family="table-cell">
      <style:table-cell-properties fo:padding="0.0382in" fo:border-left="0.5pt solid #000000" fo:border-right="none" fo:border-top="none" fo:border-bottom="0.5pt solid #000000"/>
    </style:style>
    <style:style style:name="Table20.E52" style:family="table-cell">
      <style:table-cell-properties fo:padding="0.0382in" fo:border-left="0.5pt solid #000000" fo:border-right="none" fo:border-top="none" fo:border-bottom="0.5pt solid #000000"/>
    </style:style>
    <style:style style:name="Table20.F5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3" style:family="table-cell">
      <style:table-cell-properties fo:padding="0.0382in" fo:border-left="0.5pt solid #000000" fo:border-right="none" fo:border-top="none" fo:border-bottom="0.5pt solid #000000"/>
    </style:style>
    <style:style style:name="Table20.D53" style:family="table-cell">
      <style:table-cell-properties fo:padding="0.0382in" fo:border-left="0.5pt solid #000000" fo:border-right="none" fo:border-top="none" fo:border-bottom="0.5pt solid #000000"/>
    </style:style>
    <style:style style:name="Table20.E53" style:family="table-cell">
      <style:table-cell-properties fo:padding="0.0382in" fo:border-left="0.5pt solid #000000" fo:border-right="none" fo:border-top="none" fo:border-bottom="0.5pt solid #000000"/>
    </style:style>
    <style:style style:name="Table20.F5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4" style:family="table-cell">
      <style:table-cell-properties fo:padding="0.0382in" fo:border-left="0.5pt solid #000000" fo:border-right="none" fo:border-top="none" fo:border-bottom="0.5pt solid #000000"/>
    </style:style>
    <style:style style:name="Table20.D54" style:family="table-cell">
      <style:table-cell-properties fo:padding="0.0382in" fo:border-left="0.5pt solid #000000" fo:border-right="none" fo:border-top="none" fo:border-bottom="0.5pt solid #000000"/>
    </style:style>
    <style:style style:name="Table20.E54" style:family="table-cell">
      <style:table-cell-properties fo:padding="0.0382in" fo:border-left="0.5pt solid #000000" fo:border-right="none" fo:border-top="none" fo:border-bottom="0.5pt solid #000000"/>
    </style:style>
    <style:style style:name="Table20.F5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5" style:family="table-cell">
      <style:table-cell-properties fo:padding="0.0382in" fo:border-left="0.5pt solid #000000" fo:border-right="none" fo:border-top="none" fo:border-bottom="0.5pt solid #000000"/>
    </style:style>
    <style:style style:name="Table20.D55" style:family="table-cell">
      <style:table-cell-properties fo:padding="0.0382in" fo:border-left="0.5pt solid #000000" fo:border-right="none" fo:border-top="none" fo:border-bottom="0.5pt solid #000000"/>
    </style:style>
    <style:style style:name="Table20.E55" style:family="table-cell">
      <style:table-cell-properties fo:padding="0.0382in" fo:border-left="0.5pt solid #000000" fo:border-right="none" fo:border-top="none" fo:border-bottom="0.5pt solid #000000"/>
    </style:style>
    <style:style style:name="Table20.F5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6" style:family="table-cell">
      <style:table-cell-properties fo:padding="0.0382in" fo:border-left="0.5pt solid #000000" fo:border-right="none" fo:border-top="none" fo:border-bottom="0.5pt solid #000000"/>
    </style:style>
    <style:style style:name="Table20.D56" style:family="table-cell">
      <style:table-cell-properties fo:padding="0.0382in" fo:border-left="0.5pt solid #000000" fo:border-right="none" fo:border-top="none" fo:border-bottom="0.5pt solid #000000"/>
    </style:style>
    <style:style style:name="Table20.E56" style:family="table-cell">
      <style:table-cell-properties fo:padding="0.0382in" fo:border-left="0.5pt solid #000000" fo:border-right="none" fo:border-top="none" fo:border-bottom="0.5pt solid #000000"/>
    </style:style>
    <style:style style:name="Table20.F5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7" style:family="table-cell">
      <style:table-cell-properties fo:padding="0.0382in" fo:border-left="0.5pt solid #000000" fo:border-right="none" fo:border-top="none" fo:border-bottom="0.5pt solid #000000"/>
    </style:style>
    <style:style style:name="Table20.D57" style:family="table-cell">
      <style:table-cell-properties fo:padding="0.0382in" fo:border-left="0.5pt solid #000000" fo:border-right="none" fo:border-top="none" fo:border-bottom="0.5pt solid #000000"/>
    </style:style>
    <style:style style:name="Table20.E57" style:family="table-cell">
      <style:table-cell-properties fo:padding="0.0382in" fo:border-left="0.5pt solid #000000" fo:border-right="none" fo:border-top="none" fo:border-bottom="0.5pt solid #000000"/>
    </style:style>
    <style:style style:name="Table20.F5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8" style:family="table-cell">
      <style:table-cell-properties fo:padding="0.0382in" fo:border-left="0.5pt solid #000000" fo:border-right="none" fo:border-top="none" fo:border-bottom="0.5pt solid #000000"/>
    </style:style>
    <style:style style:name="Table20.D58" style:family="table-cell">
      <style:table-cell-properties fo:padding="0.0382in" fo:border-left="0.5pt solid #000000" fo:border-right="none" fo:border-top="none" fo:border-bottom="0.5pt solid #000000"/>
    </style:style>
    <style:style style:name="Table20.E58" style:family="table-cell">
      <style:table-cell-properties fo:padding="0.0382in" fo:border-left="0.5pt solid #000000" fo:border-right="none" fo:border-top="none" fo:border-bottom="0.5pt solid #000000"/>
    </style:style>
    <style:style style:name="Table20.F5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9" style:family="table-cell">
      <style:table-cell-properties fo:padding="0.0382in" fo:border-left="0.5pt solid #000000" fo:border-right="none" fo:border-top="none" fo:border-bottom="0.5pt solid #000000"/>
    </style:style>
    <style:style style:name="Table20.D59" style:family="table-cell">
      <style:table-cell-properties fo:padding="0.0382in" fo:border-left="0.5pt solid #000000" fo:border-right="none" fo:border-top="none" fo:border-bottom="0.5pt solid #000000"/>
    </style:style>
    <style:style style:name="Table20.E59" style:family="table-cell">
      <style:table-cell-properties fo:padding="0.0382in" fo:border-left="0.5pt solid #000000" fo:border-right="none" fo:border-top="none" fo:border-bottom="0.5pt solid #000000"/>
    </style:style>
    <style:style style:name="Table20.F5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0" style:family="table-cell">
      <style:table-cell-properties fo:padding="0.0382in" fo:border-left="0.5pt solid #000000" fo:border-right="none" fo:border-top="none" fo:border-bottom="0.5pt solid #000000"/>
    </style:style>
    <style:style style:name="Table20.D60" style:family="table-cell">
      <style:table-cell-properties fo:padding="0.0382in" fo:border-left="0.5pt solid #000000" fo:border-right="none" fo:border-top="none" fo:border-bottom="0.5pt solid #000000"/>
    </style:style>
    <style:style style:name="Table20.E60" style:family="table-cell">
      <style:table-cell-properties fo:padding="0.0382in" fo:border-left="0.5pt solid #000000" fo:border-right="none" fo:border-top="none" fo:border-bottom="0.5pt solid #000000"/>
    </style:style>
    <style:style style:name="Table20.F6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1" style:family="table-cell">
      <style:table-cell-properties fo:padding="0.0382in" fo:border-left="0.5pt solid #000000" fo:border-right="none" fo:border-top="none" fo:border-bottom="0.5pt solid #000000"/>
    </style:style>
    <style:style style:name="Table20.D61" style:family="table-cell">
      <style:table-cell-properties fo:padding="0.0382in" fo:border-left="0.5pt solid #000000" fo:border-right="none" fo:border-top="none" fo:border-bottom="0.5pt solid #000000"/>
    </style:style>
    <style:style style:name="Table20.E61" style:family="table-cell">
      <style:table-cell-properties fo:padding="0.0382in" fo:border-left="0.5pt solid #000000" fo:border-right="none" fo:border-top="none" fo:border-bottom="0.5pt solid #000000"/>
    </style:style>
    <style:style style:name="Table20.F6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2" style:family="table-cell">
      <style:table-cell-properties fo:padding="0.0382in" fo:border-left="0.5pt solid #000000" fo:border-right="none" fo:border-top="none" fo:border-bottom="0.5pt solid #000000"/>
    </style:style>
    <style:style style:name="Table20.D62" style:family="table-cell">
      <style:table-cell-properties fo:padding="0.0382in" fo:border-left="0.5pt solid #000000" fo:border-right="none" fo:border-top="none" fo:border-bottom="0.5pt solid #000000"/>
    </style:style>
    <style:style style:name="Table20.E62" style:family="table-cell">
      <style:table-cell-properties fo:padding="0.0382in" fo:border-left="0.5pt solid #000000" fo:border-right="none" fo:border-top="none" fo:border-bottom="0.5pt solid #000000"/>
    </style:style>
    <style:style style:name="Table20.F6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3" style:family="table-cell">
      <style:table-cell-properties fo:padding="0.0382in" fo:border-left="0.5pt solid #000000" fo:border-right="none" fo:border-top="none" fo:border-bottom="0.5pt solid #000000"/>
    </style:style>
    <style:style style:name="Table20.D63" style:family="table-cell">
      <style:table-cell-properties fo:padding="0.0382in" fo:border-left="0.5pt solid #000000" fo:border-right="none" fo:border-top="none" fo:border-bottom="0.5pt solid #000000"/>
    </style:style>
    <style:style style:name="Table20.E63" style:family="table-cell">
      <style:table-cell-properties fo:padding="0.0382in" fo:border-left="0.5pt solid #000000" fo:border-right="none" fo:border-top="none" fo:border-bottom="0.5pt solid #000000"/>
    </style:style>
    <style:style style:name="Table20.F6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4" style:family="table-cell">
      <style:table-cell-properties fo:padding="0.0382in" fo:border-left="0.5pt solid #000000" fo:border-right="none" fo:border-top="none" fo:border-bottom="0.5pt solid #000000"/>
    </style:style>
    <style:style style:name="Table20.D64" style:family="table-cell">
      <style:table-cell-properties fo:padding="0.0382in" fo:border-left="0.5pt solid #000000" fo:border-right="none" fo:border-top="none" fo:border-bottom="0.5pt solid #000000"/>
    </style:style>
    <style:style style:name="Table20.E64" style:family="table-cell">
      <style:table-cell-properties fo:padding="0.0382in" fo:border-left="0.5pt solid #000000" fo:border-right="none" fo:border-top="none" fo:border-bottom="0.5pt solid #000000"/>
    </style:style>
    <style:style style:name="Table20.F6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5" style:family="table-cell">
      <style:table-cell-properties fo:padding="0.0382in" fo:border-left="0.5pt solid #000000" fo:border-right="none" fo:border-top="none" fo:border-bottom="0.5pt solid #000000"/>
    </style:style>
    <style:style style:name="Table20.D65" style:family="table-cell">
      <style:table-cell-properties fo:padding="0.0382in" fo:border-left="0.5pt solid #000000" fo:border-right="none" fo:border-top="none" fo:border-bottom="0.5pt solid #000000"/>
    </style:style>
    <style:style style:name="Table20.E65" style:family="table-cell">
      <style:table-cell-properties fo:padding="0.0382in" fo:border-left="0.5pt solid #000000" fo:border-right="none" fo:border-top="none" fo:border-bottom="0.5pt solid #000000"/>
    </style:style>
    <style:style style:name="Table20.F6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6" style:family="table-cell">
      <style:table-cell-properties fo:padding="0.0382in" fo:border-left="0.5pt solid #000000" fo:border-right="none" fo:border-top="none" fo:border-bottom="0.5pt solid #000000"/>
    </style:style>
    <style:style style:name="Table20.D66" style:family="table-cell">
      <style:table-cell-properties fo:padding="0.0382in" fo:border-left="0.5pt solid #000000" fo:border-right="none" fo:border-top="none" fo:border-bottom="0.5pt solid #000000"/>
    </style:style>
    <style:style style:name="Table20.E66" style:family="table-cell">
      <style:table-cell-properties fo:padding="0.0382in" fo:border-left="0.5pt solid #000000" fo:border-right="none" fo:border-top="none" fo:border-bottom="0.5pt solid #000000"/>
    </style:style>
    <style:style style:name="Table20.F6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7" style:family="table-cell">
      <style:table-cell-properties fo:padding="0.0382in" fo:border-left="0.5pt solid #000000" fo:border-right="none" fo:border-top="none" fo:border-bottom="0.5pt solid #000000"/>
    </style:style>
    <style:style style:name="Table20.D67" style:family="table-cell">
      <style:table-cell-properties fo:padding="0.0382in" fo:border-left="0.5pt solid #000000" fo:border-right="none" fo:border-top="none" fo:border-bottom="0.5pt solid #000000"/>
    </style:style>
    <style:style style:name="Table20.E67" style:family="table-cell">
      <style:table-cell-properties fo:padding="0.0382in" fo:border-left="0.5pt solid #000000" fo:border-right="none" fo:border-top="none" fo:border-bottom="0.5pt solid #000000"/>
    </style:style>
    <style:style style:name="Table20.F6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8" style:family="table-cell">
      <style:table-cell-properties fo:padding="0.0382in" fo:border-left="0.5pt solid #000000" fo:border-right="none" fo:border-top="none" fo:border-bottom="0.5pt solid #000000"/>
    </style:style>
    <style:style style:name="Table20.D68" style:family="table-cell">
      <style:table-cell-properties fo:padding="0.0382in" fo:border-left="0.5pt solid #000000" fo:border-right="none" fo:border-top="none" fo:border-bottom="0.5pt solid #000000"/>
    </style:style>
    <style:style style:name="Table20.E68" style:family="table-cell">
      <style:table-cell-properties fo:padding="0.0382in" fo:border-left="0.5pt solid #000000" fo:border-right="none" fo:border-top="none" fo:border-bottom="0.5pt solid #000000"/>
    </style:style>
    <style:style style:name="Table20.F6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9" style:family="table-cell">
      <style:table-cell-properties fo:padding="0.0382in" fo:border-left="0.5pt solid #000000" fo:border-right="none" fo:border-top="none" fo:border-bottom="0.5pt solid #000000"/>
    </style:style>
    <style:style style:name="Table20.D69" style:family="table-cell">
      <style:table-cell-properties fo:padding="0.0382in" fo:border-left="0.5pt solid #000000" fo:border-right="none" fo:border-top="none" fo:border-bottom="0.5pt solid #000000"/>
    </style:style>
    <style:style style:name="Table20.E69" style:family="table-cell">
      <style:table-cell-properties fo:padding="0.0382in" fo:border-left="0.5pt solid #000000" fo:border-right="none" fo:border-top="none" fo:border-bottom="0.5pt solid #000000"/>
    </style:style>
    <style:style style:name="Table20.F6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70" style:family="table-cell">
      <style:table-cell-properties fo:padding="0.0382in" fo:border-left="0.5pt solid #000000" fo:border-right="none" fo:border-top="none" fo:border-bottom="0.5pt solid #000000"/>
    </style:style>
    <style:style style:name="Table20.D70" style:family="table-cell">
      <style:table-cell-properties fo:padding="0.0382in" fo:border-left="0.5pt solid #000000" fo:border-right="none" fo:border-top="none" fo:border-bottom="0.5pt solid #000000"/>
    </style:style>
    <style:style style:name="Table20.E70" style:family="table-cell">
      <style:table-cell-properties fo:padding="0.0382in" fo:border-left="0.5pt solid #000000" fo:border-right="none" fo:border-top="none" fo:border-bottom="0.5pt solid #000000"/>
    </style:style>
    <style:style style:name="Table20.F70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itle">
      <style:text-properties fo:language="en" fo:country="US" officeooo:rsid="018e8829" officeooo:paragraph-rsid="018e8829"/>
    </style:style>
    <style:style style:name="P2" style:family="paragraph" style:parent-style-name="Text_20_body">
      <style:text-properties fo:language="en" fo:country="US" officeooo:rsid="012dfa18" officeooo:paragraph-rsid="012dfa18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Heading_20_1" style:list-style-name="">
      <style:text-properties fo:language="en" fo:country="US" officeooo:rsid="002f5b1c" officeooo:paragraph-rsid="002f5b1c"/>
    </style:style>
    <style:style style:name="P7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8" style:family="paragraph" style:parent-style-name="Text_20_body">
      <style:text-properties fo:language="en" fo:country="US" officeooo:rsid="0032c25f" officeooo:paragraph-rsid="0032c25f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 style:parent-style-name="Heading">
      <style:text-properties fo:language="en" fo:country="US"/>
    </style:style>
    <style:style style:name="P14" style:family="paragraph" style:parent-style-name="Heading_20_1">
      <style:text-properties fo:language="en" fo:country="US" officeooo:rsid="002de72f" officeooo:paragraph-rsid="002de72f"/>
    </style:style>
    <style:style style:name="P15" style:family="paragraph" style:parent-style-name="Text_20_body">
      <style:text-properties fo:language="en" fo:country="US" officeooo:rsid="0032f410" officeooo:paragraph-rsid="0032f410"/>
    </style:style>
    <style:style style:name="P16" style:family="paragraph" style:parent-style-name="Text_20_body">
      <style:text-properties fo:language="en" fo:country="US" officeooo:rsid="00334acb" officeooo:paragraph-rsid="00334acb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Text_20_body">
      <style:text-properties fo:language="en" fo:country="US" officeooo:rsid="003406ee" officeooo:paragraph-rsid="003406ee"/>
    </style:style>
    <style:style style:name="P19" style:family="paragraph" style:parent-style-name="Text_20_body">
      <style:text-properties fo:language="en" fo:country="US" officeooo:rsid="004fe0a7" officeooo:paragraph-rsid="004fe0a7"/>
    </style:style>
    <style:style style:name="P20" style:family="paragraph" style:parent-style-name="Heading_20_1">
      <style:text-properties fo:language="en" fo:country="US" officeooo:rsid="003e4097" officeooo:paragraph-rsid="007c65e6"/>
    </style:style>
    <style:style style:name="P21" style:family="paragraph" style:parent-style-name="Text_20_body">
      <style:text-properties fo:language="en" fo:country="US" officeooo:rsid="003e4097" officeooo:paragraph-rsid="006a3cc2"/>
    </style:style>
    <style:style style:name="P22" style:family="paragraph" style:parent-style-name="Text_20_body">
      <style:text-properties fo:language="en" fo:country="US" officeooo:rsid="003f5c74" officeooo:paragraph-rsid="006a3cc2"/>
    </style:style>
    <style:style style:name="P23" style:family="paragraph" style:parent-style-name="Text_20_body">
      <style:text-properties fo:language="en" fo:country="US" officeooo:rsid="01315c20" officeooo:paragraph-rsid="01315c20"/>
    </style:style>
    <style:style style:name="P24" style:family="paragraph" style:parent-style-name="Text_20_body">
      <style:text-properties officeooo:rsid="01b151d0" officeooo:paragraph-rsid="01b151d0"/>
    </style:style>
    <style:style style:name="P25" style:family="paragraph" style:parent-style-name="Text_20_body">
      <style:text-properties officeooo:rsid="01ae3ec1" officeooo:paragraph-rsid="01ae3ec1"/>
    </style:style>
    <style:style style:name="P26" style:family="paragraph" style:parent-style-name="Text_20_body">
      <style:text-properties officeooo:rsid="01b5a896" officeooo:paragraph-rsid="01b5a896"/>
    </style:style>
    <style:style style:name="P27" style:family="paragraph" style:parent-style-name="Heading_20_1">
      <style:text-properties fo:language="en" fo:country="US" officeooo:paragraph-rsid="006a3cc2"/>
    </style:style>
    <style:style style:name="P28" style:family="paragraph" style:parent-style-name="Heading_20_1">
      <style:text-properties fo:language="en" fo:country="US" officeooo:rsid="000f22ce" officeooo:paragraph-rsid="000f22ce"/>
    </style:style>
    <style:style style:name="P29" style:family="paragraph" style:parent-style-name="Text_20_body">
      <style:text-properties fo:language="en" fo:country="US" officeooo:rsid="00345c5f" officeooo:paragraph-rsid="00345c5f"/>
    </style:style>
    <style:style style:name="P30" style:family="paragraph" style:parent-style-name="Text_20_body">
      <style:text-properties fo:language="en" fo:country="US" officeooo:rsid="004cdd89" officeooo:paragraph-rsid="004cdd89"/>
    </style:style>
    <style:style style:name="P31" style:family="paragraph" style:parent-style-name="Text_20_body">
      <style:text-properties fo:language="en" fo:country="US" officeooo:rsid="004da12c" officeooo:paragraph-rsid="004da12c"/>
    </style:style>
    <style:style style:name="P32" style:family="paragraph" style:parent-style-name="Text_20_body" style:list-style-name="L1">
      <style:text-properties fo:language="en" fo:country="US" officeooo:rsid="004da12c" officeooo:paragraph-rsid="004da12c"/>
    </style:style>
    <style:style style:name="P33" style:family="paragraph" style:parent-style-name="Text_20_body" style:list-style-name="L1">
      <style:text-properties fo:language="en" fo:country="US" officeooo:rsid="0056fc1b" officeooo:paragraph-rsid="0056fc1b"/>
    </style:style>
    <style:style style:name="P34" style:family="paragraph" style:parent-style-name="Heading_20_3">
      <style:text-properties fo:language="en" fo:country="US" officeooo:paragraph-rsid="006b5f13"/>
    </style:style>
    <style:style style:name="P35" style:family="paragraph" style:parent-style-name="Table_20_Contents">
      <style:text-properties fo:language="en" fo:country="US" officeooo:rsid="00d3a12f" officeooo:paragraph-rsid="00d3a12f"/>
    </style:style>
    <style:style style:name="P36" style:family="paragraph" style:parent-style-name="Table_20_Contents">
      <style:text-properties fo:language="en" fo:country="US" officeooo:rsid="00408385" officeooo:paragraph-rsid="006b5f13"/>
    </style:style>
    <style:style style:name="P37" style:family="paragraph" style:parent-style-name="Table_20_Contents">
      <style:text-properties fo:language="en" fo:country="US" officeooo:rsid="003fe8b5" officeooo:paragraph-rsid="006b5f13"/>
    </style:style>
    <style:style style:name="P38" style:family="paragraph" style:parent-style-name="Table_20_Contents">
      <style:text-properties fo:language="en" fo:country="US" officeooo:rsid="019ba98d" officeooo:paragraph-rsid="019ba98d"/>
    </style:style>
    <style:style style:name="P39" style:family="paragraph" style:parent-style-name="Table_20_Contents">
      <style:text-properties fo:language="en" fo:country="US" officeooo:rsid="00409e50" officeooo:paragraph-rsid="006b5f13"/>
    </style:style>
    <style:style style:name="P40" style:family="paragraph" style:parent-style-name="Table_20_Contents">
      <style:text-properties fo:language="en" fo:country="US" officeooo:rsid="019ba98d" officeooo:paragraph-rsid="019c322d"/>
    </style:style>
    <style:style style:name="P41" style:family="paragraph" style:parent-style-name="Preformatted_20_Text">
      <style:text-properties officeooo:rsid="017a36c4" officeooo:paragraph-rsid="017a36c4"/>
    </style:style>
    <style:style style:name="P42" style:family="paragraph" style:parent-style-name="Table_20_Contents">
      <style:text-properties fo:language="en" fo:country="US" officeooo:rsid="017a36c4" officeooo:paragraph-rsid="017a36c4"/>
    </style:style>
    <style:style style:name="P43" style:family="paragraph" style:parent-style-name="Text_20_body">
      <style:text-properties fo:language="en" fo:country="US" officeooo:rsid="003e4097" officeooo:paragraph-rsid="006b5f13"/>
    </style:style>
    <style:style style:name="P44" style:family="paragraph" style:parent-style-name="Text_20_body">
      <style:text-properties fo:language="en" fo:country="US" officeooo:rsid="004322a3" officeooo:paragraph-rsid="00bd85c7"/>
    </style:style>
    <style:style style:name="P45" style:family="paragraph" style:parent-style-name="Text_20_body">
      <style:text-properties fo:language="en" fo:country="US" officeooo:rsid="0099c446" officeooo:paragraph-rsid="0099c446"/>
    </style:style>
    <style:style style:name="P46" style:family="paragraph" style:parent-style-name="Text_20_body">
      <style:text-properties fo:language="en" fo:country="US" officeooo:rsid="0099c446" officeooo:paragraph-rsid="00bd85c7"/>
    </style:style>
    <style:style style:name="P47" style:family="paragraph" style:parent-style-name="Text_20_body">
      <style:text-properties fo:language="en" fo:country="US" officeooo:rsid="00d1c450" officeooo:paragraph-rsid="00d1c450"/>
    </style:style>
    <style:style style:name="P48" style:family="paragraph" style:parent-style-name="Standard">
      <style:paragraph-properties fo:text-align="start" style:justify-single-word="false" fo:text-indent="0in" style:auto-text-indent="false"/>
    </style:style>
    <style:style style:name="P4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50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51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52" style:family="paragraph" style:parent-style-name="Table">
      <style:paragraph-properties fo:keep-with-next="always"/>
      <style:text-properties fo:language="en" fo:country="US"/>
    </style:style>
    <style:style style:name="P53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54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55" style:family="paragraph" style:parent-style-name="Preformatted_20_Text">
      <style:text-properties fo:language="en" fo:country="US"/>
    </style:style>
    <style:style style:name="P56" style:family="paragraph" style:parent-style-name="Table_20_Contents">
      <style:text-properties fo:language="en" fo:country="US" officeooo:rsid="00183c35" officeooo:paragraph-rsid="00183c35"/>
    </style:style>
    <style:style style:name="P57" style:family="paragraph" style:parent-style-name="Preformatted_20_Text">
      <style:text-properties fo:language="en" fo:country="US" officeooo:rsid="001b1cd4" officeooo:paragraph-rsid="001b1cd4"/>
    </style:style>
    <style:style style:name="P58" style:family="paragraph" style:parent-style-name="Table_20_Contents">
      <style:text-properties fo:language="en" fo:country="US" officeooo:rsid="001b1cd4" officeooo:paragraph-rsid="001b1cd4"/>
    </style:style>
    <style:style style:name="P59" style:family="paragraph" style:parent-style-name="Table_20_Contents">
      <style:text-properties fo:language="en" fo:country="US" officeooo:rsid="0019ad59" officeooo:paragraph-rsid="0019ad59"/>
    </style:style>
    <style:style style:name="P60" style:family="paragraph" style:parent-style-name="Preformatted_20_Text">
      <style:text-properties fo:language="en" fo:country="US" officeooo:rsid="0019ad59" officeooo:paragraph-rsid="0019ad59"/>
    </style:style>
    <style:style style:name="P61" style:family="paragraph" style:parent-style-name="Preformatted_20_Text">
      <style:text-properties fo:language="en" fo:country="US" officeooo:rsid="005f6c14" officeooo:paragraph-rsid="005f6c14"/>
    </style:style>
    <style:style style:name="P62" style:family="paragraph" style:parent-style-name="Table_20_Contents">
      <style:text-properties fo:language="en" fo:country="US" officeooo:rsid="005f6c14" officeooo:paragraph-rsid="005f6c14"/>
    </style:style>
    <style:style style:name="P63" style:family="paragraph" style:parent-style-name="Preformatted_20_Text">
      <style:text-properties fo:language="en" fo:country="US" officeooo:rsid="0039301b" officeooo:paragraph-rsid="0039301b"/>
    </style:style>
    <style:style style:name="P64" style:family="paragraph" style:parent-style-name="Table_20_Contents">
      <style:text-properties fo:language="en" fo:country="US" officeooo:rsid="0039301b" officeooo:paragraph-rsid="0039301b"/>
    </style:style>
    <style:style style:name="P65" style:family="paragraph" style:parent-style-name="Preformatted_20_Text">
      <style:text-properties fo:language="en" fo:country="US" officeooo:rsid="003e4097" officeooo:paragraph-rsid="003e4097"/>
    </style:style>
    <style:style style:name="P66" style:family="paragraph" style:parent-style-name="Table_20_Contents">
      <style:text-properties fo:language="en" fo:country="US" officeooo:rsid="003e4097" officeooo:paragraph-rsid="003e4097"/>
    </style:style>
    <style:style style:name="P67" style:family="paragraph" style:parent-style-name="Preformatted_20_Text">
      <style:text-properties fo:language="en" fo:country="US" officeooo:rsid="0140a2d5" officeooo:paragraph-rsid="0140a2d5"/>
    </style:style>
    <style:style style:name="P68" style:family="paragraph" style:parent-style-name="Table_20_Contents">
      <style:text-properties fo:language="en" fo:country="US" officeooo:rsid="0140a2d5" officeooo:paragraph-rsid="0140a2d5"/>
    </style:style>
    <style:style style:name="P69" style:family="paragraph" style:parent-style-name="Preformatted_20_Text">
      <style:text-properties fo:language="en" fo:country="US" officeooo:rsid="00596751" officeooo:paragraph-rsid="00596751"/>
    </style:style>
    <style:style style:name="P70" style:family="paragraph" style:parent-style-name="Table_20_Contents">
      <style:text-properties fo:language="en" fo:country="US" officeooo:rsid="00596751" officeooo:paragraph-rsid="00596751"/>
    </style:style>
    <style:style style:name="P71" style:family="paragraph" style:parent-style-name="Text_20_body">
      <style:text-properties fo:language="en" fo:country="US" officeooo:paragraph-rsid="00183c35"/>
    </style:style>
    <style:style style:name="P72" style:family="paragraph" style:parent-style-name="Text_20_body">
      <style:text-properties fo:language="en" fo:country="US" officeooo:rsid="001d2674" officeooo:paragraph-rsid="001d2674"/>
    </style:style>
    <style:style style:name="P73" style:family="paragraph" style:parent-style-name="Heading_20_3">
      <style:text-properties fo:language="en" fo:country="US" officeooo:paragraph-rsid="00dbee42"/>
    </style:style>
    <style:style style:name="P74" style:family="paragraph" style:parent-style-name="Preformatted_20_Text">
      <style:text-properties officeooo:paragraph-rsid="00dbee42"/>
    </style:style>
    <style:style style:name="P75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76" style:family="paragraph" style:parent-style-name="Table_20_Contents">
      <style:text-properties fo:language="en" fo:country="US" officeooo:rsid="004c60db" officeooo:paragraph-rsid="00dbee42"/>
    </style:style>
    <style:style style:name="P77" style:family="paragraph" style:parent-style-name="Text_20_body">
      <style:text-properties fo:language="en" fo:country="US" officeooo:rsid="0099c446" officeooo:paragraph-rsid="00dbee42"/>
    </style:style>
    <style:style style:name="P78" style:family="paragraph" style:parent-style-name="Text_20_body">
      <style:text-properties fo:language="en" fo:country="US" officeooo:rsid="004c60db" officeooo:paragraph-rsid="017d1cbd"/>
    </style:style>
    <style:style style:name="P79" style:family="paragraph" style:parent-style-name="Text_20_body">
      <style:text-properties fo:language="en" fo:country="US" officeooo:rsid="0099c446" officeooo:paragraph-rsid="017d1cbd"/>
    </style:style>
    <style:style style:name="P80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81" style:family="paragraph" style:parent-style-name="Standard">
      <style:text-properties fo:language="en" fo:country="US" officeooo:rsid="0099c446" officeooo:paragraph-rsid="00dbee42"/>
    </style:style>
    <style:style style:name="P82" style:family="paragraph" style:parent-style-name="Standard">
      <style:text-properties fo:language="en" fo:country="US" officeooo:rsid="00856c8a" officeooo:paragraph-rsid="00dbee42"/>
    </style:style>
    <style:style style:name="P83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84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85" style:family="paragraph" style:parent-style-name="Standard">
      <style:text-properties style:font-name="Monospace" fo:font-size="12pt" officeooo:paragraph-rsid="00dbee42" style:font-size-asian="12pt"/>
    </style:style>
    <style:style style:name="P86" style:family="paragraph" style:parent-style-name="Standard">
      <style:text-properties officeooo:paragraph-rsid="00dbee42"/>
    </style:style>
    <style:style style:name="P87" style:family="paragraph" style:parent-style-name="Standard">
      <style:text-properties fo:language="en" fo:country="US" officeooo:rsid="008f2690" officeooo:paragraph-rsid="00dbee42"/>
    </style:style>
    <style:style style:name="P88" style:family="paragraph" style:parent-style-name="Standard" style:list-style-name="L2">
      <style:text-properties fo:language="en" fo:country="US" officeooo:rsid="008f2690" officeooo:paragraph-rsid="00dbee42"/>
    </style:style>
    <style:style style:name="P89" style:family="paragraph" style:parent-style-name="Heading_20_3" style:list-style-name="">
      <style:paragraph-properties fo:keep-with-next="always"/>
      <style:text-properties officeooo:paragraph-rsid="00da43c5"/>
    </style:style>
    <style:style style:name="P90" style:family="paragraph" style:parent-style-name="Heading_20_3">
      <style:paragraph-properties fo:break-before="page"/>
      <style:text-properties officeooo:paragraph-rsid="00da43c5"/>
    </style:style>
    <style:style style:name="P91" style:family="paragraph" style:parent-style-name="Text_20_body">
      <style:text-properties officeooo:rsid="00c8818a" officeooo:paragraph-rsid="00da43c5"/>
    </style:style>
    <style:style style:name="P92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text-properties fo:language="en" fo:country="US" officeooo:rsid="00c9fe3e" officeooo:paragraph-rsid="00da43c5"/>
    </style:style>
    <style:style style:name="P96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97" style:family="paragraph" style:parent-style-name="Heading_20_3" style:list-style-name=""/>
    <style:style style:name="P98" style:family="paragraph" style:parent-style-name="Heading_20_3">
      <style:paragraph-properties fo:break-before="page"/>
    </style:style>
    <style:style style:name="P99" style:family="paragraph" style:parent-style-name="Table_20_Contents">
      <style:text-properties officeooo:rsid="0118b891" officeooo:paragraph-rsid="0118b891"/>
    </style:style>
    <style:style style:name="P100" style:family="paragraph" style:parent-style-name="Text_20_body">
      <style:text-properties officeooo:rsid="0118b891" officeooo:paragraph-rsid="0118b891"/>
    </style:style>
    <style:style style:name="P101" style:family="paragraph" style:parent-style-name="Text_20_body">
      <style:text-properties officeooo:rsid="011a9fbc" officeooo:paragraph-rsid="011a9fbc"/>
    </style:style>
    <style:style style:name="P102" style:family="paragraph" style:parent-style-name="Text_20_body">
      <style:text-properties officeooo:rsid="011cf88b" officeooo:paragraph-rsid="011cf88b"/>
    </style:style>
    <style:style style:name="P103" style:family="paragraph" style:parent-style-name="Heading_20_3">
      <style:text-properties officeooo:paragraph-rsid="016aa3a8"/>
    </style:style>
    <style:style style:name="P104" style:family="paragraph" style:parent-style-name="Text_20_body">
      <style:text-properties officeooo:rsid="011e1688" officeooo:paragraph-rsid="016aa3a8"/>
    </style:style>
    <style:style style:name="P105" style:family="paragraph" style:parent-style-name="Preformatted_20_Text">
      <style:text-properties officeooo:paragraph-rsid="016aa3a8"/>
    </style:style>
    <style:style style:name="P106" style:family="paragraph" style:parent-style-name="Standard">
      <style:text-properties fo:language="en" fo:country="US" officeooo:rsid="008603a5" officeooo:paragraph-rsid="016aa3a8"/>
    </style:style>
    <style:style style:name="P107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text-properties fo:language="en" fo:country="US" officeooo:rsid="00871fce" officeooo:paragraph-rsid="017eef96"/>
    </style:style>
    <style:style style:name="P110" style:family="paragraph" style:parent-style-name="Standard">
      <style:text-properties fo:language="en" fo:country="US" officeooo:rsid="00871fce" officeooo:paragraph-rsid="016aa3a8"/>
    </style:style>
    <style:style style:name="P111" style:family="paragraph" style:parent-style-name="Heading_20_3" style:list-style-name="">
      <style:text-properties fo:language="en" fo:country="US" officeooo:paragraph-rsid="00da43c5"/>
    </style:style>
    <style:style style:name="P112" style:family="paragraph" style:parent-style-name="Heading_20_3">
      <style:paragraph-properties fo:break-before="page"/>
      <style:text-properties fo:language="en" fo:country="US" officeooo:paragraph-rsid="00da43c5"/>
    </style:style>
    <style:style style:name="P113" style:family="paragraph" style:parent-style-name="Text_20_body">
      <style:text-properties officeooo:paragraph-rsid="00da43c5"/>
    </style:style>
    <style:style style:name="P114" style:family="paragraph" style:parent-style-name="Table_20_Contents">
      <style:text-properties fo:language="en" fo:country="US" officeooo:paragraph-rsid="00da43c5"/>
    </style:style>
    <style:style style:name="P115" style:family="paragraph" style:parent-style-name="Table_20_Contents">
      <style:text-properties fo:language="en" fo:country="US" officeooo:rsid="0151d77d" officeooo:paragraph-rsid="0151d77d"/>
    </style:style>
    <style:style style:name="P116" style:family="paragraph" style:parent-style-name="Preformatted_20_Text">
      <style:text-properties officeooo:rsid="01582705" officeooo:paragraph-rsid="01582705"/>
    </style:style>
    <style:style style:name="P117" style:family="paragraph" style:parent-style-name="Table_20_Contents">
      <style:text-properties fo:language="en" fo:country="US" officeooo:rsid="01582705" officeooo:paragraph-rsid="015838fe"/>
    </style:style>
    <style:style style:name="P118" style:family="paragraph" style:parent-style-name="Table_20_Contents">
      <style:text-properties fo:language="en" fo:country="US" officeooo:rsid="0023e3e0" officeooo:paragraph-rsid="00da43c5"/>
    </style:style>
    <style:style style:name="P119" style:family="paragraph" style:parent-style-name="Table_20_Contents">
      <style:text-properties fo:language="en" fo:country="US" officeooo:rsid="00272958" officeooo:paragraph-rsid="00da43c5"/>
    </style:style>
    <style:style style:name="P120" style:family="paragraph" style:parent-style-name="Preformatted_20_Text">
      <style:text-properties officeooo:rsid="016c1e67" officeooo:paragraph-rsid="016c1e67"/>
    </style:style>
    <style:style style:name="P121" style:family="paragraph" style:parent-style-name="Table_20_Contents">
      <style:text-properties fo:language="en" fo:country="US" officeooo:rsid="016c1e67" officeooo:paragraph-rsid="016c1e67"/>
    </style:style>
    <style:style style:name="P122" style:family="paragraph" style:parent-style-name="Table_20_Contents">
      <style:text-properties fo:language="en" fo:country="US" officeooo:rsid="00295e4f" officeooo:paragraph-rsid="00da43c5"/>
    </style:style>
    <style:style style:name="P123" style:family="paragraph" style:parent-style-name="Preformatted_20_Text">
      <style:text-properties officeooo:rsid="01b6d772" officeooo:paragraph-rsid="01b6d772"/>
    </style:style>
    <style:style style:name="P124" style:family="paragraph" style:parent-style-name="Table_20_Contents">
      <style:text-properties fo:language="en" fo:country="US" officeooo:rsid="01b6d772" officeooo:paragraph-rsid="01b6d772"/>
    </style:style>
    <style:style style:name="P125" style:family="paragraph" style:parent-style-name="Table_20_Contents">
      <style:text-properties fo:language="en" fo:country="US" officeooo:rsid="002b9e3a" officeooo:paragraph-rsid="00da43c5"/>
    </style:style>
    <style:style style:name="P126" style:family="paragraph" style:parent-style-name="Text_20_body">
      <style:text-properties fo:language="en" fo:country="US" officeooo:paragraph-rsid="00da43c5"/>
    </style:style>
    <style:style style:name="P127" style:family="paragraph" style:parent-style-name="Preformatted_20_Text">
      <style:text-properties fo:language="en" fo:country="US" officeooo:paragraph-rsid="00da43c5"/>
    </style:style>
    <style:style style:name="P128" style:family="paragraph" style:parent-style-name="Preformatted_20_Text">
      <style:text-properties fo:language="en" fo:country="US" officeooo:rsid="01588036" officeooo:paragraph-rsid="01588036"/>
    </style:style>
    <style:style style:name="P129" style:family="paragraph" style:parent-style-name="Preformatted_20_Text">
      <style:text-properties fo:language="en" fo:country="US" officeooo:rsid="01640f52" officeooo:paragraph-rsid="01640f52"/>
    </style:style>
    <style:style style:name="P130" style:family="paragraph" style:parent-style-name="Preformatted_20_Text">
      <style:text-properties fo:language="en" fo:country="US" officeooo:paragraph-rsid="00e066f1"/>
    </style:style>
    <style:style style:name="P131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32" style:family="paragraph" style:parent-style-name="Preformatted_20_Text">
      <style:text-properties officeooo:paragraph-rsid="00da43c5"/>
    </style:style>
    <style:style style:name="P133" style:family="paragraph" style:parent-style-name="Table_20_Contents">
      <style:text-properties fo:language="en" fo:country="US" officeooo:paragraph-rsid="01bb719d"/>
    </style:style>
    <style:style style:name="P134" style:family="paragraph" style:parent-style-name="Preformatted_20_Text">
      <style:text-properties officeooo:paragraph-rsid="00e066f1"/>
    </style:style>
    <style:style style:name="P135" style:family="paragraph" style:parent-style-name="Table_20_Contents">
      <style:text-properties fo:language="en" fo:country="US" officeooo:rsid="00e066f1" officeooo:paragraph-rsid="00e066f1"/>
    </style:style>
    <style:style style:name="P136" style:family="paragraph" style:parent-style-name="Table_20_Contents">
      <style:text-properties fo:language="en" fo:country="US" officeooo:rsid="014d4d52" officeooo:paragraph-rsid="014d4d52"/>
    </style:style>
    <style:style style:name="P137" style:family="paragraph" style:parent-style-name="Preformatted_20_Text">
      <style:text-properties officeooo:rsid="01640f52" officeooo:paragraph-rsid="01640f52"/>
    </style:style>
    <style:style style:name="P138" style:family="paragraph" style:parent-style-name="Table_20_Contents">
      <style:text-properties fo:language="en" fo:country="US" officeooo:rsid="01640f52" officeooo:paragraph-rsid="01640f52"/>
    </style:style>
    <style:style style:name="P139" style:family="paragraph" style:parent-style-name="Preformatted_20_Text">
      <style:text-properties officeooo:rsid="0159eb4c" officeooo:paragraph-rsid="0159eb4c"/>
    </style:style>
    <style:style style:name="P140" style:family="paragraph" style:parent-style-name="Table_20_Contents">
      <style:text-properties fo:language="en" fo:country="US" officeooo:rsid="0159eb4c" officeooo:paragraph-rsid="0159eb4c"/>
    </style:style>
    <style:style style:name="P141" style:family="paragraph" style:parent-style-name="Table_20_Contents">
      <style:text-properties fo:language="en" fo:country="US" officeooo:rsid="008cc140" officeooo:paragraph-rsid="00da43c5"/>
    </style:style>
    <style:style style:name="P142" style:family="paragraph" style:parent-style-name="Table_20_Contents">
      <style:text-properties fo:language="en" fo:country="US" officeooo:rsid="0081e720" officeooo:paragraph-rsid="00da43c5"/>
    </style:style>
    <style:style style:name="P143" style:family="paragraph" style:parent-style-name="Text_20_body">
      <style:text-properties fo:language="en" fo:country="US" officeooo:rsid="0070eca2" officeooo:paragraph-rsid="00da43c5"/>
    </style:style>
    <style:style style:name="P144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145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146" style:family="paragraph" style:parent-style-name="Text_20_body">
      <style:text-properties officeooo:rsid="015cdec7"/>
    </style:style>
    <style:style style:name="P147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148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149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150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151" style:family="paragraph" style:parent-style-name="Heading_20_3">
      <style:text-properties fo:language="en" fo:country="US" officeooo:paragraph-rsid="00da43c5"/>
    </style:style>
    <style:style style:name="P152" style:family="paragraph" style:parent-style-name="Text_20_body">
      <style:text-properties fo:language="en" fo:country="US" officeooo:rsid="0013c2a4" officeooo:paragraph-rsid="00da43c5"/>
    </style:style>
    <style:style style:name="P153" style:family="paragraph" style:parent-style-name="Text_20_body">
      <style:text-properties fo:language="en" fo:country="US" officeooo:rsid="00106df3" officeooo:paragraph-rsid="00da43c5"/>
    </style:style>
    <style:style style:name="P154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5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Table">
      <style:paragraph-properties fo:keep-with-next="always"/>
      <style:text-properties fo:language="en" fo:country="US" officeooo:paragraph-rsid="00da43c5"/>
    </style:style>
    <style:style style:name="P158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59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16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164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165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166" style:family="paragraph" style:parent-style-name="Table_20_Contents">
      <style:text-properties style:font-name="Liberation Mono" fo:font-size="12pt" fo:language="en" fo:country="US" officeooo:rsid="01d2ede9" officeooo:paragraph-rsid="01d2ede9" style:font-name-asian="Noto Sans Mono CJK SC" style:font-size-asian="12pt" style:font-name-complex="Liberation Mono" style:font-size-complex="12pt"/>
    </style:style>
    <style:style style:name="P167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d2ede9" officeooo:paragraph-rsid="01d2ede9" style:font-size-asian="12pt"/>
    </style:style>
    <style:style style:name="P168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69" style:family="paragraph" style:parent-style-name="Text_20_body">
      <style:text-properties fo:language="en" fo:country="US" officeooo:rsid="00111d64" officeooo:paragraph-rsid="00da43c5"/>
    </style:style>
    <style:style style:name="P170" style:family="paragraph" style:parent-style-name="Text_20_body">
      <style:text-properties fo:language="en" fo:country="US" officeooo:rsid="0012df60" officeooo:paragraph-rsid="00da43c5"/>
    </style:style>
    <style:style style:name="P171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72" style:family="paragraph" style:parent-style-name="Text_20_body">
      <style:text-properties fo:language="en" fo:country="US" officeooo:rsid="00e165b0" officeooo:paragraph-rsid="00e165b0"/>
    </style:style>
    <style:style style:name="P173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74" style:family="paragraph" style:parent-style-name="Preformatted_20_Text">
      <style:text-properties fo:language="en" fo:country="US" officeooo:paragraph-rsid="01d6c162"/>
    </style:style>
    <style:style style:name="P175" style:family="paragraph" style:parent-style-name="Preformatted_20_Text">
      <style:text-properties officeooo:rsid="01d6c162" officeooo:paragraph-rsid="01d6c162"/>
    </style:style>
    <style:style style:name="P176" style:family="paragraph" style:parent-style-name="Table_20_Contents">
      <style:text-properties fo:language="en" fo:country="US" fo:font-style="italic" officeooo:rsid="005aaa3b" officeooo:paragraph-rsid="01d6c162" style:font-style-asian="italic" style:font-style-complex="italic"/>
    </style:style>
    <style:style style:name="P177" style:family="paragraph" style:parent-style-name="Preformatted_20_Text">
      <style:text-properties officeooo:paragraph-rsid="01d6c162"/>
    </style:style>
    <style:style style:name="P178" style:family="paragraph" style:parent-style-name="Table_20_Contents">
      <style:text-properties fo:language="en" fo:country="US" officeooo:rsid="005b882f" officeooo:paragraph-rsid="01d6c162"/>
    </style:style>
    <style:style style:name="P179" style:family="paragraph" style:parent-style-name="Table_20_Contents">
      <style:text-properties fo:language="en" fo:country="US" officeooo:rsid="005b882f" officeooo:paragraph-rsid="01dc34fe"/>
    </style:style>
    <style:style style:name="P180" style:family="paragraph" style:parent-style-name="Preformatted_20_Text">
      <style:text-properties officeooo:rsid="01d6eea1" officeooo:paragraph-rsid="01d6eea1"/>
    </style:style>
    <style:style style:name="P181" style:family="paragraph" style:parent-style-name="Table_20_Contents">
      <style:text-properties fo:language="en" fo:country="US" officeooo:rsid="01d9272f" officeooo:paragraph-rsid="01d9272f"/>
    </style:style>
    <style:style style:name="P182" style:family="paragraph" style:parent-style-name="Standard">
      <style:text-properties fo:language="en" fo:country="US" officeooo:paragraph-rsid="01d6c162"/>
    </style:style>
    <style:style style:name="P183" style:family="paragraph" style:parent-style-name="Heading_20_3">
      <style:text-properties fo:language="en" fo:country="US" officeooo:paragraph-rsid="00dcddc3"/>
    </style:style>
    <style:style style:name="P184" style:family="paragraph" style:parent-style-name="Text_20_body">
      <style:text-properties fo:language="en" fo:country="US" officeooo:rsid="00856c8a" officeooo:paragraph-rsid="00dcddc3"/>
    </style:style>
    <style:style style:name="P185" style:family="paragraph" style:parent-style-name="Preformatted_20_Text">
      <style:text-properties fo:language="en" fo:country="US" officeooo:paragraph-rsid="00dcddc3"/>
    </style:style>
    <style:style style:name="P186" style:family="paragraph" style:parent-style-name="Text_20_body">
      <style:text-properties fo:language="en" fo:country="US" officeooo:rsid="005aaa3b" officeooo:paragraph-rsid="00dcddc3"/>
    </style:style>
    <style:style style:name="P187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88" style:family="paragraph" style:parent-style-name="Table_20_Contents">
      <style:text-properties fo:language="en" fo:country="US" officeooo:rsid="005b882f" officeooo:paragraph-rsid="00dcddc3"/>
    </style:style>
    <style:style style:name="P189" style:family="paragraph" style:parent-style-name="Standard">
      <style:text-properties fo:language="en" fo:country="US" officeooo:rsid="005aaa3b" officeooo:paragraph-rsid="00dcddc3"/>
    </style:style>
    <style:style style:name="P190" style:family="paragraph" style:parent-style-name="Standard">
      <style:text-properties fo:language="en" fo:country="US" officeooo:rsid="005b882f" officeooo:paragraph-rsid="00dcddc3"/>
    </style:style>
    <style:style style:name="P191" style:family="paragraph" style:parent-style-name="Preformatted_20_Text">
      <style:text-properties fo:language="en" fo:country="US" officeooo:rsid="00856c8a" officeooo:paragraph-rsid="00dcddc3"/>
    </style:style>
    <style:style style:name="P192" style:family="paragraph" style:parent-style-name="Heading_20_3">
      <style:text-properties officeooo:paragraph-rsid="00dbee42"/>
    </style:style>
    <style:style style:name="P193" style:family="paragraph" style:parent-style-name="Heading_20_4">
      <style:text-properties fo:language="en" fo:country="US" officeooo:paragraph-rsid="00dbee42"/>
    </style:style>
    <style:style style:name="P194" style:family="paragraph" style:parent-style-name="Table">
      <style:paragraph-properties fo:keep-with-next="always"/>
      <style:text-properties fo:language="en" fo:country="US" officeooo:paragraph-rsid="00dbee42"/>
    </style:style>
    <style:style style:name="P195" style:family="paragraph" style:parent-style-name="Preformatted_20_Text">
      <style:text-properties officeooo:paragraph-rsid="01449ea7"/>
    </style:style>
    <style:style style:name="P196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97" style:family="paragraph" style:parent-style-name="Table_20_Contents">
      <style:text-properties fo:language="en" fo:country="US" officeooo:rsid="0023b678" officeooo:paragraph-rsid="00dbee42"/>
    </style:style>
    <style:style style:name="P198" style:family="paragraph" style:parent-style-name="Table_20_Contents">
      <style:text-properties fo:language="en" fo:country="US" officeooo:rsid="0036ab61" officeooo:paragraph-rsid="00dbee42"/>
    </style:style>
    <style:style style:name="P199" style:family="paragraph" style:parent-style-name="Table_20_Contents">
      <style:text-properties fo:language="en" fo:country="US" officeooo:rsid="012a7516" officeooo:paragraph-rsid="012a7516"/>
    </style:style>
    <style:style style:name="P200" style:family="paragraph" style:parent-style-name="Table_20_Contents">
      <style:text-properties fo:language="en" fo:country="US" officeooo:rsid="012c2a7d" officeooo:paragraph-rsid="012c2a7d"/>
    </style:style>
    <style:style style:name="P201" style:family="paragraph" style:parent-style-name="Table_20_Contents">
      <style:text-properties fo:language="en" fo:country="US" officeooo:rsid="008919a5" officeooo:paragraph-rsid="00dbee42"/>
    </style:style>
    <style:style style:name="P202" style:family="paragraph" style:parent-style-name="Table_20_Contents">
      <style:text-properties officeooo:paragraph-rsid="00dbee42"/>
    </style:style>
    <style:style style:name="P203" style:family="paragraph" style:parent-style-name="Table_20_Contents">
      <style:text-properties fo:language="en" fo:country="US" officeooo:rsid="010a3260" officeooo:paragraph-rsid="010a3260"/>
    </style:style>
    <style:style style:name="P204" style:family="paragraph" style:parent-style-name="Table_20_Contents">
      <style:text-properties fo:language="en" fo:country="US" officeooo:rsid="0039301b" officeooo:paragraph-rsid="010b6a44"/>
    </style:style>
    <style:style style:name="P205" style:family="paragraph" style:parent-style-name="Table_20_Contents">
      <style:text-properties fo:language="en" fo:country="US" officeooo:rsid="010594eb" officeooo:paragraph-rsid="010594eb"/>
    </style:style>
    <style:style style:name="P206" style:family="paragraph" style:parent-style-name="Table_20_Contents">
      <style:text-properties fo:language="en" fo:country="US" officeooo:rsid="0138fd27" officeooo:paragraph-rsid="0138fd27"/>
    </style:style>
    <style:style style:name="P207" style:family="paragraph" style:parent-style-name="Table_20_Contents">
      <style:text-properties fo:language="en" fo:country="US" officeooo:rsid="0105afce" officeooo:paragraph-rsid="0105afce"/>
    </style:style>
    <style:style style:name="P208" style:family="paragraph" style:parent-style-name="Preformatted_20_Text">
      <style:text-properties fo:color="#c9211e" loext:opacity="100%" officeooo:paragraph-rsid="00dbee42"/>
    </style:style>
    <style:style style:name="P209" style:family="paragraph" style:parent-style-name="Preformatted_20_Text">
      <style:text-properties officeooo:rsid="01d3a01f" officeooo:paragraph-rsid="01d3a01f"/>
    </style:style>
    <style:style style:name="P210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211" style:family="paragraph" style:parent-style-name="Table_20_Contents">
      <style:text-properties fo:language="en" fo:country="US" officeooo:rsid="0039301b" officeooo:paragraph-rsid="00dbee42"/>
    </style:style>
    <style:style style:name="P212" style:family="paragraph" style:parent-style-name="Text_20_body">
      <style:text-properties fo:language="en" fo:country="US" officeooo:rsid="0023b678" officeooo:paragraph-rsid="00dbee42"/>
    </style:style>
    <style:style style:name="P213" style:family="paragraph" style:parent-style-name="Text_20_body">
      <style:text-properties fo:language="en" fo:country="US" officeooo:rsid="00393baf" officeooo:paragraph-rsid="00dbee42"/>
    </style:style>
    <style:style style:name="P214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15" style:family="paragraph" style:parent-style-name="Standard">
      <style:text-properties fo:language="en" fo:country="US" officeooo:paragraph-rsid="0105afce"/>
    </style:style>
    <style:style style:name="P216" style:family="paragraph" style:parent-style-name="Text_20_body">
      <style:text-properties officeooo:rsid="00eb6db3" officeooo:paragraph-rsid="00eb6db3"/>
    </style:style>
    <style:style style:name="P217" style:family="paragraph" style:parent-style-name="Table_20_Contents">
      <style:text-properties officeooo:rsid="01616ca1" officeooo:paragraph-rsid="01616ca1"/>
    </style:style>
    <style:style style:name="P218" style:family="paragraph" style:parent-style-name="Table_20_Contents">
      <style:text-properties officeooo:rsid="00eb6db3" officeooo:paragraph-rsid="00eb6db3"/>
    </style:style>
    <style:style style:name="P219" style:family="paragraph" style:parent-style-name="Table_20_Contents">
      <style:text-properties officeooo:rsid="01d6a7e8" officeooo:paragraph-rsid="01d6a7e8"/>
    </style:style>
    <style:style style:name="P220" style:family="paragraph" style:parent-style-name="Text_20_body">
      <style:text-properties officeooo:rsid="01616ca1" officeooo:paragraph-rsid="01616ca1"/>
    </style:style>
    <style:style style:name="P221" style:family="paragraph" style:parent-style-name="Preformatted_20_Text">
      <style:text-properties officeooo:paragraph-rsid="0161f237"/>
    </style:style>
    <style:style style:name="P222" style:family="paragraph" style:parent-style-name="Table_20_Contents">
      <style:text-properties officeooo:rsid="00ed7151" officeooo:paragraph-rsid="00ed7151"/>
    </style:style>
    <style:style style:name="P223" style:family="paragraph" style:parent-style-name="Table_20_Contents">
      <style:text-properties officeooo:rsid="00ebf85c" officeooo:paragraph-rsid="00ebf85c"/>
    </style:style>
    <style:style style:name="P224" style:family="paragraph" style:parent-style-name="Table_20_Contents">
      <style:text-properties officeooo:rsid="01c6e824" officeooo:paragraph-rsid="01c6e824"/>
    </style:style>
    <style:style style:name="P225" style:family="paragraph" style:parent-style-name="Table_20_Contents">
      <style:text-properties officeooo:rsid="00ed7151" officeooo:paragraph-rsid="00ff3863"/>
    </style:style>
    <style:style style:name="P226" style:family="paragraph" style:parent-style-name="Text_20_body">
      <style:text-properties officeooo:rsid="00f7bebb" officeooo:paragraph-rsid="00f7bebb"/>
    </style:style>
    <style:style style:name="P227" style:family="paragraph" style:parent-style-name="Table_20_Contents">
      <style:text-properties officeooo:rsid="00f7bebb" officeooo:paragraph-rsid="00ff3863"/>
    </style:style>
    <style:style style:name="P228" style:family="paragraph" style:parent-style-name="Table_20_Contents">
      <style:text-properties officeooo:rsid="00f7bebb" officeooo:paragraph-rsid="00f7bebb"/>
    </style:style>
    <style:style style:name="P229" style:family="paragraph" style:parent-style-name="Text_20_body">
      <style:text-properties officeooo:rsid="01c6e824" officeooo:paragraph-rsid="01c6e824"/>
    </style:style>
    <style:style style:name="P230" style:family="paragraph" style:parent-style-name="Table_20_Contents">
      <style:text-properties officeooo:rsid="01c6e824" officeooo:paragraph-rsid="01c7ff50"/>
    </style:style>
    <style:style style:name="P231" style:family="paragraph" style:parent-style-name="Table_20_Contents">
      <style:text-properties officeooo:rsid="01c7ff50" officeooo:paragraph-rsid="01c7ff50"/>
    </style:style>
    <style:style style:name="P232" style:family="paragraph" style:parent-style-name="Text_20_body">
      <style:text-properties officeooo:rsid="00ee7db7" officeooo:paragraph-rsid="00ee7db7"/>
    </style:style>
    <style:style style:name="P233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234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235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236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237" style:family="paragraph" style:parent-style-name="Text_20_body">
      <style:text-properties officeooo:paragraph-rsid="00ffdafb"/>
    </style:style>
    <style:style style:name="P238" style:family="paragraph" style:parent-style-name="Text_20_body">
      <style:text-properties officeooo:rsid="018208b1" officeooo:paragraph-rsid="018208b1"/>
    </style:style>
    <style:style style:name="P239" style:family="paragraph" style:parent-style-name="Text_20_body">
      <style:text-properties officeooo:rsid="018208b1" officeooo:paragraph-rsid="0182afaf"/>
    </style:style>
    <style:style style:name="P240" style:family="paragraph" style:parent-style-name="Preformatted_20_Text">
      <style:text-properties officeooo:rsid="0182afaf" officeooo:paragraph-rsid="0182afaf"/>
    </style:style>
    <style:style style:name="P241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242" style:family="paragraph" style:parent-style-name="Table_20_Contents">
      <style:text-properties fo:language="en" fo:country="US" officeooo:rsid="0182afaf" officeooo:paragraph-rsid="0182afaf"/>
    </style:style>
    <style:style style:name="P243" style:family="paragraph" style:parent-style-name="Table_20_Contents">
      <style:text-properties fo:language="en" fo:country="US" officeooo:rsid="01949da0" officeooo:paragraph-rsid="01949da0"/>
    </style:style>
    <style:style style:name="P244" style:family="paragraph" style:parent-style-name="Text_20_body">
      <style:text-properties officeooo:rsid="0184a020" officeooo:paragraph-rsid="0184a020"/>
    </style:style>
    <style:style style:name="P245" style:family="paragraph" style:parent-style-name="Preformatted_20_Text">
      <style:text-properties officeooo:rsid="0186c4ff" officeooo:paragraph-rsid="0186c4ff"/>
    </style:style>
    <style:style style:name="P246" style:family="paragraph" style:parent-style-name="Preformatted_20_Text">
      <style:text-properties officeooo:rsid="0182afaf" officeooo:paragraph-rsid="00da43c5"/>
    </style:style>
    <style:style style:name="P247" style:family="paragraph" style:parent-style-name="Text_20_body">
      <style:text-properties officeooo:rsid="01209950" officeooo:paragraph-rsid="01209950"/>
    </style:style>
    <style:style style:name="P248" style:family="paragraph" style:parent-style-name="Heading_20_3">
      <style:text-properties fo:language="en" fo:country="US" officeooo:rsid="005f6c14" officeooo:paragraph-rsid="00da43c5"/>
    </style:style>
    <style:style style:name="P249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250" style:family="paragraph" style:parent-style-name="Table_20_Contents">
      <style:text-properties fo:language="en" fo:country="US" officeooo:rsid="005f6c14" officeooo:paragraph-rsid="00da43c5"/>
    </style:style>
    <style:style style:name="P251" style:family="paragraph" style:parent-style-name="Table_20_Contents">
      <style:text-properties fo:language="en" fo:country="US" officeooo:rsid="006114db" officeooo:paragraph-rsid="00da43c5"/>
    </style:style>
    <style:style style:name="P252" style:family="paragraph" style:parent-style-name="Table_20_Contents">
      <style:text-properties fo:language="en" fo:country="US" officeooo:rsid="0066539f" officeooo:paragraph-rsid="00da43c5"/>
    </style:style>
    <style:style style:name="P253" style:family="paragraph" style:parent-style-name="Preformatted_20_Text">
      <style:text-properties fo:language="en" fo:country="US" officeooo:paragraph-rsid="01e4729b"/>
    </style:style>
    <style:style style:name="P254" style:family="paragraph" style:parent-style-name="Preformatted_20_Text">
      <style:text-properties fo:language="en" fo:country="US" officeooo:paragraph-rsid="01e2be9d"/>
    </style:style>
    <style:style style:name="P255" style:family="paragraph" style:parent-style-name="Text_20_body">
      <style:text-properties fo:language="en" fo:country="US" officeooo:rsid="01de69ae" officeooo:paragraph-rsid="01de69ae"/>
    </style:style>
    <style:style style:name="P256" style:family="paragraph" style:parent-style-name="Text_20_body">
      <style:text-properties officeooo:rsid="01038a76" officeooo:paragraph-rsid="01038a76"/>
    </style:style>
    <style:style style:name="P257" style:family="paragraph" style:parent-style-name="Table_20_Contents">
      <style:text-properties officeooo:rsid="01038a76" officeooo:paragraph-rsid="01038a76"/>
    </style:style>
    <style:style style:name="P258" style:family="paragraph" style:parent-style-name="Table_20_Contents">
      <style:text-properties officeooo:rsid="01473563" officeooo:paragraph-rsid="01473563"/>
    </style:style>
    <style:style style:name="P259" style:family="paragraph" style:parent-style-name="Text_20_body">
      <style:text-properties officeooo:rsid="01245c2e" officeooo:paragraph-rsid="01245c2e"/>
    </style:style>
    <style:style style:name="P260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61" style:family="paragraph" style:parent-style-name="Table_20_Contents">
      <style:text-properties fo:language="en" fo:country="US" officeooo:rsid="002f5b1c" officeooo:paragraph-rsid="006a3cc2"/>
    </style:style>
    <style:style style:name="P262" style:family="paragraph" style:parent-style-name="Table_20_Contents">
      <style:text-properties fo:language="en" fo:country="US" officeooo:rsid="00311f46" officeooo:paragraph-rsid="006a3cc2"/>
    </style:style>
    <style:style style:name="P263" style:family="paragraph" style:parent-style-name="Text_20_body">
      <style:text-properties fo:language="en" fo:country="US" officeooo:paragraph-rsid="006a3cc2"/>
    </style:style>
    <style:style style:name="P264" style:family="paragraph" style:parent-style-name="Heading_20_3">
      <style:text-properties officeooo:paragraph-rsid="00de2e37"/>
    </style:style>
    <style:style style:name="P265" style:family="paragraph" style:parent-style-name="Text_20_body">
      <style:text-properties officeooo:rsid="00945df3" officeooo:paragraph-rsid="00de2e37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67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68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69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270" style:family="paragraph" style:parent-style-name="Preformatted_20_Text">
      <style:text-properties officeooo:paragraph-rsid="00de2e37"/>
    </style:style>
    <style:style style:name="P271" style:family="paragraph" style:parent-style-name="Heading_20_3">
      <style:paragraph-properties fo:keep-with-next="always"/>
    </style:style>
    <style:style style:name="P272" style:family="paragraph" style:parent-style-name="Table_20_Contents">
      <style:paragraph-properties fo:text-align="center" style:justify-single-word="false"/>
      <style:text-properties fo:font-style="italic" fo:font-weight="bold" officeooo:rsid="01de69ae" officeooo:paragraph-rsid="01de69ae" style:font-style-asian="italic" style:font-weight-asian="bold" style:font-style-complex="italic" style:font-weight-complex="bold"/>
    </style:style>
    <style:style style:name="P273" style:family="paragraph" style:parent-style-name="Table_20_Contents">
      <style:paragraph-properties fo:text-align="center" style:justify-single-word="false"/>
      <style:text-properties fo:font-style="italic" fo:font-weight="bold" officeooo:rsid="01df13a0" officeooo:paragraph-rsid="01df13a0" style:font-style-asian="italic" style:font-weight-asian="bold" style:font-style-complex="italic" style:font-weight-complex="bold"/>
    </style:style>
    <style:style style:name="P274" style:family="paragraph" style:parent-style-name="Table_20_Contents">
      <style:paragraph-properties fo:text-align="start" style:justify-single-word="false"/>
      <style:text-properties fo:font-style="italic" fo:font-weight="bold" officeooo:rsid="01df13a0" officeooo:paragraph-rsid="01df13a0" style:font-style-asian="italic" style:font-weight-asian="bold" style:font-style-complex="italic" style:font-weight-complex="bold"/>
    </style:style>
    <style:style style:name="P275" style:family="paragraph" style:parent-style-name="Table_20_Contents">
      <style:paragraph-properties fo:text-align="center" style:justify-single-word="false"/>
      <style:text-properties fo:font-style="italic" fo:font-weight="bold" officeooo:rsid="01e4729b" officeooo:paragraph-rsid="01e4729b" style:font-style-asian="italic" style:font-weight-asian="bold" style:font-style-complex="italic" style:font-weight-complex="bold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start" style:justify-single-word="false"/>
    </style:style>
    <style:style style:name="P27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80" style:family="paragraph" style:parent-style-name="Standard">
      <style:paragraph-properties fo:text-align="start" style:justify-single-word="false" fo:text-indent="0in" style:auto-text-indent="false"/>
      <style:text-properties officeooo:rsid="01de69ae" officeooo:paragraph-rsid="01de69ae"/>
    </style:style>
    <style:style style:name="P281" style:family="paragraph" style:parent-style-name="Text_20_body">
      <style:text-properties fo:language="en" fo:country="US" officeooo:rsid="00c5fda6" officeooo:paragraph-rsid="00c5fda6"/>
    </style:style>
    <style:style style:name="P282" style:family="paragraph" style:parent-style-name="Text_20_body">
      <style:text-properties fo:language="en" fo:country="US" officeooo:rsid="01900a27" officeooo:paragraph-rsid="01900a27"/>
    </style:style>
    <style:style style:name="P283" style:family="paragraph" style:parent-style-name="Text_20_body">
      <style:text-properties fo:language="en" fo:country="US" officeooo:rsid="0192abd1" officeooo:paragraph-rsid="0192abd1"/>
    </style:style>
    <style:style style:name="P284" style:family="paragraph" style:parent-style-name="Text_20_body">
      <style:text-properties officeooo:rsid="01c92422" officeooo:paragraph-rsid="01c92422"/>
    </style:style>
    <style:style style:name="P285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286" style:family="paragraph" style:parent-style-name="Text_20_body">
      <style:text-properties officeooo:rsid="01ccf3cc" officeooo:paragraph-rsid="01ccf3cc"/>
    </style:style>
    <style:style style:name="P287" style:family="paragraph" style:parent-style-name="Standard">
      <style:text-properties style:font-name="FreeMono" fo:font-size="10pt" style:font-size-asian="10pt" style:font-size-complex="10pt"/>
    </style:style>
    <style:style style:name="P288" style:family="paragraph" style:parent-style-name="Standard">
      <style:text-properties officeooo:rsid="01ccf3cc" officeooo:paragraph-rsid="01ccf3cc"/>
    </style:style>
    <style:style style:name="P289" style:family="paragraph" style:parent-style-name="Table_20_Contents">
      <style:text-properties fo:language="en" fo:country="US" officeooo:rsid="0021de7b" officeooo:paragraph-rsid="0021de7b"/>
    </style:style>
    <style:style style:name="P290" style:family="paragraph" style:parent-style-name="Table_20_Contents">
      <style:text-properties fo:language="en" fo:country="US" officeooo:rsid="00295e4f" officeooo:paragraph-rsid="00295e4f"/>
    </style:style>
    <style:style style:name="P291" style:family="paragraph" style:parent-style-name="Standard">
      <style:text-properties fo:language="en" fo:country="US" officeooo:rsid="00295e4f" officeooo:paragraph-rsid="00295e4f"/>
    </style:style>
    <style:style style:name="P292" style:family="paragraph" style:parent-style-name="Table_20_Contents">
      <style:text-properties fo:language="en" fo:country="US" officeooo:rsid="018cc5a5" officeooo:paragraph-rsid="018cc5a5"/>
    </style:style>
    <style:style style:name="P293" style:family="paragraph" style:parent-style-name="Table_20_Contents">
      <style:text-properties fo:language="en" fo:country="US" officeooo:rsid="007551de" officeooo:paragraph-rsid="007551de"/>
    </style:style>
    <style:style style:name="P294" style:family="paragraph" style:parent-style-name="Table_20_Contents">
      <style:text-properties fo:language="en" fo:country="US" officeooo:rsid="006458db" officeooo:paragraph-rsid="006458db"/>
    </style:style>
    <style:style style:name="P295" style:family="paragraph" style:parent-style-name="Table_20_Contents">
      <style:text-properties fo:language="en" fo:country="US" officeooo:rsid="006458db" officeooo:paragraph-rsid="001d2674"/>
    </style:style>
    <style:style style:name="P296" style:family="paragraph" style:parent-style-name="Table_20_Contents">
      <style:text-properties fo:language="en" fo:country="US" officeooo:rsid="018c0a07" officeooo:paragraph-rsid="018c0a07"/>
    </style:style>
    <style:style style:name="P297" style:family="paragraph" style:parent-style-name="Table_20_Contents">
      <style:text-properties fo:language="en" fo:country="US" officeooo:rsid="00209c3d" officeooo:paragraph-rsid="00209c3d"/>
    </style:style>
    <style:style style:name="P298" style:family="paragraph" style:parent-style-name="Table_20_Contents">
      <style:text-properties fo:language="en" fo:country="US" officeooo:rsid="0023e3e0" officeooo:paragraph-rsid="0023e3e0"/>
    </style:style>
    <style:style style:name="P299" style:family="paragraph" style:parent-style-name="Standard">
      <style:text-properties fo:language="en" fo:country="US" officeooo:rsid="0023e3e0" officeooo:paragraph-rsid="0023e3e0"/>
    </style:style>
    <style:style style:name="P300" style:family="paragraph" style:parent-style-name="Table_20_Contents">
      <style:text-properties fo:language="en" fo:country="US" officeooo:rsid="0070eca2" officeooo:paragraph-rsid="0070eca2"/>
    </style:style>
    <style:style style:name="P301" style:family="paragraph" style:parent-style-name="Table_20_Contents">
      <style:text-properties fo:language="en" fo:country="US" officeooo:rsid="00a73e3e" officeooo:paragraph-rsid="00a73e3e"/>
    </style:style>
    <style:style style:name="P302" style:family="paragraph" style:parent-style-name="Table_20_Contents">
      <style:text-properties fo:language="en" fo:country="US" officeooo:rsid="0070eca2" officeooo:paragraph-rsid="01225476"/>
    </style:style>
    <style:style style:name="P303" style:family="paragraph" style:parent-style-name="Table_20_Contents">
      <style:text-properties fo:language="en" fo:country="US" officeooo:rsid="0023b678" officeooo:paragraph-rsid="0023b678"/>
    </style:style>
    <style:style style:name="P304" style:family="paragraph" style:parent-style-name="Standard">
      <style:text-properties fo:language="en" fo:country="US" officeooo:paragraph-rsid="0023e3e0"/>
    </style:style>
    <style:style style:name="P305" style:family="paragraph" style:parent-style-name="Table_20_Contents">
      <style:text-properties fo:language="en" fo:country="US" officeooo:rsid="0036e2b2" officeooo:paragraph-rsid="0036e2b2"/>
    </style:style>
    <style:style style:name="P306" style:family="paragraph" style:parent-style-name="Standard">
      <style:text-properties fo:language="en" fo:country="US" officeooo:rsid="0036e2b2" officeooo:paragraph-rsid="01209950"/>
    </style:style>
    <style:style style:name="P307" style:family="paragraph" style:parent-style-name="Standard">
      <style:text-properties fo:language="en" fo:country="US" officeooo:rsid="00a3c00a" officeooo:paragraph-rsid="01209950"/>
    </style:style>
    <style:style style:name="P308" style:family="paragraph" style:parent-style-name="Table_20_Contents">
      <style:text-properties fo:language="en" fo:country="US" officeooo:rsid="00a3c00a" officeooo:paragraph-rsid="00a3c00a"/>
    </style:style>
    <style:style style:name="P309" style:family="paragraph" style:parent-style-name="Table_20_Contents">
      <style:text-properties fo:language="en" fo:country="US" officeooo:rsid="001d2674" officeooo:paragraph-rsid="001d2674"/>
    </style:style>
    <style:style style:name="P310" style:family="paragraph" style:parent-style-name="Table_20_Contents">
      <style:text-properties fo:language="en" fo:country="US" officeooo:rsid="001fd9ef" officeooo:paragraph-rsid="001fd9ef"/>
    </style:style>
    <style:style style:name="P311" style:family="paragraph" style:parent-style-name="Table_20_Contents">
      <style:text-properties fo:language="en" fo:country="US" officeooo:rsid="008aec35" officeooo:paragraph-rsid="008aec35"/>
    </style:style>
    <style:style style:name="P312" style:family="paragraph" style:parent-style-name="Table_20_Contents">
      <style:text-properties fo:language="en" fo:country="US" officeooo:rsid="008aec35" officeooo:paragraph-rsid="008cc140"/>
    </style:style>
    <style:style style:name="P313" style:family="paragraph" style:parent-style-name="Table_20_Contents">
      <style:text-properties fo:language="en" fo:country="US" officeooo:rsid="008c915f" officeooo:paragraph-rsid="008cc140"/>
    </style:style>
    <style:style style:name="P314" style:family="paragraph" style:parent-style-name="Text_20_body">
      <style:text-properties fo:language="en" fo:country="US"/>
    </style:style>
    <style:style style:name="P315" style:family="paragraph" style:parent-style-name="Text_20_body">
      <style:text-properties fo:language="en" fo:country="US" officeooo:rsid="013b7c01" officeooo:paragraph-rsid="013b7c01"/>
    </style:style>
    <style:style style:name="P316" style:family="paragraph" style:parent-style-name="Text_20_body">
      <style:text-properties fo:language="en" fo:country="US" officeooo:rsid="0178d29b" officeooo:paragraph-rsid="0178d29b"/>
    </style:style>
    <style:style style:name="P317" style:family="paragraph" style:parent-style-name="Text_20_body">
      <style:text-properties fo:language="en" fo:country="US" officeooo:rsid="01a841eb" officeooo:paragraph-rsid="01a841eb"/>
    </style:style>
    <style:style style:name="T1" style:family="text">
      <style:text-properties officeooo:rsid="012e31f5"/>
    </style:style>
    <style:style style:name="T2" style:family="text">
      <style:text-properties officeooo:rsid="01dd0e1f"/>
    </style:style>
    <style:style style:name="T3" style:family="text">
      <style:text-properties officeooo:rsid="018e8829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officeooo:rsid="005508fc"/>
    </style:style>
    <style:style style:name="T6" style:family="text">
      <style:text-properties officeooo:rsid="0036ab61"/>
    </style:style>
    <style:style style:name="T7" style:family="text">
      <style:text-properties officeooo:rsid="0035c9c1"/>
    </style:style>
    <style:style style:name="T8" style:family="text">
      <style:text-properties officeooo:rsid="00784fc9"/>
    </style:style>
    <style:style style:name="T9" style:family="text">
      <style:text-properties officeooo:rsid="00b57be4"/>
    </style:style>
    <style:style style:name="T10" style:family="text">
      <style:text-properties officeooo:rsid="0196847e"/>
    </style:style>
    <style:style style:name="T11" style:family="text">
      <style:text-properties officeooo:rsid="007abe56"/>
    </style:style>
    <style:style style:name="T12" style:family="text">
      <style:text-properties officeooo:rsid="0079b35e"/>
    </style:style>
    <style:style style:name="T13" style:family="text">
      <style:text-properties officeooo:rsid="0034b60f"/>
    </style:style>
    <style:style style:name="T14" style:family="text">
      <style:text-properties officeooo:rsid="0054eeb8"/>
    </style:style>
    <style:style style:name="T15" style:family="text">
      <style:text-properties officeooo:rsid="007c65e6"/>
    </style:style>
    <style:style style:name="T16" style:family="text">
      <style:text-properties officeooo:rsid="0051a86d"/>
    </style:style>
    <style:style style:name="T17" style:family="text">
      <style:text-properties officeooo:rsid="00537ef4"/>
    </style:style>
    <style:style style:name="T18" style:family="text">
      <style:text-properties officeooo:rsid="003f5c74"/>
    </style:style>
    <style:style style:name="T19" style:family="text">
      <style:text-properties officeooo:rsid="01ad70ca"/>
    </style:style>
    <style:style style:name="T20" style:family="text">
      <style:text-properties officeooo:rsid="01af8c88"/>
    </style:style>
    <style:style style:name="T21" style:family="text">
      <style:text-properties officeooo:rsid="01b151d0"/>
    </style:style>
    <style:style style:name="T22" style:family="text">
      <style:text-properties officeooo:rsid="00bbdc3a"/>
    </style:style>
    <style:style style:name="T23" style:family="text">
      <style:text-properties officeooo:rsid="009f4052"/>
    </style:style>
    <style:style style:name="T24" style:family="text">
      <style:text-properties officeooo:rsid="006b5f13"/>
    </style:style>
    <style:style style:name="T25" style:family="text">
      <style:text-properties officeooo:rsid="00b65565"/>
    </style:style>
    <style:style style:name="T26" style:family="text">
      <style:text-properties officeooo:rsid="0056fc1b"/>
    </style:style>
    <style:style style:name="T27" style:family="text">
      <style:text-properties officeooo:rsid="004f51e4"/>
    </style:style>
    <style:style style:name="T28" style:family="text">
      <style:text-properties officeooo:rsid="00d511b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408385"/>
    </style:style>
    <style:style style:name="T31" style:family="text">
      <style:text-properties officeooo:rsid="00d6e022"/>
    </style:style>
    <style:style style:name="T32" style:family="text">
      <style:text-properties officeooo:rsid="017ca336"/>
    </style:style>
    <style:style style:name="T33" style:family="text">
      <style:text-properties officeooo:rsid="00409e50"/>
    </style:style>
    <style:style style:name="T34" style:family="text">
      <style:text-properties officeooo:rsid="007e1895"/>
    </style:style>
    <style:style style:name="T35" style:family="text">
      <style:text-properties officeooo:rsid="007f5e52"/>
    </style:style>
    <style:style style:name="T36" style:family="text">
      <style:text-properties officeooo:rsid="019ba98d"/>
    </style:style>
    <style:style style:name="T37" style:family="text">
      <style:text-properties officeooo:rsid="00d892e2"/>
    </style:style>
    <style:style style:name="T38" style:family="text">
      <style:text-properties officeooo:rsid="019c322d"/>
    </style:style>
    <style:style style:name="T39" style:family="text">
      <style:text-properties officeooo:rsid="019d547e"/>
    </style:style>
    <style:style style:name="T40" style:family="text">
      <style:text-properties officeooo:rsid="00bd85c7"/>
    </style:style>
    <style:style style:name="T41" style:family="text">
      <style:text-properties officeooo:rsid="009d7400"/>
    </style:style>
    <style:style style:name="T42" style:family="text">
      <style:text-properties officeooo:rsid="0046c469"/>
    </style:style>
    <style:style style:name="T43" style:family="text">
      <style:text-properties officeooo:rsid="019f50e9"/>
    </style:style>
    <style:style style:name="T44" style:family="text">
      <style:text-properties officeooo:rsid="00b84cb9"/>
    </style:style>
    <style:style style:name="T45" style:family="text">
      <style:text-properties officeooo:rsid="0044d7e4"/>
    </style:style>
    <style:style style:name="T46" style:family="text">
      <style:text-properties officeooo:rsid="009b9173"/>
    </style:style>
    <style:style style:name="T47" style:family="text">
      <style:text-properties officeooo:rsid="00a82b06"/>
    </style:style>
    <style:style style:name="T48" style:family="text">
      <style:text-properties officeooo:rsid="00b9972f"/>
    </style:style>
    <style:style style:name="T49" style:family="text">
      <style:text-properties officeooo:rsid="00d20d43"/>
    </style:style>
    <style:style style:name="T50" style:family="text">
      <style:text-properties style:font-name="Monospace" fo:font-size="12pt" style:font-size-asian="12pt"/>
    </style:style>
    <style:style style:name="T51" style:family="text">
      <style:text-properties fo:color="#000000" loext:opacity="100%" style:font-name="Monospace" fo:font-size="12pt" style:font-size-asian="12pt"/>
    </style:style>
    <style:style style:name="T52" style:family="text">
      <style:text-properties fo:color="#7f0055" loext:opacity="100%" style:font-name="Monospace" fo:font-size="12pt" fo:font-weight="bold" style:font-size-asian="12pt" style:font-weight-asian="bold"/>
    </style:style>
    <style:style style:name="T53" style:family="text">
      <style:text-properties officeooo:rsid="00209c3d"/>
    </style:style>
    <style:style style:name="T54" style:family="text">
      <style:text-properties officeooo:rsid="0058c180"/>
    </style:style>
    <style:style style:name="T55" style:family="text">
      <style:text-properties officeooo:rsid="003dc11d"/>
    </style:style>
    <style:style style:name="T56" style:family="text">
      <style:text-properties officeooo:rsid="001b1cd4"/>
    </style:style>
    <style:style style:name="T57" style:family="text">
      <style:text-properties officeooo:rsid="01a08dde"/>
    </style:style>
    <style:style style:name="T58" style:family="text">
      <style:text-properties officeooo:rsid="01421f91"/>
    </style:style>
    <style:style style:name="T59" style:family="text">
      <style:text-properties officeooo:rsid="01a1db90"/>
    </style:style>
    <style:style style:name="T60" style:family="text">
      <style:text-properties officeooo:rsid="001e59c8"/>
    </style:style>
    <style:style style:name="T61" style:family="text">
      <style:text-properties officeooo:rsid="001fd9ef"/>
    </style:style>
    <style:style style:name="T62" style:family="text">
      <style:text-properties officeooo:rsid="00dbee42"/>
    </style:style>
    <style:style style:name="T63" style:family="text">
      <style:text-properties officeooo:rsid="007fa2c1"/>
    </style:style>
    <style:style style:name="T64" style:family="text">
      <style:text-properties officeooo:rsid="004cdd89"/>
    </style:style>
    <style:style style:name="T65" style:family="text">
      <style:text-properties officeooo:rsid="006ee919"/>
    </style:style>
    <style:style style:name="T66" style:family="text">
      <style:text-properties officeooo:rsid="004c60db"/>
    </style:style>
    <style:style style:name="T67" style:family="text">
      <style:text-properties officeooo:rsid="0098e792"/>
    </style:style>
    <style:style style:name="T68" style:family="text">
      <style:text-properties officeooo:rsid="017d1cbd"/>
    </style:style>
    <style:style style:name="T69" style:family="text">
      <style:text-properties officeooo:rsid="004cae2a"/>
    </style:style>
    <style:style style:name="T70" style:family="text">
      <style:text-properties officeooo:rsid="01427281"/>
    </style:style>
    <style:style style:name="T71" style:family="text">
      <style:text-properties officeooo:rsid="0099c446"/>
    </style:style>
    <style:style style:name="T72" style:family="text">
      <style:text-properties officeooo:rsid="01a3cc09"/>
    </style:style>
    <style:style style:name="T73" style:family="text">
      <style:text-properties officeooo:rsid="0142c6e4"/>
    </style:style>
    <style:style style:name="T74" style:family="text">
      <style:text-properties fo:color="#000000" loext:opacity="100%" style:font-name="Monospace" fo:font-size="12pt" officeooo:rsid="00a29e78" style:font-size-asian="12pt"/>
    </style:style>
    <style:style style:name="T75" style:family="text">
      <style:text-properties fo:color="#000000" loext:opacity="100%" style:font-name="Monospace" fo:font-size="12pt" officeooo:rsid="00a3c00a" style:font-size-asian="12pt"/>
    </style:style>
    <style:style style:name="T76" style:family="text">
      <style:text-properties style:font-name="Monospace" fo:font-size="12pt" officeooo:rsid="00a29e78" style:font-size-asian="12pt"/>
    </style:style>
    <style:style style:name="T77" style:family="text">
      <style:text-properties officeooo:rsid="008f97f3"/>
    </style:style>
    <style:style style:name="T78" style:family="text">
      <style:text-properties fo:color="#000000" loext:opacity="100%" style:font-name="Monospace" fo:font-size="12pt" officeooo:rsid="00c8818a" style:font-size-asian="12pt"/>
    </style:style>
    <style:style style:name="T79" style:family="text">
      <style:text-properties fo:color="#000000" loext:opacity="100%" style:font-name="Monospace" fo:font-size="12pt" officeooo:rsid="00cfb7fc" style:font-size-asian="12pt"/>
    </style:style>
    <style:style style:name="T80" style:family="text">
      <style:text-properties fo:color="#000000" loext:opacity="100%" style:font-name="Monospace" fo:font-size="12pt" officeooo:rsid="01155044" style:font-size-asian="12pt"/>
    </style:style>
    <style:style style:name="T81" style:family="text">
      <style:text-properties officeooo:rsid="0111d765"/>
    </style:style>
    <style:style style:name="T82" style:family="text">
      <style:text-properties officeooo:rsid="00ce642a"/>
    </style:style>
    <style:style style:name="T83" style:family="text">
      <style:text-properties officeooo:rsid="01177ecb"/>
    </style:style>
    <style:style style:name="T84" style:family="text">
      <style:text-properties officeooo:rsid="01137636"/>
    </style:style>
    <style:style style:name="T85" style:family="text">
      <style:text-properties officeooo:rsid="01a54846"/>
    </style:style>
    <style:style style:name="T86" style:family="text">
      <style:text-properties style:font-name="Monospace" fo:font-size="14pt" style:font-size-asian="14pt"/>
    </style:style>
    <style:style style:name="T87" style:family="text">
      <style:text-properties fo:color="#000000" loext:opacity="100%" style:font-name="Monospace" fo:font-size="14pt" style:font-size-asian="14pt"/>
    </style:style>
    <style:style style:name="T88" style:family="text">
      <style:text-properties officeooo:rsid="011a9fbc"/>
    </style:style>
    <style:style style:name="T89" style:family="text">
      <style:text-properties officeooo:rsid="00871fce"/>
    </style:style>
    <style:style style:name="T90" style:family="text">
      <style:text-properties officeooo:rsid="017eef96"/>
    </style:style>
    <style:style style:name="T91" style:family="text">
      <style:text-properties style:font-name="Liberation Serif" officeooo:rsid="017eef96"/>
    </style:style>
    <style:style style:name="T92" style:family="text">
      <style:text-properties officeooo:rsid="01b977ba"/>
    </style:style>
    <style:style style:name="T93" style:family="text">
      <style:text-properties fo:language="en" fo:country="US" officeooo:rsid="01b977ba"/>
    </style:style>
    <style:style style:name="T94" style:family="text">
      <style:text-properties officeooo:rsid="013e280d"/>
    </style:style>
    <style:style style:name="T95" style:family="text">
      <style:text-properties officeooo:rsid="002b1731"/>
    </style:style>
    <style:style style:name="T96" style:family="text">
      <style:text-properties officeooo:rsid="0023e3e0"/>
    </style:style>
    <style:style style:name="T97" style:family="text">
      <style:text-properties officeooo:rsid="014b17b3"/>
    </style:style>
    <style:style style:name="T98" style:family="text">
      <style:text-properties officeooo:rsid="01531304"/>
    </style:style>
    <style:style style:name="T99" style:family="text">
      <style:text-properties officeooo:rsid="01559fd4"/>
    </style:style>
    <style:style style:name="T100" style:family="text">
      <style:text-properties officeooo:rsid="01547f35"/>
    </style:style>
    <style:style style:name="T101" style:family="text">
      <style:text-properties officeooo:rsid="0151d77d"/>
    </style:style>
    <style:style style:name="T102" style:family="text">
      <style:text-properties officeooo:rsid="01588036"/>
    </style:style>
    <style:style style:name="T103" style:family="text">
      <style:text-properties officeooo:rsid="01d2ede9"/>
    </style:style>
    <style:style style:name="T104" style:family="text">
      <style:text-properties style:font-name="Liberation Mono" fo:font-size="10pt" officeooo:rsid="01588036" style:font-size-asian="10pt" style:font-size-complex="10pt"/>
    </style:style>
    <style:style style:name="T105" style:family="text">
      <style:text-properties officeooo:rsid="00272958"/>
    </style:style>
    <style:style style:name="T106" style:family="text">
      <style:text-properties officeooo:rsid="018c0a07"/>
    </style:style>
    <style:style style:name="T107" style:family="text">
      <style:text-properties officeooo:rsid="01679a2f"/>
    </style:style>
    <style:style style:name="T108" style:family="text">
      <style:text-properties officeooo:rsid="018bff02"/>
    </style:style>
    <style:style style:name="T109" style:family="text">
      <style:text-properties officeooo:rsid="002b9e3a"/>
    </style:style>
    <style:style style:name="T110" style:family="text">
      <style:text-properties officeooo:rsid="0029fc29"/>
    </style:style>
    <style:style style:name="T111" style:family="text">
      <style:text-properties officeooo:rsid="002a6462"/>
    </style:style>
    <style:style style:name="T112" style:family="text">
      <style:text-properties officeooo:rsid="013d0873"/>
    </style:style>
    <style:style style:name="T113" style:family="text">
      <style:text-properties officeooo:rsid="013f814d"/>
    </style:style>
    <style:style style:name="T114" style:family="text">
      <style:text-properties officeooo:rsid="0029ce15"/>
    </style:style>
    <style:style style:name="T115" style:family="text">
      <style:text-properties officeooo:rsid="01b6eb16"/>
    </style:style>
    <style:style style:name="T116" style:family="text">
      <style:text-properties officeooo:rsid="01578e30"/>
    </style:style>
    <style:style style:name="T117" style:family="text">
      <style:text-properties officeooo:rsid="01b8051d"/>
    </style:style>
    <style:style style:name="T118" style:family="text">
      <style:text-properties officeooo:rsid="0081e720"/>
    </style:style>
    <style:style style:name="T119" style:family="text">
      <style:text-properties officeooo:rsid="00e066f1"/>
    </style:style>
    <style:style style:name="T120" style:family="text">
      <style:text-properties officeooo:rsid="014d4d52"/>
    </style:style>
    <style:style style:name="T121" style:family="text">
      <style:text-properties officeooo:rsid="010f7142"/>
    </style:style>
    <style:style style:name="T122" style:family="text">
      <style:text-properties officeooo:rsid="008cc140"/>
    </style:style>
    <style:style style:name="T123" style:family="text">
      <style:text-properties officeooo:rsid="01c54fc7"/>
    </style:style>
    <style:style style:name="T124" style:family="text">
      <style:text-properties officeooo:rsid="0091d884"/>
    </style:style>
    <style:style style:name="T125" style:family="text">
      <style:text-properties officeooo:rsid="01c33ec1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style:font-name="Liberation Mono"/>
    </style:style>
    <style:style style:name="T128" style:family="text">
      <style:text-properties officeooo:rsid="014e9328"/>
    </style:style>
    <style:style style:name="T129" style:family="text">
      <style:text-properties officeooo:rsid="015b37bc"/>
    </style:style>
    <style:style style:name="T130" style:family="text">
      <style:text-properties officeooo:rsid="0165eeee"/>
    </style:style>
    <style:style style:name="T131" style:family="text">
      <style:text-properties officeooo:rsid="00d9cc0e"/>
    </style:style>
    <style:style style:name="T132" style:family="text">
      <style:text-properties officeooo:rsid="00703074"/>
    </style:style>
    <style:style style:name="T133" style:family="text">
      <style:text-properties officeooo:rsid="0083b807"/>
    </style:style>
    <style:style style:name="T134" style:family="text">
      <style:text-properties officeooo:rsid="008043fa"/>
    </style:style>
    <style:style style:name="T135" style:family="text">
      <style:text-properties officeooo:rsid="00ba0ccb"/>
    </style:style>
    <style:style style:name="T136" style:family="text">
      <style:text-properties officeooo:rsid="00830407"/>
    </style:style>
    <style:style style:name="T137" style:family="text">
      <style:text-properties officeooo:rsid="00856c8a"/>
    </style:style>
    <style:style style:name="T138" style:family="text">
      <style:text-properties officeooo:rsid="015d0f00"/>
    </style:style>
    <style:style style:name="T139" style:family="text">
      <style:text-properties officeooo:rsid="015cdec7"/>
    </style:style>
    <style:style style:name="T140" style:family="text">
      <style:text-properties fo:color="#000000" loext:opacity="100%" style:font-name="Monospace" fo:font-size="12pt" officeooo:rsid="00e11431" style:font-size-asian="12pt"/>
    </style:style>
    <style:style style:name="T141" style:family="text">
      <style:text-properties fo:color="#000000" loext:opacity="100%" style:font-name="Monospace" fo:font-size="12pt" officeooo:rsid="015cdec7" style:font-size-asian="12pt"/>
    </style:style>
    <style:style style:name="T142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143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44" style:family="text">
      <style:text-properties fo:color="#000000" loext:opacity="100%" style:font-name="Monospace" fo:font-size="12pt" officeooo:rsid="015e4585" style:font-size-asian="12pt"/>
    </style:style>
    <style:style style:name="T145" style:family="text">
      <style:text-properties fo:color="#000000" loext:opacity="100%" style:font-name="Monospace" fo:font-size="12pt" fo:font-weight="bold" style:font-size-asian="12pt" style:font-weight-asian="bold"/>
    </style:style>
    <style:style style:name="T146" style:family="text">
      <style:text-properties officeooo:rsid="001cc21e"/>
    </style:style>
    <style:style style:name="T147" style:family="text">
      <style:text-properties officeooo:rsid="011142b5"/>
    </style:style>
    <style:style style:name="T148" style:family="text">
      <style:text-properties officeooo:rsid="01117f1f"/>
    </style:style>
    <style:style style:name="T149" style:family="text">
      <style:text-properties officeooo:rsid="0015b878"/>
    </style:style>
    <style:style style:name="T150" style:family="text">
      <style:text-properties fo:font-weight="normal" officeooo:rsid="0015b878" style:font-weight-asian="normal" style:font-weight-complex="normal"/>
    </style:style>
    <style:style style:name="T151" style:family="text">
      <style:text-properties officeooo:rsid="01374e54"/>
    </style:style>
    <style:style style:name="T152" style:family="text">
      <style:text-properties officeooo:rsid="00106df3"/>
    </style:style>
    <style:style style:name="T153" style:family="text">
      <style:text-properties officeooo:rsid="00a9f2c1"/>
    </style:style>
    <style:style style:name="T15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55" style:family="text">
      <style:text-properties style:font-name="Monospace" fo:font-size="12pt" fo:font-weight="bold" style:font-size-asian="12pt" style:font-weight-asian="bold" style:font-weight-complex="bold"/>
    </style:style>
    <style:style style:name="T156" style:family="text">
      <style:text-properties style:font-name="Monospace" fo:font-size="12pt" officeooo:rsid="00e01727" style:font-size-asian="12pt"/>
    </style:style>
    <style:style style:name="T157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8" style:family="text">
      <style:text-properties officeooo:rsid="0134ad66"/>
    </style:style>
    <style:style style:name="T159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160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161" style:family="text">
      <style:text-properties officeooo:rsid="01329bd6"/>
    </style:style>
    <style:style style:name="T162" style:family="text">
      <style:text-properties officeooo:rsid="006871d2"/>
    </style:style>
    <style:style style:name="T163" style:family="text">
      <style:text-properties officeooo:rsid="00afb60b"/>
    </style:style>
    <style:style style:name="T164" style:family="text">
      <style:text-properties officeooo:rsid="004fe0a7"/>
    </style:style>
    <style:style style:name="T165" style:family="text">
      <style:text-properties officeooo:rsid="00b14f1a"/>
    </style:style>
    <style:style style:name="T166" style:family="text">
      <style:text-properties officeooo:rsid="0013c2a4"/>
    </style:style>
    <style:style style:name="T167" style:family="text">
      <style:text-properties officeooo:rsid="0135e815"/>
    </style:style>
    <style:style style:name="T168" style:family="text">
      <style:text-properties officeooo:rsid="00abfdb1"/>
    </style:style>
    <style:style style:name="T169" style:family="text">
      <style:text-properties officeooo:rsid="01d38d30"/>
    </style:style>
    <style:style style:name="T170" style:family="text">
      <style:text-properties officeooo:rsid="00e40525"/>
    </style:style>
    <style:style style:name="T171" style:family="text">
      <style:text-properties officeooo:rsid="00e528a7"/>
    </style:style>
    <style:style style:name="T172" style:family="text">
      <style:text-properties fo:font-weight="normal" officeooo:rsid="00e528a7" style:font-weight-asian="normal" style:font-weight-complex="normal"/>
    </style:style>
    <style:style style:name="T173" style:family="text">
      <style:text-properties fo:font-weight="bold" officeooo:rsid="0012df60" style:font-weight-asian="bold" style:font-weight-complex="bold"/>
    </style:style>
    <style:style style:name="T174" style:family="text">
      <style:text-properties officeooo:rsid="0012df60"/>
    </style:style>
    <style:style style:name="T175" style:family="text">
      <style:text-properties fo:font-weight="normal" officeooo:rsid="0012df60" style:font-weight-asian="normal" style:font-weight-complex="normal"/>
    </style:style>
    <style:style style:name="T176" style:family="text">
      <style:text-properties fo:font-size="12pt" officeooo:rsid="006871d2" style:font-size-asian="12pt" style:font-size-complex="12pt"/>
    </style:style>
    <style:style style:name="T177" style:family="text">
      <style:text-properties officeooo:rsid="00ab3420"/>
    </style:style>
    <style:style style:name="T178" style:family="text">
      <style:text-properties officeooo:rsid="0135c9e7"/>
    </style:style>
    <style:style style:name="T179" style:family="text">
      <style:text-properties officeooo:rsid="01d6c162"/>
    </style:style>
    <style:style style:name="T180" style:family="text">
      <style:text-properties officeooo:rsid="01dccb5b"/>
    </style:style>
    <style:style style:name="T181" style:family="text">
      <style:text-properties officeooo:rsid="01d6eea1"/>
    </style:style>
    <style:style style:name="T182" style:family="text">
      <style:text-properties officeooo:rsid="01dae9ce"/>
    </style:style>
    <style:style style:name="T183" style:family="text">
      <style:text-properties officeooo:rsid="01d9272f"/>
    </style:style>
    <style:style style:name="T184" style:family="text">
      <style:text-properties officeooo:rsid="01dc34fe"/>
    </style:style>
    <style:style style:name="T185" style:family="text">
      <style:text-properties officeooo:rsid="005b882f"/>
    </style:style>
    <style:style style:name="T186" style:family="text">
      <style:text-properties officeooo:rsid="011f8607"/>
    </style:style>
    <style:style style:name="T187" style:family="text">
      <style:text-properties officeooo:rsid="005cb14a"/>
    </style:style>
    <style:style style:name="T188" style:family="text">
      <style:text-properties fo:language="en" fo:country="US" officeooo:rsid="00dbee42"/>
    </style:style>
    <style:style style:name="T189" style:family="text">
      <style:text-properties fo:language="en" fo:country="US"/>
    </style:style>
    <style:style style:name="T190" style:family="text">
      <style:text-properties fo:language="en" fo:country="US" officeooo:rsid="00dcddc3"/>
    </style:style>
    <style:style style:name="T191" style:family="text">
      <style:text-properties officeooo:rsid="012c2a7d"/>
    </style:style>
    <style:style style:name="T192" style:family="text">
      <style:text-properties officeooo:rsid="012a459e"/>
    </style:style>
    <style:style style:name="T193" style:family="text">
      <style:text-properties officeooo:rsid="006d8e3b"/>
    </style:style>
    <style:style style:name="T194" style:family="text">
      <style:text-properties officeooo:rsid="008919a5"/>
    </style:style>
    <style:style style:name="T195" style:family="text">
      <style:text-properties fo:language="en" fo:country="US" officeooo:rsid="010594eb"/>
    </style:style>
    <style:style style:name="T196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197" style:family="text">
      <style:text-properties officeooo:rsid="010b6a44"/>
    </style:style>
    <style:style style:name="T198" style:family="text">
      <style:text-properties officeooo:rsid="003d11b2"/>
    </style:style>
    <style:style style:name="T199" style:family="text">
      <style:text-properties officeooo:rsid="0128714e"/>
    </style:style>
    <style:style style:name="T200" style:family="text">
      <style:text-properties officeooo:rsid="010a3260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officeooo:rsid="01d57f65" style:font-style-asian="italic" style:font-style-complex="italic"/>
    </style:style>
    <style:style style:name="T203" style:family="text">
      <style:text-properties officeooo:rsid="01d5bdfb"/>
    </style:style>
    <style:style style:name="T204" style:family="text">
      <style:text-properties officeooo:rsid="010d3039"/>
    </style:style>
    <style:style style:name="T205" style:family="text">
      <style:text-properties officeooo:rsid="00393baf"/>
    </style:style>
    <style:style style:name="T206" style:family="text">
      <style:text-properties officeooo:rsid="0127e321"/>
    </style:style>
    <style:style style:name="T207" style:family="text">
      <style:text-properties officeooo:rsid="01d3a01f"/>
    </style:style>
    <style:style style:name="T208" style:family="text">
      <style:text-properties officeooo:rsid="016f67ea"/>
    </style:style>
    <style:style style:name="T209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210" style:family="text">
      <style:text-properties fo:color="#2a00ff" loext:opacity="100%" style:font-name="Monospace" fo:font-size="12pt" style:font-size-asian="12pt"/>
    </style:style>
    <style:style style:name="T211" style:family="text">
      <style:text-properties fo:color="#000000" loext:opacity="100%" style:font-name="Monospace" fo:font-size="12pt" officeooo:rsid="0177100e" style:font-size-asian="12pt"/>
    </style:style>
    <style:style style:name="T21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213" style:family="text">
      <style:text-properties officeooo:rsid="008aec35"/>
    </style:style>
    <style:style style:name="T214" style:family="text">
      <style:text-properties officeooo:rsid="00f0af8e"/>
    </style:style>
    <style:style style:name="T215" style:family="text">
      <style:text-properties officeooo:rsid="00eb6db3"/>
    </style:style>
    <style:style style:name="T216" style:family="text">
      <style:text-properties officeooo:rsid="00ff3863"/>
    </style:style>
    <style:style style:name="T217" style:family="text">
      <style:text-properties officeooo:rsid="01d6a7e8"/>
    </style:style>
    <style:style style:name="T218" style:family="text">
      <style:text-properties officeooo:rsid="00ef9a6c"/>
    </style:style>
    <style:style style:name="T219" style:family="text">
      <style:text-properties officeooo:rsid="00f04a8b"/>
    </style:style>
    <style:style style:name="T220" style:family="text">
      <style:text-properties officeooo:rsid="0161f237"/>
    </style:style>
    <style:style style:name="T221" style:family="text">
      <style:text-properties officeooo:rsid="00f2983e"/>
    </style:style>
    <style:style style:name="T222" style:family="text">
      <style:text-properties officeooo:rsid="00ebf85c"/>
    </style:style>
    <style:style style:name="T223" style:family="text">
      <style:text-properties officeooo:rsid="00ec406d"/>
    </style:style>
    <style:style style:name="T224" style:family="text">
      <style:text-properties officeooo:rsid="00ed7151"/>
    </style:style>
    <style:style style:name="T225" style:family="text">
      <style:text-properties officeooo:rsid="00ec861d"/>
    </style:style>
    <style:style style:name="T226" style:family="text">
      <style:text-properties officeooo:rsid="01c6e824"/>
    </style:style>
    <style:style style:name="T227" style:family="text">
      <style:text-properties officeooo:rsid="01c6dc08"/>
    </style:style>
    <style:style style:name="T228" style:family="text">
      <style:text-properties officeooo:rsid="00f7bebb"/>
    </style:style>
    <style:style style:name="T229" style:family="text">
      <style:text-properties officeooo:rsid="01010e38"/>
    </style:style>
    <style:style style:name="T230" style:family="text">
      <style:text-properties officeooo:rsid="0102471d"/>
    </style:style>
    <style:style style:name="T231" style:family="text">
      <style:text-properties officeooo:rsid="01c7ff50"/>
    </style:style>
    <style:style style:name="T232" style:family="text">
      <style:text-properties officeooo:rsid="00f3d370"/>
    </style:style>
    <style:style style:name="T233" style:family="text">
      <style:text-properties officeooo:rsid="00fae289"/>
    </style:style>
    <style:style style:name="T234" style:family="text">
      <style:text-properties officeooo:rsid="00fc9d34"/>
    </style:style>
    <style:style style:name="T235" style:family="text">
      <style:text-properties officeooo:rsid="00fd532d"/>
    </style:style>
    <style:style style:name="T236" style:family="text">
      <style:text-properties officeooo:rsid="01466034"/>
    </style:style>
    <style:style style:name="T237" style:family="text">
      <style:text-properties officeooo:rsid="0184f597"/>
    </style:style>
    <style:style style:name="T238" style:family="text">
      <style:text-properties officeooo:rsid="018208b1"/>
    </style:style>
    <style:style style:name="T239" style:family="text">
      <style:text-properties officeooo:rsid="0182afaf"/>
    </style:style>
    <style:style style:name="T240" style:family="text">
      <style:text-properties officeooo:rsid="0186c4ff"/>
    </style:style>
    <style:style style:name="T241" style:family="text">
      <style:text-properties officeooo:rsid="01bf9e9a"/>
    </style:style>
    <style:style style:name="T242" style:family="text">
      <style:text-properties officeooo:rsid="01c042ef"/>
    </style:style>
    <style:style style:name="T243" style:family="text">
      <style:text-properties officeooo:rsid="0195898e"/>
    </style:style>
    <style:style style:name="T244" style:family="text">
      <style:text-properties officeooo:rsid="0184a020"/>
    </style:style>
    <style:style style:name="T245" style:family="text">
      <style:text-properties officeooo:rsid="012fdf0a"/>
    </style:style>
    <style:style style:name="T246" style:family="text">
      <style:text-properties officeooo:rsid="01302d96"/>
    </style:style>
    <style:style style:name="T247" style:family="text">
      <style:text-properties officeooo:rsid="00681f22"/>
    </style:style>
    <style:style style:name="T248" style:family="text">
      <style:text-properties officeooo:rsid="006114db"/>
    </style:style>
    <style:style style:name="T249" style:family="text">
      <style:text-properties officeooo:rsid="00624f5b"/>
    </style:style>
    <style:style style:name="T250" style:family="text">
      <style:text-properties officeooo:rsid="00653b80"/>
    </style:style>
    <style:style style:name="T251" style:family="text">
      <style:text-properties officeooo:rsid="01de69ae"/>
    </style:style>
    <style:style style:name="T252" style:family="text">
      <style:text-properties officeooo:rsid="01e2be9d"/>
    </style:style>
    <style:style style:name="T253" style:family="text">
      <style:text-properties officeooo:rsid="01e2a873"/>
    </style:style>
    <style:style style:name="T254" style:family="text">
      <style:text-properties officeooo:rsid="01473563"/>
    </style:style>
    <style:style style:name="T255" style:family="text">
      <style:text-properties officeooo:rsid="01e58131"/>
    </style:style>
    <style:style style:name="T256" style:family="text">
      <style:text-properties officeooo:rsid="01057303"/>
    </style:style>
    <style:style style:name="T257" style:family="text">
      <style:text-properties style:font-name="Monospace"/>
    </style:style>
    <style:style style:name="T258" style:family="text">
      <style:text-properties officeooo:rsid="0032f410"/>
    </style:style>
    <style:style style:name="T259" style:family="text">
      <style:text-properties officeooo:rsid="00303568"/>
    </style:style>
    <style:style style:name="T260" style:family="text">
      <style:text-properties fo:color="#000000" loext:opacity="100%" style:font-name="Monospace" fo:font-size="12pt" officeooo:rsid="0147d115" style:font-size-asian="12pt"/>
    </style:style>
    <style:style style:name="T261" style:family="text">
      <style:text-properties fo:color="#000000" loext:opacity="100%" style:font-name="Monospace" fo:font-size="12pt" officeooo:rsid="014984d5" style:font-size-asian="12pt"/>
    </style:style>
    <style:style style:name="T262" style:family="text">
      <style:text-properties officeooo:rsid="0147d115"/>
    </style:style>
    <style:style style:name="T263" style:family="text">
      <style:text-properties fo:color="#000000" loext:opacity="100%" style:font-name="Monospace" fo:font-size="12pt" officeooo:rsid="0095ba54" style:font-size-asian="12pt"/>
    </style:style>
    <style:style style:name="T264" style:family="text">
      <style:text-properties officeooo:rsid="01e476e1"/>
    </style:style>
    <style:style style:name="T265" style:family="text">
      <style:text-properties officeooo:rsid="0193624e"/>
    </style:style>
    <style:style style:name="T266" style:family="text">
      <style:text-properties officeooo:rsid="01cdfc78"/>
    </style:style>
    <style:style style:name="T267" style:family="text">
      <style:text-properties officeooo:rsid="001da1b7"/>
    </style:style>
    <style:style style:name="T268" style:family="text">
      <style:text-properties officeooo:rsid="00a75649"/>
    </style:style>
    <style:style style:name="T269" style:family="text">
      <style:text-properties officeooo:rsid="007671f6"/>
    </style:style>
    <style:style style:name="T270" style:family="text">
      <style:text-properties officeooo:rsid="00a602bd"/>
    </style:style>
    <style:style style:name="T271" style:family="text">
      <style:text-properties officeooo:rsid="01209950"/>
    </style:style>
    <style:style style:name="T272" style:family="text">
      <style:text-properties officeooo:rsid="018e5fa3"/>
    </style:style>
    <style:style style:name="T273" style:family="text">
      <style:text-properties officeooo:rsid="018cc5a5"/>
    </style:style>
    <style:style style:name="T274" style:family="text">
      <style:text-properties officeooo:rsid="0073aec6"/>
    </style:style>
    <style:style style:name="T275" style:family="text">
      <style:text-properties officeooo:rsid="006d114d"/>
    </style:style>
    <style:style style:name="T276" style:family="text">
      <style:text-properties officeooo:rsid="0025dcc5"/>
    </style:style>
    <style:style style:name="T277" style:family="text">
      <style:text-properties officeooo:rsid="00723715"/>
    </style:style>
    <style:style style:name="T278" style:family="text">
      <style:text-properties officeooo:rsid="0038d326"/>
    </style:style>
    <style:style style:name="T279" style:family="text">
      <style:text-properties style:font-name="Liberation Mono" fo:font-size="11pt" style:font-size-asian="11pt" style:font-size-complex="11pt"/>
    </style:style>
    <style:style style:name="T280" style:family="text">
      <style:text-properties style:font-name="Liberation Mono" fo:font-size="11pt" officeooo:rsid="018c3737" style:font-size-asian="11pt" style:font-size-complex="11pt"/>
    </style:style>
    <style:style style:name="T281" style:family="text">
      <style:text-properties officeooo:rsid="00743a65"/>
    </style:style>
    <style:style style:name="T282" style:family="text">
      <style:text-properties officeooo:rsid="00a73e3e"/>
    </style:style>
    <style:style style:name="T283" style:family="text">
      <style:text-properties officeooo:rsid="01225476"/>
    </style:style>
    <style:style style:name="T284" style:family="text">
      <style:text-properties officeooo:rsid="012317a0"/>
    </style:style>
    <style:style style:name="T285" style:family="text">
      <style:text-properties officeooo:rsid="003f9daa"/>
    </style:style>
    <style:style style:name="T286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287" style:family="text">
      <style:text-properties officeooo:rsid="00a3c00a"/>
    </style:style>
    <style:style style:name="T288" style:family="text">
      <style:text-properties officeooo:rsid="00a59704"/>
    </style:style>
    <style:style style:name="T289" style:family="text">
      <style:text-properties officeooo:rsid="00a5a802"/>
    </style:style>
    <style:style style:name="T290" style:family="text">
      <style:text-properties officeooo:rsid="00a5f072"/>
    </style:style>
    <style:style style:name="T291" style:family="text">
      <style:text-properties officeooo:rsid="00c0b9ab"/>
    </style:style>
    <style:style style:name="T292" style:family="text">
      <style:text-properties officeooo:rsid="007657e5"/>
    </style:style>
    <style:style style:name="T293" style:family="text">
      <style:text-properties officeooo:rsid="0039301b"/>
    </style:style>
    <style:style style:name="T294" style:family="text">
      <style:text-properties officeooo:rsid="007551de"/>
    </style:style>
    <style:style style:name="T295" style:family="text">
      <style:text-properties officeooo:rsid="00b16af3"/>
    </style:style>
    <style:style style:name="T296" style:family="text">
      <style:text-properties officeooo:rsid="0021de7b"/>
    </style:style>
    <style:style style:name="T297" style:family="text">
      <style:text-properties officeooo:rsid="008b9b84"/>
    </style:style>
    <style:style style:name="T298" style:family="text">
      <style:text-properties officeooo:rsid="008c915f"/>
    </style:style>
    <style:style style:name="T299" style:family="text">
      <style:text-properties officeooo:rsid="00b2b3f6"/>
    </style:style>
    <style:style style:name="T300" style:family="text">
      <style:text-properties officeooo:rsid="00b44aa5"/>
    </style:style>
    <style:style style:name="T301" style:family="text">
      <style:text-properties officeooo:rsid="01aa32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an SoundLab</text:p>
      <text:p text:style-name="P2">doc<text:span text:style-name="T1">umentation</text:span> version <text:span text:style-name="T2">3</text:span><text:span text:style-name="T3">.0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65_3722319505" text:style-name="Index_20_Link" text:visited-style-name="Index_20_Link">Overview<text:tab/>2</text:a></text:p>
          <text:p text:style-name="P4"><text:a xlink:type="simple" xlink:href="#__RefHeading___Toc2266_2117524140" text:style-name="Index_20_Link" text:visited-style-name="Index_20_Link">Architecture<text:tab/>2</text:a></text:p>
          <text:p text:style-name="P3"><text:a xlink:type="simple" xlink:href="#__RefHeading___Toc367_3722319505" text:style-name="Index_20_Link" text:visited-style-name="Index_20_Link">Synthesizer<text:tab/>2</text:a></text:p>
          <text:p text:style-name="P3"><text:a xlink:type="simple" xlink:href="#__RefHeading___Toc369_3722319505" text:style-name="Index_20_Link" text:visited-style-name="Index_20_Link">AudioServer<text:tab/>2</text:a></text:p>
          <text:p text:style-name="P3"><text:a xlink:type="simple" xlink:href="#__RefHeading___Toc371_3722319505" text:style-name="Index_20_Link" text:visited-style-name="Index_20_Link">OceanGUI<text:tab/>3</text:a></text:p>
          <text:p text:style-name="P3"><text:a xlink:type="simple" xlink:href="#__RefHeading___Toc373_3722319505" text:style-name="Index_20_Link" text:visited-style-name="Index_20_Link">comstack<text:tab/>3</text:a></text:p>
          <text:p text:style-name="P3"><text:a xlink:type="simple" xlink:href="#__RefHeading___Toc184_3722319505" text:style-name="Index_20_Link" text:visited-style-name="Index_20_Link">Composer<text:tab/>3</text:a></text:p>
          <text:p text:style-name="P4"><text:a xlink:type="simple" xlink:href="#__RefHeading___Toc1279_1417350381" text:style-name="Index_20_Link" text:visited-style-name="Index_20_Link">Programming/ main.synth<text:tab/>4</text:a></text:p>
          <text:p text:style-name="P4"><text:a xlink:type="simple" xlink:href="#__RefHeading___Toc588_3722319505" text:style-name="Index_20_Link" text:visited-style-name="Index_20_Link">add/ Play notes using an instrument<text:tab/>6</text:a></text:p>
          <text:p text:style-name="P4"><text:a xlink:type="simple" xlink:href="#__RefHeading___Toc2984_3144746278" text:style-name="Index_20_Link" text:visited-style-name="Index_20_Link">ADSR<text:tab/>8</text:a></text:p>
          <text:p text:style-name="P4"><text:a xlink:type="simple" xlink:href="#__RefHeading___Toc2986_3144746278" text:style-name="Index_20_Link" text:visited-style-name="Index_20_Link">call / return subroutine<text:tab/>9</text:a></text:p>
          <text:p text:style-name="P4"><text:a xlink:type="simple" xlink:href="#__RefHeading___Toc2988_3144746278" text:style-name="Index_20_Link" text:visited-style-name="Index_20_Link">exit<text:tab/>9</text:a></text:p>
          <text:p text:style-name="P4"><text:a xlink:type="simple" xlink:href="#__RefHeading___Toc2086_2117524140" text:style-name="Index_20_Link" text:visited-style-name="Index_20_Link">Instrument<text:tab/>9</text:a></text:p>
          <text:p text:style-name="P4"><text:a xlink:type="simple" xlink:href="#__RefHeading___Toc350_3722319505" text:style-name="Index_20_Link" text:visited-style-name="Index_20_Link">Notes<text:tab/>10</text:a></text:p>
          <text:p text:style-name="P4"><text:a xlink:type="simple" xlink:href="#__RefHeading___Toc190_3722319505" text:style-name="Index_20_Link" text:visited-style-name="Index_20_Link">Oscillator/osc<text:tab/>11</text:a></text:p>
          <text:p text:style-name="P4"><text:a xlink:type="simple" xlink:href="#__RefHeading___Toc2992_3144746278" text:style-name="Index_20_Link" text:visited-style-name="Index_20_Link">play<text:tab/>12</text:a></text:p>
          <text:p text:style-name="P4"><text:a xlink:type="simple" xlink:href="#__RefHeading___Toc1438_2624537896" text:style-name="Index_20_Link" text:visited-style-name="Index_20_Link">Pause<text:tab/>12</text:a></text:p>
          <text:p text:style-name="P4"><text:a xlink:type="simple" xlink:href="#__RefHeading___Toc348_3722319505" text:style-name="Index_20_Link" text:visited-style-name="Index_20_Link">random /generate notes<text:tab/>12</text:a></text:p>
          <text:p text:style-name="P5"><text:a xlink:type="simple" xlink:href="#__RefHeading___Toc352_3722319505" text:style-name="Index_20_Link" text:visited-style-name="Index_20_Link">Field specification<text:tab/>12</text:a></text:p>
          <text:p text:style-name="P4"><text:a xlink:type="simple" xlink:href="#__RefHeading___Toc2994_3144746278" text:style-name="Index_20_Link" text:visited-style-name="Index_20_Link">rec / store sound<text:tab/>15</text:a></text:p>
          <text:p text:style-name="P4"><text:a xlink:type="simple" xlink:href="#__RefHeading___Toc2996_3144746278" text:style-name="Index_20_Link" text:visited-style-name="Index_20_Link">Record / to file<text:tab/>16</text:a></text:p>
          <text:p text:style-name="P4"><text:a xlink:type="simple" xlink:href="#__RefHeading___Toc2998_3144746278" text:style-name="Index_20_Link" text:visited-style-name="Index_20_Link">Return / from subroutine<text:tab/>16</text:a></text:p>
          <text:p text:style-name="P4"><text:a xlink:type="simple" xlink:href="#__RefHeading___Toc1436_2624537896" text:style-name="Index_20_Link" text:visited-style-name="Index_20_Link">Set<text:tab/>16</text:a></text:p>
          <text:p text:style-name="P4"><text:a xlink:type="simple" xlink:href="#__RefHeading___Toc3000_3144746278" text:style-name="Index_20_Link" text:visited-style-name="Index_20_Link">start<text:tab/>16</text:a></text:p>
          <text:p text:style-name="P4"><text:a xlink:type="simple" xlink:href="#__RefHeading___Toc3002_3144746278" text:style-name="Index_20_Link" text:visited-style-name="Index_20_Link">stop<text:tab/>17</text:a></text:p>
          <text:p text:style-name="P3"><text:a xlink:type="simple" xlink:href="#__RefHeading___Toc1472_2624537896" text:style-name="Index_20_Link" text:visited-style-name="Index_20_Link">Appendix<text:tab/>18</text:a></text:p>
          <text:p text:style-name="P4"><text:a xlink:type="simple" xlink:href="#__RefHeading___Toc2735_872641071" text:style-name="Index_20_Link" text:visited-style-name="Index_20_Link">Directory structure<text:tab/>18</text:a></text:p>
          <text:p text:style-name="P4"><text:a xlink:type="simple" xlink:href="#__RefHeading___Toc2264_2117524140" text:style-name="Index_20_Link" text:visited-style-name="Index_20_Link">Full Example<text:tab/>18</text:a></text:p>
          <text:p text:style-name="P4"><text:a xlink:type="simple" xlink:href="#__RefHeading___Toc3004_3144746278" text:style-name="Index_20_Link" text:visited-style-name="Index_20_Link">3rd party products<text:tab/>18</text:a></text:p>
          <text:p text:style-name="P4"><text:a xlink:type="simple" xlink:href="#__RefHeading___Toc3006_3144746278" text:style-name="Index_20_Link" text:visited-style-name="Index_20_Link">Installation<text:tab/>19</text:a></text:p>
          <text:p text:style-name="P3"><text:a xlink:type="simple" xlink:href="#__RefHeading___Toc192_3722319505" text:style-name="Index_20_Link" text:visited-style-name="Index_20_Link">Glossary<text:tab/>19</text:a></text:p>
          <text:p text:style-name="P4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6" text:outline-level="1"/>
      <text:h text:style-name="P7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8"/>
      <text:p text:style-name="P8"><draw:g text:anchor-type="paragraph" draw:z-index="0" draw:name="Group object 1" draw:style-name="gr1"><svg:title>read</svg:title><draw:custom-shape draw:style-name="gr2" draw:text-style-name="P10" xml:id="id2" draw:id="id2" svg:width="1.2504in" svg:height="0.8752in" svg:x="2.3524in" svg:y="2.1799in"><text:p text:style-name="P9"><text:span text:style-name="T4">Control 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4" draw:id="id4" svg:width="1.2504in" svg:height="0.8752in" svg:x="0.7287in" svg:y="2.163in"><text:p text:style-name="P9"><text:span text:style-name="T4">Audio Data 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5" draw:id="id5" svg:width="1.2504in" svg:height="0.8752in" svg:x="3.9752in" svg:y="2.163in"><text:p text:style-name="P9"><text:span text:style-name="T4">Audio Data 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3" draw:text-style-name="P10" xml:id="id1" draw:id="id1" svg:width="2.0004in" svg:height="0.6252in" svg:x="0.6945in" svg:y="0.163in"><text:p text:style-name="P9"><text:span text:style-name="T4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10" xml:id="id3" draw:id="id3" svg:width="2.1378in" svg:height="0.6252in" svg:x="3.0571in" svg:y="0.163in"><text:p text:style-name="P9"><text:span text:style-name="T4">Audios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6" draw:id="id6" svg:width="2.0004in" svg:height="0.6252in" svg:x="0.6953in" svg:y="3.8638in"><text:p text:style-name="P9"><text:span text:style-name="T4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7" draw:id="id7" svg:width="2.0004in" svg:height="0.6252in" svg:x="3.1752in" svg:y="3.8638in"><text:p text:style-name="P9"><text:span text:style-name="T4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5" draw:text-style-name="P11" svg:x1="1.6945in" svg:y1="0.7882in" svg:x2="2.9772in" svg:y2="2.1799in" draw:start-shape="id1" draw:end-shape="id2" draw:end-glue-point="0" svg:d="M4304 2002v1769h3258v1766" svg:viewBox="0 0 3260 3537"><text:p/></draw:connector><draw:connector draw:style-name="gr5" draw:text-style-name="P11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6" draw:text-style-name="P11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7" draw:text-style-name="P11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8" draw:text-style-name="P11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9" draw:text-style-name="P11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0" draw:text-style-name="P11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1" draw:text-style-name="P11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2" draw:text-style-name="P10" xml:id="id8" draw:id="id8" svg:width="0.8752in" svg:height="0.7504in" svg:x="5.9445in" svg:y="3.7882in"><text:p text:style-name="P9"><text:span text:style-name="T4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4" draw:text-style-name="P10" xml:id="id9" draw:id="id9" svg:width="0.8748in" svg:height="0.7504in" svg:x="5.9453in" svg:y="0.1264in"><text:p text:style-name="P9"><text:span text:style-name="T4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4" draw:text-style-name="P10" xml:id="id10" draw:id="id10" svg:width="0.8748in" svg:height="0.7504in" svg:x="0.0008in" svg:y="0.9925in"><text:p text:style-name="P9"><text:span text:style-name="T4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5" draw:text-style-name="P11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8"/>
      <text:p text:style-name="P8"/>
      <text:p text:style-name="P8"/>
      <text:p text:style-name="P8"><draw:frame text:anchor-type="paragraph" draw:z-index="1" draw:name="Text Frame 1" draw:style-name="gr16" draw:text-style-name="P12" svg:width="0.6941in" svg:height="0.3039in" svg:x="4.3984in" svg:y="0.1138in"><draw:text-box><text:p>read</text:p></draw:text-box></draw:frame><draw:frame text:anchor-type="paragraph" draw:z-index="2" draw:name="Text Frame 2" draw:style-name="gr16" draw:text-style-name="P12" svg:width="0.6941in" svg:height="0.3039in" svg:x="3.4799in" svg:y="-0.411in"><draw:text-box><text:p>read</text:p></draw:text-box></draw:frame><draw:frame text:anchor-type="paragraph" draw:z-index="3" draw:name="Text Frame 3" draw:style-name="gr16" draw:text-style-name="P12" svg:width="0.6941in" svg:height="0.3039in" svg:x="3.3484in" svg:y="0.3764in"><draw:text-box><text:p>write</text:p></draw:text-box></draw:frame></text:p>
      <text:p text:style-name="P8"><draw:frame text:anchor-type="paragraph" draw:z-index="4" draw:name="Text Frame 4" draw:style-name="gr16" draw:text-style-name="P12" svg:width="0.6941in" svg:height="0.3039in" svg:x="1.2484in" svg:y="-0.1484in"><draw:text-box><text:p>write</text:p></draw:text-box></draw:frame><draw:frame text:anchor-type="paragraph" draw:z-index="5" draw:name="Text Frame 5" draw:style-name="gr16" draw:text-style-name="P12" svg:width="0.6941in" svg:height="0.3039in" svg:x="2.6925in" svg:y="1.8201in"><draw:text-box><text:p>read/writ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h text:style-name="P14" text:outline-level="1"><text:bookmark-start text:name="__RefHeading___Toc367_3722319505"/>Synthesizer<text:bookmark-end text:name="__RefHeading___Toc367_3722319505"/></text:h>
      <text:p text:style-name="P15">The<text:span text:style-name="T5"> synthesizer process</text:span> <text:span text:style-name="T6">e</text:span><text:span text:style-name="T7">xecut</text:span><text:span text:style-name="T8">es</text:span> the <text:span text:style-name="T9">control</text:span> data. The <text:span text:style-name="T9">execution</text:span> <text:span text:style-name="T7">may impact</text:span> the <text:span text:style-name="T7">processing of waveforms and </text:span>data I/O <text:span text:style-name="T7">in conjunction with </text:span>memory array<text:span text:style-name="T7">s</text:span><text:span text:style-name="T9"> and</text:span><text:span text:style-name="T7"> files.</text:span></text:p>
      <text:p text:style-name="P16">The synthesizer generates audio data, that is processed by the <text:span text:style-name="T10">A</text:span>udio<text:span text:style-name="T10">S</text:span>erver.</text:p>
      <text:h text:style-name="P17" text:outline-level="1"><text:bookmark-start text:name="__RefHeading___Toc369_3722319505"/>Audio<text:span text:style-name="T11">S</text:span>erver<text:bookmark-end text:name="__RefHeading___Toc369_3722319505"/></text:h>
      <text:p text:style-name="P18">The <text:span text:style-name="T12">A</text:span>udio<text:span text:style-name="T12">S</text:span>erver process<text:span text:style-name="T13"> is the device driver for </text:span>audio data, that is generated by the <text:span text:style-name="T10">S</text:span>ynthesizer process<text:span text:style-name="T13">. It w</text:span>rites th<text:span text:style-name="T13">is </text:span>data directly to the RtAudio API<text:span text:style-name="T6"> (github)</text:span>. The API is configured to work <text:span text:style-name="T14">together </text:span>with the UNIX <text:span text:style-name="T11">P</text:span>ulseaudio facility.</text:p>
      <text:p text:style-name="P19"><text:soft-page-break/>The properties of the <text:span text:style-name="T15">A</text:span>udio<text:span text:style-name="T15">S</text:span>erver are fixed to a sampling rate of 4<text:span text:style-name="T9">80</text:span>00 <text:span text:style-name="T16">and to </text:span>16-bit <text:span text:style-name="T17">of </text:span>stereo output.</text:p>
      <text:h text:style-name="P20" text:outline-level="1"><text:bookmark-start text:name="__RefHeading___Toc371_3722319505"/>OceanGUI<text:bookmark-end text:name="__RefHeading___Toc371_3722319505"/></text:h>
      <text:p text:style-name="P21">The OceanGUI was developed in parallel to the synthesizer after having a working <text:span text:style-name="T15">A</text:span>udio<text:span text:style-name="T15">S</text:span>erver.</text:p>
      <text:p text:style-name="P21"><text:span text:style-name="T18">But a</text:span>fter the <text:span text:style-name="T15">C</text:span>omposer is available the OceanGUI <text:span text:style-name="T18">is preferably</text:span> used to check out sounds and store them into instrument files as well as note sentence fragments. <text:span text:style-name="T18">It is also usable to extend the standard waveforms by a spectrum . The spectrum is related to an instrument, so that specific characteristics are possible.</text:span></text:p>
      <text:p text:style-name="P22">During the composer run the GUI functionality is<text:span text:style-name="T9"> switched into an observer mode</text:span>.</text:p>
      <text:p text:style-name="P23">The GUI surface uses the same nouns as the <text:span text:style-name="T19">C</text:span>omposer. For more details refer to the <text:span text:style-name="T19">C</text:span>omposer<text:span text:style-name="T19"> section of this manual</text:span>. The impact of special functions is also visible on the screen. </text:p>
      <text:p text:style-name="P23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4">Record Sound in StA</text:p>
      <text:p text:style-name="P24">1. Select StA to start recording</text:p>
      <text:p text:style-name="P24">2. Select StA again to stop recordig</text:p>
      <text:p text:style-name="P24">3. Use one of the check boxes to play sound of the checked StA</text:p>
      <text:p text:style-name="P24">Clear Storage Area:</text:p>
      <text:p text:style-name="P24">1. Select StA by one of the radio buttons. It starts to add sound to this StA.</text:p>
      <text:p text:style-name="P24"><text:soft-page-break/>2. Push button &lt;Clear&gt; atz any moment..</text:p>
      <text:p text:style-name="P25">Save Sound to File:</text:p>
      <text:p text:style-name="P25">1. Push radio button <text:span text:style-name="T20">&lt;</text:span>External<text:span text:style-name="T20">&gt;</text:span> to record sound (the Progress bar shows the record progress)</text:p>
      <text:p text:style-name="P25">2. Push radio button <text:span text:style-name="T20">&lt;</text:span>External<text:span text:style-name="T20">&gt;</text:span> again to stop recording</text:p>
      <text:p text:style-name="P25">3. Use push button <text:span text:style-name="T20">&lt;</text:span>Save<text:span text:style-name="T20">&gt;</text:span> to store<text:span text:style-name="T20"> the content of the StA External into a file</text:span>.</text:p>
      <text:p text:style-name="P25">The file name <text:span text:style-name="T20">the wav file is</text:span> generated automatically. The mp3 file synthesizer.mp3 is located in directory<text:span text:style-name="T21"> </text:span>OCEANDIR/var/wav . If the content of this file shall survive the next "Save to sound file" action it must be renamed manually.</text:p>
      <text:p text:style-name="P26">Note: to recover an overwritten mp3 load the wav file and &lt;Save&gt; it.</text:p>
      <text:h text:style-name="P27" text:outline-level="1"><text:bookmark-start text:name="__RefHeading___Toc373_3722319505"/>comstack<text:bookmark-end text:name="__RefHeading___Toc373_3722319505"/></text:h>
      <text:p text:style-name="P22">the comstack is a text based editor for the interface data like a debugging tool. </text:p>
      <text:h text:style-name="P28" text:outline-level="1"><text:bookmark-start text:name="__RefHeading___Toc184_3722319505"/>Composer<text:bookmark-end text:name="__RefHeading___Toc184_3722319505"/></text:h>
      <text:p text:style-name="P29"><text:span text:style-name="T22">Lets say, the composer is processing a complex preset, a program. </text:span>The composer <text:span text:style-name="T13">compiles</text:span> the<text:span text:style-name="T23"> program</text:span> <text:span text:style-name="T13">by</text:span> interpret<text:span text:style-name="T13">ing</text:span> it and gen<text:span text:style-name="T24">e</text:span>rat<text:span text:style-name="T13">ing</text:span> a time ordered sequence <text:s/>of changes of the <text:span text:style-name="T9">control</text:span> data, that is <text:span text:style-name="T7">executed</text:span> <text:span text:style-name="T13">in real time </text:span>by the synthesizer<text:span text:style-name="T7">, </text:span>accordingly.</text:p>
      <text:p text:style-name="P30">The composer run can be separated into phases: <text:s/>preprocessing -&gt; <text:span text:style-name="T25">compilation</text:span> -&gt; execution</text:p>
      <text:p text:style-name="P31">The <text:span text:style-name="T26">program line is structured as f</text:span>ollo<text:span text:style-name="T26">ws:</text:span> </text:p>
      <text:list text:style-name="L1">
        <text:list-item>
          <text:p text:style-name="P32">Keyword followed by one or more words, describing the keyword specific action, </text:p>
        </text:list-item>
        <text:list-item>
          <text:p text:style-name="P32"><text:span text:style-name="T26">user defined </text:span>identifier name followed be an equal sign (=) followed be a value<text:span text:style-name="T26"> (macro definition)</text:span>, </text:p>
        </text:list-item>
        <text:list-item>
          <text:p text:style-name="P32"><text:span text:style-name="T26">user defined notes </text:span>filename, followed b<text:span text:style-name="T27">y</text:span> a filename followed be a plus sign (+) followed by a filename<text:span text:style-name="T26"> (search path for notes)</text:span>,</text:p>
        </text:list-item>
        <text:list-item>
          <text:p text:style-name="P32"><text:span text:style-name="T26">user defined </text:span>:subroutine name , the subroutine name must start with a colon (:) . </text:p>
        </text:list-item>
        <text:list-item>
          <text:p text:style-name="P33">hash sign (#) followed by a user defined comment text. This text is ignored during the <text:span text:style-name="T25">preprocessing</text:span> phase.</text:p>
        </text:list-item>
      </text:list>
      <text:h text:style-name="P34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35">program line at witch the processing of main.synth<text:span text:style-name="T28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9">call</text:span><text:span text:style-name="T30"> :subroutine</text:span></text:p>
          </table:table-cell>
          <table:table-cell table:style-name="Table6.A1" office:value-type="string">
            <text:p text:style-name="P36">jump to a subroutine. The <text:span text:style-name="T15">colon(</text:span>:<text:span text:style-name="T1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36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36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9">include</text:span><text:span text:style-name="T30"> file</text:span></text:p>
          </table:table-cell>
          <table:table-cell table:style-name="Table6.A1" office:value-type="string">
            <text:p text:style-name="P36">replace the <text:span text:style-name="T31">program line</text:span> where the include statement occurred by the content of file<text:span text:style-name="T32">.inc </text:span>. <text:span text:style-name="T33">The action is performed as part of the pre</text:span><text:span text:style-name="T15">p</text:span><text:span text:style-name="T34">r</text:span><text:span text:style-name="T33">o</text:span><text:span text:style-name="T35">c</text:span><text:span text:style-name="T33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36"> </text:span>=<text:span text:style-name="T36"> </text:span>value</text:p>
          </table:table-cell>
          <table:table-cell table:style-name="Table6.A1" office:value-type="string">
            <text:p text:style-name="P36">intended to make the program more readable. </text:p>
            <text:p text:style-name="P37"><text:span text:style-name="T37">V</text:span>ariable behaves like a macro that is applied to the complete program text, so that each occur<text:span text:style-name="T31">rence</text:span> of variable is replaces by value, regardless of <text:span text:style-name="T37">a syntax check. </text:span><text:span text:style-name="T33">The action is performed as part of the </text:span><text:span text:style-name="T35">pr</text:span><text:span text:style-name="T15">e</text:span><text:span text:style-name="T34">p</text:span><text:span text:style-name="T33">rocessing</text:span></text:p>
            <text:p text:style-name="P38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38"> </text:span>=<text:span text:style-name="T38"> </text:span>filea + fileb</text:p>
          </table:table-cell>
          <table:table-cell table:style-name="Table6.A1" office:value-type="string">
            <text:p text:style-name="P37">append filea.kbd with the content of fileb.kbd and store it as Synthesizer/var/auto/file.kbd, where file, filea and fileb are arbitrary names without separator characters (space, tab).<text:span text:style-name="T30"> The search for filea and fileb is Synthesizer/etc/Notes and Synthesizer/var/auto</text:span><text:span text:style-name="T33">.</text:span></text:p>
            <text:p text:style-name="P39">The action + is performed during the interpreter run.</text:p>
            <text:p text:style-name="P40">NOTE: the have to be spaces on the left and the right of the equal (=) sign<text:span text:style-name="T38"> and the plus (+) sign.</text:span></text:p>
          </table:table-cell>
        </table:table-row>
        <table:table-row>
          <table:table-cell table:style-name="Table6.A1" office:value-type="string">
            <text:p text:style-name="P41">text "text"</text:p>
          </table:table-cell>
          <table:table-cell table:style-name="Table6.A1" office:value-type="string">
            <text:p text:style-name="P42">print out all after keyword text <text:span text:style-name="T39">during the processing phase</text:span></text:p>
          </table:table-cell>
        </table:table-row>
      </table:table>
      <text:p text:style-name="P43"/>
      <text:p text:style-name="P44">Note<text:span text:style-name="T40">s</text:span>: </text:p>
      <text:p text:style-name="P44"><text:span text:style-name="T41">I</text:span><text:span text:style-name="T42">n the last phase of the composer call</text:span><text:span text:style-name="T43">,</text:span><text:span text:style-name="T41"> t</text:span>h<text:span text:style-name="T41">e</text:span> data is transformed by the <text:span text:style-name="T44">S</text:span>ynthesizer <text:span text:style-name="T45">and AudioServer </text:span>into <text:span text:style-name="T45">physical </text:span>sound<text:span text:style-name="T41">.</text:span></text:p>
      <text:p text:style-name="P45"><text:span text:style-name="T40">Special n</text:span>ote on include files:</text:p>
      <text:p text:style-name="P46">The location where include files sho<text:span text:style-name="T41">uld</text:span> be inserted in<text:span text:style-name="T41">to</text:span> a program file depends on the content of the include file. If it contains <text:span text:style-name="T46">subroutines it must be added </text:span><text:span text:style-name="T44">at</text:span><text:span text:style-name="T46"> the end of the </text:span><text:span text:style-name="T40">main.synth </text:span><text:span text:style-name="T46">program file. In all other cases it can be placed as needed</text:span><text:span text:style-name="T47"> and it can be included multiple times.</text:span><text:span text:style-name="T48"> include files may also contain include files. </text:span></text:p>
      <text:p text:style-name="P47">Example<text:span text:style-name="T49">: manage program flow with </text:span>main.synth</text:p>
      <text:p text:style-name="P48" loext:marker-style-name="T50"><text:span text:style-name="T51">call :syntaxtest1</text:span></text:p>
      <text:p text:style-name="P48" loext:marker-style-name="T50"><text:span text:style-name="T51">call :maintest</text:span><text:span text:style-name="T51"/></text:p>
      <text:p text:style-name="P48" loext:marker-style-name="T50"><text:span text:style-name="T51">exit</text:span><text:span text:style-name="T51"/></text:p>
      <text:p text:style-name="P48" loext:marker-style-name="T50"><text:span text:style-name="T51">:syntaxtest1</text:span><text:span text:style-name="T51"/></text:p>
      <text:p text:style-name="P48" loext:marker-style-name="T50"><text:span text:style-name="T51">text syntax check program flow</text:span><text:span text:style-name="T51"/></text:p>
      <text:p text:style-name="P48" loext:marker-style-name="T50"><text:span text:style-name="T51">include lib</text:span><text:span text:style-name="T51"/></text:p>
      <text:p text:style-name="P48" loext:marker-style-name="T50"><text:span text:style-name="T52">return</text:span><text:span text:style-name="T52"/></text:p>
      <text:p text:style-name="P49" loext:marker-style-name="T50"/>
      <text:p text:style-name="P48" loext:marker-style-name="T50"><text:span text:style-name="T51">:maintest</text:span><text:span text:style-name="T51"/></text:p>
      <text:p text:style-name="P50" loext:marker-style-name="T50"><text:span text:style-name="T51">text entering main test</text:span></text:p>
      <text:p text:style-name="P48" loext:marker-style-name="T50"><text:span text:style-name="T51">pause key</text:span><text:span text:style-name="T51"/></text:p>
      <text:p text:style-name="P51" loext:marker-style-name="T50"><text:span text:style-name="T51"/></text:p>
      <text:p text:style-name="P46"><text:span text:style-name="T48">The composer reports line nr and filename of a com</text:span><text:span text:style-name="T40">ma</text:span><text:span text:style-name="T48">nd line.</text:span></text:p>
      <text:p text:style-name="P52">Table <text:sequence text:ref-name="refTable0" text:name="Table" text:formula="ooow:Table+1" style:num-format="1">1</text:sequence>: Keywords<text:span text:style-name="T40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Keyword</text:p>
          </table:table-cell>
          <table:table-cell table:style-name="Table2.A1" office:value-type="string">
            <text:p text:style-name="P54">short description</text:p>
          </table:table-cell>
        </table:table-row>
        <text:soft-page-break/>
        <table:table-row>
          <table:table-cell table:style-name="Table2.A1" office:value-type="string">
            <text:p text:style-name="P55">add</text:p>
          </table:table-cell>
          <table:table-cell table:style-name="Table2.A1" office:value-type="string">
            <text:p text:style-name="P56"><text:span text:style-name="T53">store</text:span> the instrument playing notes <text:span text:style-name="T53">in</text:span>to a memory array</text:p>
          </table:table-cell>
        </table:table-row>
        <table:table-row>
          <table:table-cell table:style-name="Table2.A1" office:value-type="string">
            <text:p text:style-name="P55">adsr</text:p>
          </table:table-cell>
          <table:table-cell table:style-name="Table2.A1" office:value-type="string">
            <text:p text:style-name="P56">Control single elements of the ADSR facility</text:p>
          </table:table-cell>
        </table:table-row>
        <table:table-row>
          <table:table-cell table:style-name="Table2.A1" office:value-type="string">
            <text:p text:style-name="P57">call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7">include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5">instrument </text:p>
          </table:table-cell>
          <table:table-cell table:style-name="Table2.A1" office:value-type="string">
            <text:p text:style-name="P59"><text:span text:style-name="T54">assign the current</text:span> instrument</text:p>
          </table:table-cell>
        </table:table-row>
        <table:table-row>
          <table:table-cell table:style-name="Table2.A1" office:value-type="string">
            <text:p text:style-name="P60">notes</text:p>
          </table:table-cell>
          <table:table-cell table:style-name="Table2.A1" office:value-type="string">
            <text:p text:style-name="P59"><text:span text:style-name="T54">assign and </text:span>define <text:span text:style-name="T54">notes for proces</text:span><text:span text:style-name="T35">s</text:span><text:span text:style-name="T54">ing</text:span></text:p>
          </table:table-cell>
        </table:table-row>
        <table:table-row>
          <table:table-cell table:style-name="Table2.A1" office:value-type="string">
            <text:p text:style-name="P60">osc</text:p>
          </table:table-cell>
          <table:table-cell table:style-name="Table2.A1" office:value-type="string">
            <text:p text:style-name="P59">Control the oscillators (Main, VCO and FMO)</text:p>
          </table:table-cell>
        </table:table-row>
        <table:table-row>
          <table:table-cell table:style-name="Table2.A1" office:value-type="string">
            <text:p text:style-name="P60">play</text:p>
          </table:table-cell>
          <table:table-cell table:style-name="Table2.A1" office:value-type="string">
            <text:p text:style-name="P59"><text:span text:style-name="T55">Managing</text:span> the<text:span text:style-name="T54"> output of</text:span> memory <text:span text:style-name="T55">arrays</text:span></text:p>
          </table:table-cell>
        </table:table-row>
        <table:table-row>
          <table:table-cell table:style-name="Table2.A1" office:value-type="string">
            <text:p text:style-name="P60">pause</text:p>
          </table:table-cell>
          <table:table-cell table:style-name="Table2.A1" office:value-type="string">
            <text:p text:style-name="P59">wait for some seconds before the next statement is processed</text:p>
          </table:table-cell>
        </table:table-row>
        <table:table-row>
          <table:table-cell table:style-name="Table2.A1" office:value-type="string">
            <text:p text:style-name="P60">random</text:p>
          </table:table-cell>
          <table:table-cell table:style-name="Table2.A1" office:value-type="string">
            <text:p text:style-name="P59">generate notes according to the specified rules</text:p>
          </table:table-cell>
        </table:table-row>
        <table:table-row>
          <table:table-cell table:style-name="Table2.A1" office:value-type="string">
            <text:p text:style-name="P60">rec</text:p>
          </table:table-cell>
          <table:table-cell table:style-name="Table2.A1" office:value-type="string">
            <text:p text:style-name="P59">Control the recording to the <text:span text:style-name="T43">Storage Area (StA)</text:span></text:p>
          </table:table-cell>
        </table:table-row>
        <table:table-row>
          <table:table-cell table:style-name="Table2.A1" office:value-type="string">
            <text:p text:style-name="P60">record</text:p>
          </table:table-cell>
          <table:table-cell table:style-name="Table2.A1" office:value-type="string">
            <text:p text:style-name="P59">Control the recording of the output</text:p>
          </table:table-cell>
        </table:table-row>
        <table:table-row>
          <table:table-cell table:style-name="Table2.A1" office:value-type="string">
            <text:p text:style-name="P60">return</text:p>
          </table:table-cell>
          <table:table-cell table:style-name="Table2.A1" office:value-type="string">
            <text:p text:style-name="P59">Control the <text:span text:style-name="T56">flow</text:span> of the synthesizer program</text:p>
          </table:table-cell>
        </table:table-row>
        <table:table-row>
          <table:table-cell table:style-name="Table2.A1" office:value-type="string">
            <text:p text:style-name="P61">set</text:p>
          </table:table-cell>
          <table:table-cell table:style-name="Table2.A1" office:value-type="string">
            <text:p text:style-name="P62">specify certain properties</text:p>
          </table:table-cell>
        </table:table-row>
        <table:table-row>
          <table:table-cell table:style-name="Table2.A1" office:value-type="string">
            <text:p text:style-name="P60">start/stop</text:p>
          </table:table-cell>
          <table:table-cell table:style-name="Table2.A1" office:value-type="string">
            <text:p text:style-name="P59">start/stop sub processes (Synthesizer /AudioServer)</text:p>
          </table:table-cell>
        </table:table-row>
        <table:table-row>
          <table:table-cell table:style-name="Table2.A1" office:value-type="string">
            <text:p text:style-name="P63">=</text:p>
          </table:table-cell>
          <table:table-cell table:style-name="Table2.A1" office:value-type="string">
            <text:p text:style-name="P64">defines a macro name</text:p>
          </table:table-cell>
        </table:table-row>
        <table:table-row>
          <table:table-cell table:style-name="Table2.A1" office:value-type="string">
            <text:p text:style-name="P63">+</text:p>
          </table:table-cell>
          <table:table-cell table:style-name="Table2.A1" office:value-type="string">
            <text:p text:style-name="P64">add two <text:span text:style-name="T54">note files</text:span>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5">space, tab</text:p>
          </table:table-cell>
          <table:table-cell table:style-name="Table2.A1" office:value-type="string">
            <text:p text:style-name="P66">separator characters</text:p>
          </table:table-cell>
        </table:table-row>
        <table:table-row>
          <table:table-cell table:style-name="Table2.A1" office:value-type="string">
            <text:p text:style-name="P67">"parameter text"</text:p>
          </table:table-cell>
          <table:table-cell table:style-name="Table2.A1" office:value-type="string">
            <text:p text:style-name="P68">spaces and tab<text:span text:style-name="T57">s</text:span> <text:span text:style-name="T57">between</text:span> hyphens (") are not considered to be <text:span text:style-name="T58">parameter </text:span>separator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9"># text</text:p>
          </table:table-cell>
          <table:table-cell table:style-name="Table2.A1" office:value-type="string">
            <text:p text:style-name="P70">comment text<text:span text:style-name="T59"> not compiled</text:span></text:p>
          </table:table-cell>
        </table:table-row>
      </table:table>
      <text:p text:style-name="P71"/>
      <text:p text:style-name="P72">Remark: all internal defined keywords are compared to lower case versions, so that; add, Add, ADD are equivalent<text:span text:style-name="T60"> while user defined words are used as they are defined, so that: call :subroutine has a different meaning than call :Subroutine</text:span><text:span text:style-name="T61">.</text:span></text:p>
      <text:h text:style-name="P73" text:outline-level="3"><text:bookmark-start text:name="__RefHeading___Toc588_3722319505"/><text:span text:style-name="T62">add/ </text:span>Play notes using an i<text:span text:style-name="T63">n</text:span>strument<text:bookmark-end text:name="__RefHeading___Toc588_3722319505"/></text:h>
      <text:p text:style-name="P74">add instrument notes memory </text:p>
      <text:p text:style-name="P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4">add</text:p>
          </table:table-cell>
          <table:table-cell table:style-name="Table7.A1" office:value-type="string">
            <text:p text:style-name="P75">short description</text:p>
          </table:table-cell>
        </table:table-row>
        <table:table-row>
          <table:table-cell table:style-name="Table7.A1" office:value-type="string">
            <text:p text:style-name="P74">instrument</text:p>
          </table:table-cell>
          <table:table-cell table:style-name="Table7.A1" office:value-type="string">
            <text:p text:style-name="P76">name of the instrument. Instrument files are gen<text:span text:style-name="T63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74">notes</text:p>
          </table:table-cell>
          <table:table-cell table:style-name="Table7.A1" office:value-type="string">
            <text:p text:style-name="P76">name of the notes file. Note files can be generated (see random) or created/edited by the OceanGUI. In addition to that note files can be <text:span text:style-name="T64">concatenated</text:span>, (see programming )</text:p>
          </table:table-cell>
        </table:table-row>
        <table:table-row>
          <table:table-cell table:style-name="Table7.A1" office:value-type="string">
            <text:p text:style-name="P74">memory</text:p>
          </table:table-cell>
          <table:table-cell table:style-name="Table7.A1" office:value-type="string">
            <text:p text:style-name="P76">a memory identifier <text:span text:style-name="T59">into which StA</text:span> the sound shall be stored<text:span text:style-name="T65"> (0..5)</text:span></text:p>
          </table:table-cell>
        </table:table-row>
      </table:table>
      <text:p text:style-name="P77"/>
      <text:p text:style-name="P77">Remark: <text:span text:style-name="T66">the </text:span><text:span text:style-name="T67">storage </text:span><text:span text:style-name="T66">duration </text:span><text:span text:style-name="T67">depends on th</text:span><text:span text:style-name="T66">e duration of notes to play.</text:span></text:p>
      <text:p text:style-name="P78">Example<text:span text:style-name="T68">: </text:span><text:span text:style-name="T69">Store the sound of the instrument drums2 with notes drums3 into storag</text:span><text:span text:style-name="T63">e</text:span><text:span text:style-name="T69"> location 1</text:span><text:span text:style-name="T70"> in background mode. </text:span><text:span text:style-name="T71">See al</text:span><text:span text:style-name="T72">s</text:span><text:span text:style-name="T71">o full example.</text:span></text:p>
      <text:p text:style-name="P79"/>
      <text:p text:style-name="P48" loext:marker-style-name="T50"><text:span text:style-name="T51">Storage1 = 1</text:span></text:p>
      <text:p text:style-name="P48" loext:marker-style-name="T50"><text:span text:style-name="T51">add <text:tab/>drums2 <text:s/>drums3 <text:s/>Storage1</text:span><text:span text:style-name="T51"/></text:p>
      <text:p text:style-name="P48" loext:marker-style-name="T50"><text:span text:style-name="T51">play Storage1 amp 100</text:span><text:span text:style-name="T51"/></text:p>
      <text:p text:style-name="P49" loext:marker-style-name="T50"><text:soft-page-break/></text:p>
      <text:p text:style-name="P48" loext:marker-style-name="T50"><text:span text:style-name="T51">text add/ Play notes </text:span><text:span text:style-name="T52">using</text:span><text:span text:style-name="T51"> an instrument</text:span></text:p>
      <text:p text:style-name="P80" loext:marker-style-name="T50"><text:span text:style-name="T51">pause key</text:span></text:p>
      <text:p text:style-name="P80" loext:marker-style-name="T50"><text:span text:style-name="T51"/></text:p>
      <text:p text:style-name="P81"/>
      <text:p text:style-name="P82">This is the same as saying<text:span text:style-name="T73"> (foreground mode)</text:span>:</text:p>
      <text:p text:style-name="P82"/>
      <text:p text:style-name="P83" loext:marker-style-name="T50"><text:span text:style-name="T51">instrument load drums</text:span><text:span text:style-name="T74">2</text:span><text:span text:style-name="T75"><text:tab/># load files drums2.kdb </text:span></text:p>
      <text:p text:style-name="P83" loext:marker-style-name="T50"><text:span text:style-name="T51">notes load </text:span><text:span text:style-name="T74">drums3</text:span><text:span text:style-name="T75"><text:tab/><text:tab/># load file drums3.kbd</text:span></text:p>
      <text:p text:style-name="P83" loext:marker-style-name="T50"><text:span text:style-name="T51">notes play on 100</text:span><text:span text:style-name="T74"> </text:span><text:span text:style-name="T75"><text:tab/><text:tab/></text:span><text:span text:style-name="T74"># switch to notes mode</text:span></text:p>
      <text:p text:style-name="P83" loext:marker-style-name="T50"><text:span text:style-name="T51">rec store 1</text:span><text:span text:style-name="T74"> <text:s/><text:tab/><text:tab/><text:tab/># store to memory 1</text:span></text:p>
      <text:p text:style-name="P84" loext:marker-style-name="T50"><text:span text:style-name="T50">pause auto</text:span><text:span text:style-name="T76"><text:tab/><text:tab/><text:tab/># wait for sentence duration seconds</text:span></text:p>
      <text:p text:style-name="P83" loext:marker-style-name="T50"><text:span text:style-name="T51">rec stop 1</text:span><text:span text:style-name="T74"><text:tab/><text:tab/><text:tab/># stop record on memory 1</text:span></text:p>
      <text:p text:style-name="P83" loext:marker-style-name="T50"><text:span text:style-name="T51">notes play off</text:span><text:span text:style-name="T74"><text:tab/><text:tab/><text:tab/># switch off note playing</text:span></text:p>
      <text:p text:style-name="P83" loext:marker-style-name="T50"><text:span text:style-name="T51">play 1 amp 100</text:span><text:span text:style-name="T74"><text:tab/><text:tab/><text:tab/># switch on memory 1 playing</text:span></text:p>
      <text:p text:style-name="P85"/>
      <text:p text:style-name="P48" loext:marker-style-name="T50"><text:span text:style-name="T51">text This is the same as saying (foreground mode):</text:span><text:span text:style-name="T51"/></text:p>
      <text:p text:style-name="P48" loext:marker-style-name="T50"><text:span text:style-name="T51">pause key</text:span><text:span text:style-name="T51"/></text:p>
      <text:p text:style-name="P86"/>
      <text:p text:style-name="P87">The notes are repeated as long as one of the following occurs</text:p>
      <text:list text:style-name="L2">
        <text:list-item>
          <text:p text:style-name="P88">the Composer terminates (see pause on how to delay the compose<text:span text:style-name="T40">r</text:span> execution)</text:p>
        </text:list-item>
        <text:list-item>
          <text:p text:style-name="P88">the storage is over<text:span text:style-name="T77"> </text:span>written<text:span text:style-name="T40">.</text:span></text:p>
        </text:list-item>
      </text:list>
      <text:h text:style-name="P89" text:outline-level="3"/>
      <text:h text:style-name="P90" text:outline-level="3"><text:bookmark-start text:name="__RefHeading___Toc2984_3144746278"/>ADSR<text:bookmark-end text:name="__RefHeading___Toc2984_3144746278"/></text:h>
      <text:p text:style-name="P91">add effects to the output of the main osc.</text:p>
      <text:p text:style-name="P92" loext:marker-style-name="T50"><text:span text:style-name="T51">adsr [pmw </text:span><text:span text:style-name="T78"># </text:span><text:span text:style-name="T51">| hall </text:span><text:span text:style-name="T78"># </text:span><text:span text:style-name="T51">| attack </text:span><text:span text:style-name="T78">#</text:span><text:span text:style-name="T79"> | </text:span><text:span text:style-name="T80">decay</text:span><text:span text:style-name="T51"> </text:span><text:span text:style-name="T78"># </text:span><text:span text:style-name="T51">| softfreq</text:span><text:span text:style-name="T78"> #</text:span><text:span text:style-name="T51"> | </text:span><text:span text:style-name="T78">beat</text:span><text:span text:style-name="T51"> </text:span><text:span text:style-name="T78">#</text:span><text:span text:style-name="T51">]</text:span></text:p>
      <text:p text:style-name="P92" loext:marker-style-name="T50"><text:span text:style-name="T51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75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93">control the volume of the main output from 0 to max during a beat<text:span text:style-name="T81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94">0 : attack<text:span text:style-name="T82">/</text:span><text:span text:style-name="T83">decay</text:span> is not applied<text:line-break/>1: duration is 1 second<text:span text:style-name="T84"> one beat per second</text:span><text:line-break/>2: duration is 500ms, <text:span text:style-name="T85">4</text:span> - &gt; 250ms, <text:span text:style-name="T85">5</text:span> -&gt;<text:span text:style-name="T85">200</text:span>ms<text:span text:style-name="T85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93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93">controls the width of the wave form PMW<text:span text:style-name="T84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93">controls the volume of the main output from max to 0 during a beat<text:span text:style-name="T81">. The </text:span><text:span text:style-name="T83">decay</text:span><text:span text:style-name="T81"> curve is exponential.</text:span></text:p>
          </table:table-cell>
        </table:table-row>
      </table:table>
      <text:p text:style-name="P92" loext:marker-style-name="T50"><text:span text:style-name="T51"/></text:p>
      <text:p text:style-name="P95">Example:</text:p>
      <text:p text:style-name="P95"/>
      <text:p text:style-name="P48" loext:marker-style-name="T50"><text:span text:style-name="T51">StA2 = 2</text:span></text:p>
      <text:p text:style-name="P48" loext:marker-style-name="T50"><text:span text:style-name="T51">osc main unmute</text:span><text:span text:style-name="T51"/></text:p>
      <text:p text:style-name="P48" loext:marker-style-name="T50"><text:span text:style-name="T51">set main freq 220</text:span><text:span text:style-name="T51"/></text:p>
      <text:p text:style-name="P48" loext:marker-style-name="T50"><text:span text:style-name="T51">set vco amp 50</text:span><text:span text:style-name="T51"/></text:p>
      <text:p text:style-name="P48" loext:marker-style-name="T50"><text:span text:style-name="T51">adsr beat 4</text:span><text:span text:style-name="T51"/></text:p>
      <text:p text:style-name="P48" loext:marker-style-name="T50"><text:span text:style-name="T51">adsr attack 10</text:span><text:span text:style-name="T51"/></text:p>
      <text:p text:style-name="P48" loext:marker-style-name="T50"><text:span text:style-name="T51">adsr decay 90</text:span><text:span text:style-name="T51"/></text:p>
      <text:p text:style-name="P48" loext:marker-style-name="T50"><text:span text:style-name="T51">adsr softfreq 0</text:span><text:span text:style-name="T51"/></text:p>
      <text:p text:style-name="P48" loext:marker-style-name="T50"><text:span text:style-name="T51">rec store StA2</text:span><text:span text:style-name="T51"/></text:p>
      <text:p text:style-name="P48" loext:marker-style-name="T50"><text:span text:style-name="T51">pause 5</text:span><text:span text:style-name="T51"/></text:p>
      <text:p text:style-name="P48" loext:marker-style-name="T50"><text:span text:style-name="T51">osc main mute</text:span><text:span text:style-name="T51"/></text:p>
      <text:p text:style-name="P48" loext:marker-style-name="T50"><text:span text:style-name="T51">rec amp StA2 100</text:span><text:span text:style-name="T51"/></text:p>
      <text:p text:style-name="P49" loext:marker-style-name="T50"/>
      <text:p text:style-name="P48" loext:marker-style-name="T50"><text:span text:style-name="T51">text some osc </text:span><text:span text:style-name="T52">and</text:span><text:span text:style-name="T51"> adsr commands</text:span></text:p>
      <text:p text:style-name="P48" loext:marker-style-name="T50"><text:span text:style-name="T51">pause key</text:span></text:p>
      <text:p text:style-name="P96" loext:marker-style-name="T86"><text:span text:style-name="T87"/></text:p>
      <text:p text:style-name="P96" loext:marker-style-name="T86"><text:span text:style-name="T87"/></text:p>
      <text:h text:style-name="P97" text:outline-level="3"/>
      <text:h text:style-name="P98" text:outline-level="3"><text:bookmark-start text:name="__RefHeading___Toc2986_3144746278"/>call<text:span text:style-name="T88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75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99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99">subroutine section must end with the return statement</text:p>
          </table:table-cell>
        </table:table-row>
      </table:table>
      <text:p text:style-name="P100"/>
      <text:p text:style-name="P101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102">terminates the composer execution.</text:p>
      <text:h text:style-name="P103" text:outline-level="3"><text:bookmark-start text:name="__RefHeading___Toc2086_2117524140"/>Instrument<text:bookmark-end text:name="__RefHeading___Toc2086_2117524140"/></text:h>
      <text:p text:style-name="P104">an instrument consists of two files, name.kbd and name.spec.</text:p>
      <text:p text:style-name="P105">instrument load filename</text:p>
      <text:p text:style-name="P106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105">instrument</text:p>
          </table:table-cell>
          <table:table-cell table:style-name="Table11.B1" office:value-type="string">
            <text:p text:style-name="P107">short description</text:p>
          </table:table-cell>
        </table:table-row>
        <table:table-row>
          <table:table-cell table:style-name="Table11.A2" office:value-type="string">
            <text:p text:style-name="P105">load filename</text:p>
          </table:table-cell>
          <table:table-cell table:style-name="Table11.B2" office:value-type="string">
            <text:p text:style-name="P108">load filename,</text:p>
            <text:p text:style-name="P108">remark: the filename <text:span text:style-name="T89">must</text:span> <text:span text:style-name="T89">be </text:span>given without the extension .kbd</text:p>
          </table:table-cell>
        </table:table-row>
      </table:table>
      <text:p text:style-name="P106"/>
      <text:p text:style-name="P109">Example:<text:span text:style-name="T90"> </text:span><text:span text:style-name="T91">load instrument file Saxophone.kbd and associated spectrum file Saxophone.spec </text:span></text:p>
      <text:p text:style-name="P110"/>
      <text:p text:style-name="P105">instrument load <text:span text:style-name="T90">Saxophone</text:span></text:p>
      <text:h text:style-name="P111" text:outline-level="3"/>
      <text:h text:style-name="P112" text:outline-level="3"><text:bookmark-start text:name="__RefHeading___Toc350_3722319505"/>Notes<text:span text:style-name="T92"> - notation</text:span><text:bookmark-end text:name="__RefHeading___Toc350_3722319505"/></text:h>
      <text:p text:style-name="P113"><text:span text:style-name="T9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94">B</text:span>CcDdEFfGg</text:p>
          </table:table-cell>
          <table:table-cell table:style-name="Table4.A1" office:value-type="string">
            <text:p text:style-name="P114"><text:span text:style-name="T95">12 </text:span><text:span text:style-name="T96">Not</text:span><text:span text:style-name="T95">e names representing the note values 0,1,2, ... 11 </text:span><text:span text:style-name="T97">in a chromatic scale </text:span><text:span text:style-name="T98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99">AB</text:span></text:p>
          </table:table-cell>
          <table:table-cell table:style-name="Table4.A1" office:value-type="string">
            <text:p text:style-name="P115">alternative notes notation denoted as <text:span text:style-name="T100">"</text:span>num<text:span text:style-name="T100">"</text:span></text:p>
          </table:table-cell>
        </table:table-row>
        <table:table-row>
          <table:table-cell table:style-name="Table4.A1" office:value-type="string">
            <text:p text:style-name="P116">ABCDEFG</text:p>
          </table:table-cell>
          <table:table-cell table:style-name="Table4.A1" office:value-type="string">
            <text:p text:style-name="P117"><text:span text:style-name="T101">alternative notes notation</text:span><text:span text:style-name="T102">. This is implicitly choose</text:span><text:span text:style-name="T103">n</text:span><text:span text:style-name="T102"> if </text:span><text:span text:style-name="T104">notes set prefix</text:span><text:span text:style-name="T102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118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118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118">increase the duration of a note by a note length<text:span text:style-name="T105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119">no note. Silence for one note length</text:p>
          </table:table-cell>
        </table:table-row>
        <table:table-row>
          <table:table-cell table:style-name="Table4.A1" office:value-type="string">
            <text:p text:style-name="P120">a&gt;b </text:p>
          </table:table-cell>
          <table:table-cell table:style-name="Table4.A1" office:value-type="string">
            <text:p text:style-name="P121"><text:span text:style-name="T106">denotes a </text:span>gliding note. <text:span text:style-name="T107">e.g. B--&gt;F </text:span>: I<text:span text:style-name="T107">ncreases continuously the frequency from B to F during the note</text:span> <text:span text:style-name="T107">length of B</text:span> (3<text:span text:style-name="T106"> </text:span>x<text:span text:style-name="T106"> </text:span>min_duration).<text:span text:style-name="T107"> <text:line-break/></text:span>The gliding note <text:span text:style-name="T107">counts as one note.</text:span><text:span text:style-name="T108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108"><text:s/></text:span>|# (pipe <text:span text:style-name="T109">number</text:span>)</text:p>
          </table:table-cell>
          <table:table-cell table:style-name="Table4.A1" office:value-type="string">
            <text:p text:style-name="P122">set the octave for all subsequent note<text:span text:style-name="T109">s</text:span> to # Example |3<text:span text:style-name="T110">c</text:span> provide<text:span text:style-name="T110">s a frequency of </text:span><text:s/>55<text:span text:style-name="T111"> </text:span><text:span text:style-name="T110">*</text:span><text:span text:style-name="T111"> </text:span><text:span text:style-name="T110">2³</text:span><text:span text:style-name="T111"> </text:span><text:span text:style-name="T110">*</text:span><text:span text:style-name="T111"> </text:span><text:span text:style-name="T112">2^(</text:span><text:span text:style-name="T113">4</text:span><text:span text:style-name="T112">/12)</text:span><text:span text:style-name="T110"> </text:span><text:s/>Hz<text:span text:style-name="T114">. #=1...</text:span><text:span text:style-name="T24">max_octave (see Gloss</text:span><text:span text:style-name="T35">a</text:span><text:span text:style-name="T24">ry)</text:span></text:p>
          </table:table-cell>
        </table:table-row>
        <table:table-row>
          <table:table-cell table:style-name="Table4.A1" office:value-type="string">
            <text:p text:style-name="P123"><text:s/>|' <text:span text:style-name="T115">(pipe hyphen)</text:span></text:p>
          </table:table-cell>
          <table:table-cell table:style-name="Table4.A1" office:value-type="string">
            <text:p text:style-name="P124">increase the octave for all subsequent notes by one octave</text:p>
          </table:table-cell>
        </table:table-row>
        <table:table-row>
          <table:table-cell table:style-name="Table4.A1" office:value-type="string">
            <text:p text:style-name="P123"><text:s/>|, <text:span text:style-name="T115">(pipe comma)</text:span></text:p>
          </table:table-cell>
          <table:table-cell table:style-name="Table4.A1" office:value-type="string">
            <text:p text:style-name="P124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116"> </text:span>)</text:p>
          </table:table-cell>
          <table:table-cell table:style-name="Table4.A1" office:value-type="string">
            <text:p text:style-name="P125">polyphone notes Example (AC) <text:s/>generate sound of A and C in parallel.</text:p>
            <text:p text:style-name="P125">More than <text:span text:style-name="T117">three</text:span> notes in parallel may result in over sampling.</text:p>
          </table:table-cell>
        </table:table-row>
      </table:table>
      <text:p text:style-name="P126"/>
      <text:p text:style-name="P127">notes [ <text:span text:style-name="T118"><text:tab/></text:span>load <text:span text:style-name="T118">filename</text:span>| </text:p>
      <text:p text:style-name="P128"><text:tab/><text:tab/>set prefix #1 #2</text:p>
      <text:p text:style-name="P129"><text:tab/><text:tab/>set octave #3</text:p>
      <text:p text:style-name="P130"><text:span text:style-name="T118"><text:tab/><text:tab/></text:span><text:span text:style-name="T119">set </text:span><text:span text:style-name="T120">[num] </text:span><text:span text:style-name="T119">sentence </text:span><text:span text:style-name="T121">rhythm </text:span><text:span text:style-name="T119">| </text:span></text:p>
      <text:p text:style-name="P130"><text:span text:style-name="T119"><text:tab/><text:tab/>play </text:span>[<text:span text:style-name="T119"> </text:span>on <text:span text:style-name="T122">#</text:span><text:span text:style-name="T123">4</text:span>| off ] | </text:p>
      <text:p text:style-name="P127"><text:span text:style-name="T118"><text:tab/><text:tab/></text:span>per_second <text:span text:style-name="T124">#</text:span><text:span text:style-name="T125">5</text:span><text:span text:style-name="T124"> </text:span>]</text:p>
      <text:p text:style-name="P12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1">notes</text:p>
          </table:table-cell>
          <table:table-cell table:style-name="Table10.B1" office:value-type="string">
            <text:p text:style-name="P75">short description</text:p>
          </table:table-cell>
        </table:table-row>
        <table:table-row>
          <table:table-cell table:style-name="Table10.A1" office:value-type="string">
            <text:p text:style-name="P132"><text:span text:style-name="T126">load</text:span> filename</text:p>
          </table:table-cell>
          <table:table-cell table:style-name="Table10.A1" office:value-type="string">
            <text:p text:style-name="P133">read notes file <text:span text:style-name="T127">filename</text:span></text:p>
          </table:table-cell>
        </table:table-row>
        <table:table-row>
          <table:table-cell table:style-name="Table10.A1" office:value-type="string">
            <text:p text:style-name="P134"><text:span text:style-name="T119">set </text:span><text:span text:style-name="T120">[num] </text:span><text:span text:style-name="T118">sentence </text:span><text:span text:style-name="T121">rhythm</text:span></text:p>
          </table:table-cell>
          <table:table-cell table:style-name="Table10.A1" office:value-type="string">
            <text:p text:style-name="P135">store sentence <text:span text:style-name="T121">and rhythm </text:span>into file tmp.kbd and load file</text:p>
            <text:p text:style-name="P136">the optional keyword "num" allows to change to<text:span text:style-name="T128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137">set octave #3</text:p>
          </table:table-cell>
          <table:table-cell table:style-name="Table10.A1" office:value-type="string">
            <text:p text:style-name="P138">set the octave for notes to value #3</text:p>
          </table:table-cell>
        </table:table-row>
        <table:table-row>
          <table:table-cell table:style-name="Table10.A1" office:value-type="string">
            <text:p text:style-name="P139">set prefix #1 #2</text:p>
          </table:table-cell>
          <table:table-cell table:style-name="Table10.A1" office:value-type="string">
            <text:p text:style-name="P140">Change to alphabet notes ABCDEFG with #1 flats (b) and #2 sharps (#)<text:span text:style-name="T129"> acting on file var/auto/tmp.kbd . </text:span></text:p>
          </table:table-cell>
        </table:table-row>
        <table:table-row>
          <table:table-cell table:style-name="Table10.A1" office:value-type="string">
            <text:p text:style-name="P134"><text:span text:style-name="T119">play [ </text:span>on<text:span text:style-name="T122"> #</text:span><text:span text:style-name="T130">4</text:span><text:span text:style-name="T118"> </text:span>|<text:span text:style-name="T122"><text:tab/></text:span>off<text:span text:style-name="T122"> </text:span>]</text:p>
          </table:table-cell>
          <table:table-cell table:style-name="Table10.A1" office:value-type="string">
            <text:p text:style-name="P114">start / stop playing notes<text:span text:style-name="T118"> </text:span><text:span text:style-name="T120">from real time generated sound.</text:span></text:p>
            <text:p text:style-name="P141">#<text:span text:style-name="T130">4</text:span> denotes the volume (0..100)%<text:span text:style-name="T131"> in case of on</text:span></text:p>
            <text:p text:style-name="P142"/>
          </table:table-cell>
        </table:table-row>
        <table:table-row>
          <table:table-cell table:style-name="Table10.A1" office:value-type="string">
            <text:p text:style-name="P132">per_second<text:span text:style-name="T118"> #</text:span><text:span text:style-name="T130">5</text:span></text:p>
          </table:table-cell>
          <table:table-cell table:style-name="Table10.A1" office:value-type="string">
            <text:p text:style-name="P114"><text:span text:style-name="T132">set the </text:span><text:span text:style-name="T133">#</text:span><text:span text:style-name="T130">5</text:span><text:span text:style-name="T132"> (1,2,4,</text:span><text:span text:style-name="T85">5,</text:span><text:span text:style-name="T132">8</text:span><text:span text:style-name="T134">)</text:span><text:span text:style-name="T133"> </text:span><text:span text:style-name="T132">of note</text:span><text:span text:style-name="T135">s</text:span><text:span text:style-name="T132"> per</text:span><text:span text:style-name="T136"> seconds. This maps to a duration per note of</text:span><text:span text:style-name="T132"> (1000, 500, 250,</text:span><text:span text:style-name="T85"> 200,</text:span><text:span text:style-name="T132"> 125) </text:span><text:span text:style-name="T136"><text:s/>[msec]</text:span></text:p>
            <text:p text:style-name="P143">The duration must be set before notes a<text:span text:style-name="T133">re</text:span> generated<text:span text:style-name="T137">. This </text:span><text:span text:style-name="T134">is valid until </text:span><text:span text:style-name="T135">a</text:span><text:span text:style-name="T133"> different value is set.</text:span></text:p>
          </table:table-cell>
        </table:table-row>
      </table:table>
      <text:p text:style-name="P144" loext:marker-style-name="T50"><text:span text:style-name="T51"/></text:p>
      <text:p text:style-name="Text_20_body">Note: after storage into StA by rec or add <text:span text:style-name="T138">or + </text:span>the <text:span text:style-name="T138">temporary </text:span>file tmp.kbd <text:span text:style-name="T139">can be reused for other.</text:span></text:p>
      <text:p text:style-name="Text_20_body"><text:soft-page-break/>Example:</text:p>
      <text:p text:style-name="P96" loext:marker-style-name="T50"><text:span text:style-name="T51">osc main mute</text:span></text:p>
      <text:p text:style-name="P96" loext:marker-style-name="T50"><text:span text:style-name="T51">notes play on 100</text:span></text:p>
      <text:p text:style-name="P145" loext:marker-style-name="T50"><text:span text:style-name="T51">notes per_second 2</text:span></text:p>
      <text:p text:style-name="P96" loext:marker-style-name="T50"><text:span text:style-name="T51">notes </text:span><text:span text:style-name="T140">set</text:span><text:span text:style-name="T51"> (AC).AC.DC.(DC)...</text:span><text:span text:style-name="T141"> 8</text:span></text:p>
      <text:p text:style-name="P96" loext:marker-style-name="T50"><text:span text:style-name="T51">pause </text:span><text:span text:style-name="T142">key</text:span></text:p>
      <text:p text:style-name="P96" loext:marker-style-name="T50"><text:span text:style-name="T143"/></text:p>
      <text:p text:style-name="P146">Example:</text:p>
      <text:p text:style-name="P147" loext:marker-style-name="T50"><text:span text:style-name="T51">osc main mute</text:span></text:p>
      <text:p text:style-name="P147" loext:marker-style-name="T50"><text:span text:style-name="T51">notes </text:span><text:span text:style-name="T140">set</text:span><text:span text:style-name="T51"> </text:span><text:span text:style-name="T144">"ABCD EFGF EDCB .---"</text:span><text:span text:style-name="T141"> 8</text:span></text:p>
      <text:p text:style-name="P148" loext:marker-style-name="T50"><text:span text:style-name="T51">notes set prefix 1 0</text:span></text:p>
      <text:p text:style-name="P147" loext:marker-style-name="T50"><text:span text:style-name="T51">notes play on 100</text:span></text:p>
      <text:p text:style-name="P149" loext:marker-style-name="T50"><text:span text:style-name="T140">p</text:span><text:span text:style-name="T51">ause key </text:span></text:p>
      <text:p text:style-name="P150" loext:marker-style-name="T50"><text:span text:style-name="T145"/></text:p>
      <text:h text:style-name="P151" text:outline-level="3"><text:bookmark-start text:name="__RefHeading___Toc190_3722319505"/>Oscillator<text:span text:style-name="T146">/osc</text:span><text:bookmark-end text:name="__RefHeading___Toc190_3722319505"/></text:h>
      <text:p text:style-name="P152">The<text:span text:style-name="T81">re</text:span> are three oscillators, working together. The MAIN oscillator provides the main properties <text:s/>of the sound in terms of frequency, waveform<text:span text:style-name="T147">, </text:span>amplitude<text:span text:style-name="T147"> and effects (see adsr</text:span><text:span text:style-name="T148"> collection</text:span><text:span text:style-name="T147">).</text:span></text:p>
      <text:p text:style-name="P152">The VCO controls the volume of the main oscil<text:span text:style-name="T147">l</text:span>ator and the FMO the frequency. Both are doing this by applying their own properties in terms of frequenc<text:span text:style-name="T149">y</text:span>, waveform and volume.</text:p>
      <text:p text:style-name="P153">Set the oscillator wave form, frequency and amplitude for a given duration</text:p>
      <text:p text:style-name="P154"><text:span text:style-name="T29">osc</text:span> <text:span text:style-name="T150">[</text:span><text:span text:style-name="T126">main</text:span><text:span text:style-name="T150">|vco|fmo]</text:span> <text:span text:style-name="T29">set</text:span> <text:span text:style-name="T151">wave_str</text:span> <text:span text:style-name="T152">frequency amplitude </text:span><text:span text:style-name="T153">pause</text:span></text:p>
      <text:p text:style-name="P48" loext:marker-style-name="T50"><text:span text:style-name="T154">osc</text:span><text:span text:style-name="T50"> main </text:span><text:span text:style-name="T155">loop</text:span><text:span text:style-name="T50"> </text:span><text:span text:style-name="T156">[ </text:span><text:span text:style-name="T50">amp </text:span><text:span text:style-name="T156">#| freq #]</text:span></text:p>
      <text:p text:style-name="P155" loext:marker-style-name="T50"><text:span text:style-name="T156">o</text:span><text:span text:style-name="T50">sc </text:span><text:span text:style-name="T157">main</text:span><text:span text:style-name="T50"> [mute|unmute|reset]</text:span></text:p>
      <text:p text:style-name="P156"/>
      <text:p text:style-name="P157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58">waveid</text:p>
          </table:table-cell>
          <table:table-cell table:style-name="Waveform.A1" office:value-type="string">
            <text:p text:style-name="P159">Waveform String</text:p>
            <text:p text:style-name="P160">( wave_str)</text:p>
          </table:table-cell>
          <table:table-cell table:style-name="Waveform.C1" office:value-type="string">
            <text:p text:style-name="P158">Wave form<text:span text:style-name="T158"> description</text:span></text:p>
          </table:table-cell>
        </table:table-row>
        <table:table-row table:style-name="Waveform.2">
          <table:table-cell table:style-name="Waveform.A1" office:value-type="string">
            <text:p text:style-name="P161">0</text:p>
          </table:table-cell>
          <table:table-cell table:style-name="Waveform.A1" office:value-type="string">
            <text:p text:style-name="P162" loext:marker-style-name="T50">sine</text:p>
          </table:table-cell>
          <table:table-cell table:style-name="Waveform.C1" office:value-type="string">
            <text:p text:style-name="P163" loext:marker-style-name="T50"><text:span text:style-name="T159">Sine</text:span><text:span text:style-name="T160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1">2</text:p>
          </table:table-cell>
          <table:table-cell table:style-name="Waveform.A1" office:value-type="string">
            <text:p text:style-name="P162" loext:marker-style-name="T50">SgnSin</text:p>
          </table:table-cell>
          <table:table-cell table:style-name="Waveform.C1" office:value-type="string">
            <text:p text:style-name="P164" loext:marker-style-name="T50">Signed sine</text:p>
          </table:table-cell>
        </table:table-row>
        <table:table-row table:style-name="Waveform.2">
          <table:table-cell table:style-name="Waveform.A1" office:value-type="string">
            <text:p text:style-name="P161">3</text:p>
          </table:table-cell>
          <table:table-cell table:style-name="Waveform.A1" office:value-type="string">
            <text:p text:style-name="P162" loext:marker-style-name="T50">rectangle</text:p>
          </table:table-cell>
          <table:table-cell table:style-name="Waveform.C1" office:value-type="string">
            <text:p text:style-name="P164" loext:marker-style-name="T50">Rectangle</text:p>
          </table:table-cell>
        </table:table-row>
        <table:table-row table:style-name="Waveform.2">
          <table:table-cell table:style-name="Waveform.A1" office:value-type="string">
            <text:p text:style-name="P161">4</text:p>
          </table:table-cell>
          <table:table-cell table:style-name="Waveform.A1" office:value-type="string">
            <text:p text:style-name="P162" loext:marker-style-name="T50">sawtooth</text:p>
          </table:table-cell>
          <table:table-cell table:style-name="Waveform.C1" office:value-type="string">
            <text:p text:style-name="P164" loext:marker-style-name="T50">Sawtooth<text:span text:style-name="T161"> left</text:span></text:p>
          </table:table-cell>
        </table:table-row>
        <table:table-row table:style-name="Waveform.2">
          <table:table-cell table:style-name="Waveform.A1" office:value-type="string">
            <text:p text:style-name="P161">5</text:p>
          </table:table-cell>
          <table:table-cell table:style-name="Waveform.A1" office:value-type="string">
            <text:p text:style-name="P162" loext:marker-style-name="T50">Sawtooth</text:p>
          </table:table-cell>
          <table:table-cell table:style-name="Waveform.C1" office:value-type="string">
            <text:p text:style-name="P165" loext:marker-style-name="T50">Sawtooth right</text:p>
          </table:table-cell>
        </table:table-row>
        <table:table-row table:style-name="Waveform.2">
          <table:table-cell table:style-name="Waveform.A1" office:value-type="string">
            <text:p text:style-name="P161">6</text:p>
          </table:table-cell>
          <table:table-cell table:style-name="Waveform.A1" office:value-type="string">
            <text:p text:style-name="P162" loext:marker-style-name="T50">triangle</text:p>
          </table:table-cell>
          <table:table-cell table:style-name="Waveform.C1" office:value-type="string">
            <text:p text:style-name="P165" loext:marker-style-name="T50">Triangle</text:p>
          </table:table-cell>
        </table:table-row>
        <table:table-row table:style-name="Waveform.2">
          <table:table-cell table:style-name="Waveform.A1" office:value-type="string">
            <text:p text:style-name="P161">7</text:p>
          </table:table-cell>
          <table:table-cell table:style-name="Waveform.A1" office:value-type="string">
            <text:p text:style-name="P162" loext:marker-style-name="T50">PMW</text:p>
          </table:table-cell>
          <table:table-cell table:style-name="Waveform.C1" office:value-type="string">
            <text:p text:style-name="P164" loext:marker-style-name="T50">Pulse Wide modulation </text:p>
          </table:table-cell>
        </table:table-row>
        <table:table-row table:style-name="Waveform.2">
          <table:table-cell table:style-name="Waveform.A1" office:value-type="string">
            <text:p text:style-name="P161">8</text:p>
          </table:table-cell>
          <table:table-cell table:style-name="Waveform.A1" office:value-type="string">
            <text:p text:style-name="P162" loext:marker-style-name="T50">random</text:p>
          </table:table-cell>
          <table:table-cell table:style-name="Waveform.C1" office:value-type="string">
            <text:p text:style-name="P164" loext:marker-style-name="T50">Random Noise</text:p>
          </table:table-cell>
        </table:table-row>
        <table:table-row table:style-name="Waveform.2">
          <table:table-cell table:style-name="Waveform.A1" office:value-type="string">
            <text:p text:style-name="P166">9</text:p>
          </table:table-cell>
          <table:table-cell table:style-name="Waveform.A1" office:value-type="string">
            <text:p text:style-name="P167" loext:marker-style-name="T50">delta</text:p>
          </table:table-cell>
          <table:table-cell table:style-name="Waveform.C1" office:value-type="string">
            <text:p text:style-name="P164" loext:marker-style-name="T50"/>
          </table:table-cell>
        </table:table-row>
      </table:table>
      <text:p text:style-name="P168"/>
      <text:p text:style-name="P169">The frequency should be in the range of 0 up to <text:span text:style-name="T162">max_frequency</text:span> [Hz]<text:span text:style-name="T163"> (see Glossary)</text:span><text:span text:style-name="T164">. Considering a sampling rate of 4</text:span><text:span text:style-name="T163">80</text:span><text:span text:style-name="T164">00 this mean, that a wave length is separated into </text:span><text:span text:style-name="T163">13</text:span><text:span text:style-name="T164"> or </text:span><text:span text:style-name="T163">14</text:span><text:span text:style-name="T164"> step values. This is not so much</text:span><text:span text:style-name="T162">, to describe a </text:span><text:span text:style-name="T165">standard </text:span><text:span text:style-name="T162">waveform</text:span><text:span text:style-name="T165"> or a complex one</text:span><text:span text:style-name="T162">.</text:span></text:p>
      <text:p text:style-name="P169">The amplitude is given in % of the total available amount ( 0 … 100)<text:span text:style-name="T153">%</text:span>.</text:p>
      <text:p text:style-name="P169"><text:soft-page-break/>The duration to hold the setting is given in seconds (0 … <text:span text:style-name="T162">30</text:span>)<text:span text:style-name="T162">, depending on the </text:span><text:span text:style-name="T153">memory</text:span><text:span text:style-name="T162"> size.</text:span></text:p>
      <text:p text:style-name="P170">Example: To change the frequency of<text:span text:style-name="T149"> the</text:span> <text:span text:style-name="T149">VCO</text:span> to the value of 500[Hz] <text:span text:style-name="T166">for 5 seconds</text:span><text:span text:style-name="T162"> using waveform </text:span><text:span text:style-name="T166"><text:s/></text:span><text:span text:style-name="T162">Signed Sign (2) </text:span>the entry </text:p>
      <text:p text:style-name="P171">osc vco set <text:span text:style-name="T167">sgnSin</text:span><text:span text:style-name="T162"> 500 80</text:span><text:span text:style-name="T168"> </text:span><text:span text:style-name="T169">5</text:span></text:p>
      <text:p text:style-name="P169"/>
      <text:p text:style-name="P170">One can set single aspects of the <text:span text:style-name="T170">main </text:span><text:span text:style-name="T6">oscillator</text:span> <text:span text:style-name="T6">by applying </text:span></text:p>
      <text:p text:style-name="P154"><text:span text:style-name="T29">osc</text:span> <text:span text:style-name="T171">[</text:span><text:span text:style-name="T126">main</text:span><text:span text:style-name="T172">|fmo|vco]</text:span> <text:span text:style-name="T173">set</text:span><text:span text:style-name="T174"> </text:span><text:span text:style-name="T175">[wf|freq|amp]</text:span><text:span text:style-name="T174"> value</text:span><text:span text:style-name="T152"> </text:span><text:span text:style-name="T174">[</text:span>duration<text:span text:style-name="T174">]</text:span></text:p>
      <text:p text:style-name="P126"><text:span text:style-name="T174">See also keyw</text:span><text:span text:style-name="T176">ord set for the same .</text:span></text:p>
      <text:p text:style-name="P127">set <text:span text:style-name="T177">vco</text:span> <text:span text:style-name="T177">wf</text:span> <text:span text:style-name="T178">Sine</text:span></text:p>
      <text:p text:style-name="P127">set <text:span text:style-name="T177">vco</text:span> freq <text:span text:style-name="T177">50</text:span>0</text:p>
      <text:p text:style-name="P127">set <text:span text:style-name="T177">vco</text:span> <text:span text:style-name="T177">amp</text:span> <text:span text:style-name="T177">8</text:span>0</text:p>
      <text:p text:style-name="P169"/>
      <text:p text:style-name="P169">will do this.<text:span text:style-name="T162"> See also set</text:span></text:p>
      <text:p text:style-name="P172">Another example</text:p>
      <text:p text:style-name="P48" loext:marker-style-name="T50"><text:span text:style-name="T51">osc main reset</text:span></text:p>
      <text:p text:style-name="P48" loext:marker-style-name="T50"><text:span text:style-name="T51">osc main set sgnSin 200 100 </text:span><text:span text:style-name="T52">auto</text:span></text:p>
      <text:p text:style-name="P48" loext:marker-style-name="T50"><text:span text:style-name="T51">osc main wf rectangle</text:span><text:span text:style-name="T51"/></text:p>
      <text:p text:style-name="P48" loext:marker-style-name="T50"><text:span text:style-name="T51">osc main loop freq 400 500</text:span><text:span text:style-name="T51"/></text:p>
      <text:p text:style-name="P173">pause key</text:p>
      <text:p text:style-name="P172"/>
      <text:h text:style-name="Heading_20_3" text:outline-level="3"><text:bookmark-start text:name="__RefHeading___Toc2992_3144746278"/>play<text:bookmark-end text:name="__RefHeading___Toc2992_3144746278"/></text:h>
      <text:p text:style-name="Text_20_body"><text:span text:style-name="T179">Set StA (#1) on with </text:span><text:span text:style-name="T180">a new output </text:span><text:span text:style-name="T179">volume .</text:span></text:p>
      <text:p text:style-name="P174"><text:span text:style-name="T179">play</text:span> <text:span text:style-name="T179">#1 </text:span><text:span text:style-name="T181">[</text:span><text:span text:style-name="T179">amp </text:span><text:span text:style-name="T181">#2|loop #</text:span><text:span text:style-name="T182">3</text:span><text:span text:style-name="T181">]</text:span></text:p>
      <text:p text:style-name="P17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75">play</text:p>
          </table:table-cell>
          <table:table-cell table:style-name="Table19.A1" office:value-type="string">
            <text:p text:style-name="P176">short description</text:p>
          </table:table-cell>
        </table:table-row>
        <table:table-row>
          <table:table-cell table:style-name="Table19.A1" office:value-type="string">
            <text:p text:style-name="P177">#<text:span text:style-name="T179">1</text:span></text:p>
          </table:table-cell>
          <table:table-cell table:style-name="Table19.A1" office:value-type="string">
            <text:p text:style-name="P178"><text:s/><text:span text:style-name="T179">StA id </text:span><text:span text:style-name="T183">(0..7)</text:span></text:p>
          </table:table-cell>
        </table:table-row>
        <table:table-row>
          <table:table-cell table:style-name="Table19.A1" office:value-type="string">
            <text:p text:style-name="P177"><text:span text:style-name="T184">a</text:span><text:span text:style-name="T179">mp </text:span><text:span text:style-name="T182">#2</text:span></text:p>
          </table:table-cell>
          <table:table-cell table:style-name="Table19.A1" office:value-type="string">
            <text:p text:style-name="P179"><text:span text:style-name="T184">C</text:span><text:span text:style-name="T183">hange the output volume of StA #1 </text:span><text:span text:style-name="T184">immediately to the value of #2 %</text:span><text:span text:style-name="T183"> </text:span></text:p>
          </table:table-cell>
        </table:table-row>
        <table:table-row table:style-name="Table19.4">
          <table:table-cell table:style-name="Table19.A1" office:value-type="string">
            <text:p text:style-name="P180"><text:span text:style-name="T184">l</text:span>oop <text:span text:style-name="T182">#3</text:span></text:p>
          </table:table-cell>
          <table:table-cell table:style-name="Table19.A1" office:value-type="string">
            <text:p text:style-name="P181">Change the output volume of StA #1 continuesly starting at the current output volume until the volume is #2 % . </text:p>
          </table:table-cell>
        </table:table-row>
      </table:table>
      <text:p text:style-name="P182"/>
      <text:h text:style-name="P183" text:outline-level="3"><text:bookmark-start text:name="__RefHeading___Toc1438_2624537896"/>Pause<text:bookmark-end text:name="__RefHeading___Toc1438_2624537896"/></text:h>
      <text:p text:style-name="P184">Set the timer (#) or event (auto, key)</text:p>
      <text:p text:style-name="P185">pause [<text:span text:style-name="T185">#</text:span>|auto|key]</text:p>
      <text:p text:style-name="P18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87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188"><text:s/>A number <text:span text:style-name="T186">less than</text:span> 30 to wait for <text:span text:style-name="T186">this </text:span>number<text:span text:style-name="T137"> of</text:span> seconds<text:span text:style-name="T186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188">wait for the number of seconds the note sentence <text:span text:style-name="T187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188">wait until the &lt;return&gt; key is pressed</text:p>
          </table:table-cell>
        </table:table-row>
      </table:table>
      <text:p text:style-name="P189"/>
      <text:p text:style-name="P190"><text:soft-page-break/>Example:</text:p>
      <text:p text:style-name="P185">pause 10<text:span text:style-name="T137"> # </text:span><text:span text:style-name="T185">Wait for 10 seconds, then continue.</text:span></text:p>
      <text:p text:style-name="P191">pause key # wait for &lt;return&gt; key</text:p>
      <text:p text:style-name="P191"/>
      <text:h text:style-name="P192" text:outline-level="3"><text:bookmark-start text:name="__RefHeading___Toc348_3722319505"/><text:span text:style-name="T188">r</text:span><text:span text:style-name="T189">andom</text:span><text:span text:style-name="T190"> /generate notes</text:span><text:bookmark-end text:name="__RefHeading___Toc348_3722319505"/></text:h>
      <text:h text:style-name="P193" text:outline-level="4"><text:bookmark-start text:name="__RefHeading___Toc352_3722319505"/>Field specification<text:bookmark-end text:name="__RefHeading___Toc352_3722319505"/></text:h>
      <text:p text:style-name="P74">random constant rhythm variable sentence name</text:p>
      <text:p text:style-name="P194"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5">random</text:p>
          </table:table-cell>
          <table:table-cell table:style-name="Table1.A1" table:number-columns-spanned="2" office:value-type="string">
            <text:p text:style-name="P196">short description</text:p>
          </table:table-cell>
          <table:covered-table-cell/>
        </table:table-row>
        <table:table-row>
          <table:table-cell table:style-name="Table1.A1" office:value-type="string">
            <text:p text:style-name="P74">constant</text:p>
          </table:table-cell>
          <table:table-cell table:style-name="Table1.A1" table:number-columns-spanned="2" office:value-type="string">
            <text:p text:style-name="P197">a list of note values used to specify the constant part of a note sentence<text:span text:style-name="T96">. </text:span></text:p>
            <text:p text:style-name="P198">In addition the note literal "r" will be transform into a <text:span text:style-name="T191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74">rhythm</text:p>
          </table:table-cell>
          <table:table-cell table:style-name="Table1.A1" table:number-columns-spanned="2" office:value-type="string">
            <text:p text:style-name="P198">Specifies the volume of a single note. Th<text:span text:style-name="T192">e volume</text:span> is <text:span text:style-name="T192">define</text:span> b<text:span text:style-name="T193">y</text:span> the number 0,1,2,..9<text:span text:style-name="T194"> and maps</text:span> to <text:span text:style-name="T192">a</text:span> volume of 0%<text:span text:style-name="T192">,</text:span> 10%,<text:span text:style-name="T192"> </text:span>20%, <text:span text:style-name="T192">... </text:span>90%. The default volume of a note is <text:span text:style-name="T193">80</text:span>%.<text:span text:style-name="T192"> </text:span></text:p>
            <text:p text:style-name="P199">Ex: the rhythm 7 means each note becomes a volume of 70%, </text:p>
            <text:p text:style-name="P199">then rhythm 69 means the volume cycle 60%90%60%90%60%90%... in the <text:span text:style-name="T191">note </text:span>sentence.</text:p>
            <text:p text:style-name="P200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74">variable</text:p>
          </table:table-cell>
          <table:table-cell table:style-name="Table1.A1" table:number-columns-spanned="2" office:value-type="string">
            <text:p text:style-name="P198">A set of note names and note specifiers out of which random notes are generated.<text:span text:style-name="T194"> </text:span></text:p>
            <text:p text:style-name="P201">Remark: The more often one literal occurs in the list, the more likely it is this literal is chosen.</text:p>
            <text:p text:style-name="P202"><text:span text:style-name="T195">Valid characters are</text:span><text:span text:style-name="T196"> </text:span><text:span text:style-name="T195">notes</text:span><text:span text:style-name="T196">.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3">, / ' / .</text:p>
          </table:table-cell>
          <table:table-cell table:style-name="Table1.A1" office:value-type="string">
            <text:p text:style-name="P203">insert a decrese/increase/pause mark into the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3">!c</text:p>
          </table:table-cell>
          <table:table-cell table:style-name="Table1.A1" office:value-type="string">
            <text:p text:style-name="P203">make c mandatory in each random note word</text:p>
          </table:table-cell>
        </table:table-row>
        <table:table-row>
          <table:table-cell table:style-name="Table1.A1" office:value-type="string">
            <text:p text:style-name="P74">sentence</text:p>
          </table:table-cell>
          <table:table-cell table:style-name="Table1.A1" table:number-columns-spanned="2" office:value-type="string">
            <text:p text:style-name="P204">a sequence of note words <text:span text:style-name="T197">that can be a</text:span> constant, variable <text:span text:style-name="T197">or</text:span> pause<text:span text:style-name="T198">. These are denoted as c r and - . </text:span><text:span text:style-name="T191">c can consist of more than one word. r is always one word.</text:span></text:p>
            <text:p text:style-name="P204"><text:span text:style-name="T197">I</text:span><text:span text:style-name="T198">n addition one can duplicate a sentence</text:span><text:span text:style-name="T194"> and switch </text:span><text:span text:style-name="T199">a </text:span><text:span text:style-name="T194">single word within it</text:span><text:span text:style-name="T198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5"><text:span text:style-name="T197">sentence </text:span>character<text:span text:style-name="T197">s</text:span></text:p>
          </table:table-cell>
          <table:table-cell table:style-name="Table1.A1" office:value-type="string">
            <text:p text:style-name="P206">short description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205">replace "c" by the con<text:span text:style-name="T200">s</text:span>tant part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205">insert a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207">insert a pause word consisting of: .---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207">insert the reverse constant </text:p>
          </table:table-cell>
        </table:table-row>
        <table:table-row>
          <table:table-cell table:style-name="Table1.A1" office:value-type="string">
            <text:p text:style-name="P208"/>
          </table:table-cell>
          <table:table-cell table:style-name="Table1.A1" office:value-type="string">
            <text:p text:style-name="P209"><text:span text:style-name="T201">W</text:span><text:span text:style-name="T202">ord</text:span>#, #<text:span text:style-name="T202">Sentence</text:span></text:p>
          </table:table-cell>
          <table:table-cell table:style-name="Table1.A1" office:value-type="string">
            <text:p text:style-name="P210">set the octave to # for the previous <text:span text:style-name="T202">W</text:span><text:span text:style-name="T201">ord</text:span>.<text:span text:style-name="T203">(cr)</text:span></text:p>
            <text:p text:style-name="P210"># at the <text:span text:style-name="T204">begin</text:span> of the <text:span text:style-name="T202">S</text:span><text:span text:style-name="T201">entence</text:span> <text:span text:style-name="T197">will </text:span>set the octave for the complete sentence</text:p>
          </table:table-cell>
        </table:table-row>
        <table:table-row>
          <table:table-cell table:style-name="Table1.A1" office:value-type="string">
            <text:p text:style-name="P74">name</text:p>
          </table:table-cell>
          <table:table-cell table:style-name="Table1.A1" table:number-columns-spanned="2" office:value-type="string">
            <text:p text:style-name="P211">The <text:span text:style-name="T205">generated note sentence </text:span><text:span text:style-name="T199">including rhythm line </text:span><text:span text:style-name="T205">is store under the </text:span><text:span text:style-name="T206">user specified </text:span><text:span text:style-name="T205">name name.</text:span><text:span text:style-name="T207">nte</text:span><text:span text:style-name="T205"> </text:span>in the directory Synthesizer/var/auto</text:p>
          </table:table-cell>
          <table:covered-table-cell/>
        </table:table-row>
      </table:table>
      <text:p text:style-name="P212"/>
      <text:p text:style-name="P213"/>
      <text:p text:style-name="P213">Example<text:span text:style-name="T208">:</text:span></text:p>
      <text:p text:style-name="P48" loext:marker-style-name="T50"><text:span text:style-name="T209">osc main mute</text:span></text:p>
      <text:p text:style-name="P48" loext:marker-style-name="T50"><text:soft-page-break/><text:span text:style-name="T51">CONSTANT <text:tab/>= |2(ACD)-(ACE)-(BDF)-(BDG).</text:span><text:span text:style-name="T51"/></text:p>
      <text:p text:style-name="P48" loext:marker-style-name="T50"><text:span text:style-name="T51">RYTHM<text:tab/>= 9789</text:span></text:p>
      <text:p text:style-name="P48" loext:marker-style-name="T50"><text:span text:style-name="T51">VARIABLE<text:tab/>= (AC</text:span><text:span text:style-name="T210">'D)(AC'</text:span><text:span text:style-name="T51">E)(BD</text:span><text:span text:style-name="T210">'F)(BD'</text:span><text:span text:style-name="T51">G)</text:span><text:span text:style-name="T211">G</text:span></text:p>
      <text:p text:style-name="P48" loext:marker-style-name="T50"><text:span text:style-name="T51">SENTENCE <text:tab/>= crr-:S12</text:span><text:span text:style-name="T51"/></text:p>
      <text:p text:style-name="P48" loext:marker-style-name="T50"><text:span text:style-name="T51">FILENAME <text:tab/>= lead</text:span></text:p>
      <text:p text:style-name="P48" loext:marker-style-name="T50"><text:span text:style-name="T51">INSTR. <text:tab/>= piano</text:span></text:p>
      <text:p text:style-name="P48" loext:marker-style-name="T50"><text:span text:style-name="T51">STORAGE<text:tab/>= 2</text:span></text:p>
      <text:p text:style-name="P49" loext:marker-style-name="T50"/>
      <text:p text:style-name="P48" loext:marker-style-name="T50"><text:span text:style-name="T51">Random CONSTANT RYTHM VARIABLE SENTENCE FILENAME</text:span><text:span text:style-name="T51"/></text:p>
      <text:p text:style-name="P48" loext:marker-style-name="T50"><text:span text:style-name="T51">Add INSTR. FILENAME STORAGE </text:span><text:span text:style-name="T52">auto</text:span></text:p>
      <text:p text:style-name="P48" loext:marker-style-name="T50"><text:span text:style-name="T51">play STORAGE amp 100</text:span><text:span text:style-name="T51"/></text:p>
      <text:p text:style-name="P214" loext:marker-style-name="T50">pause key</text:p>
      <text:p text:style-name="P215"><text:span text:style-name="T212"/></text:p>
      <text:p text:style-name="P213">constant part c = |2(AC)r(DE)G|3(AC)c(DC). </text:p>
      <text:p text:style-name="P213">variable note words denoted as "r" in the sentence crr- are generated out of the list c-fgCDA.'',,</text:p>
      <text:p text:style-name="P213">The note sentence <text:s/>crr-<text:span text:style-name="T213"> </text:span>is again duplicated by swapping word 1 and 2.</text:p>
      <text:p text:style-name="P213">The resulting note sentence crr-r<text:span text:style-name="T213">c</text:span>r- is stored in the file Synthesizer/var/auto/lead.kbd</text:p>
      <text:p text:style-name="P213">Remark: The sections are separated by spaces or tabs. That means that a space within a section may result in a <text:span text:style-name="T214">meaningless</text:span> interpretation of the command.</text:p>
      <text:h text:style-name="P97" text:outline-level="3"/>
      <text:h text:style-name="P98" text:outline-level="3"><text:bookmark-start text:name="__RefHeading___Toc2994_3144746278"/>rec<text:span text:style-name="T215"> / store sound</text:span><text:bookmark-end text:name="__RefHeading___Toc2994_3144746278"/></text:h>
      <text:p text:style-name="P216">There are 8<text:span text:style-name="T216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17">StA Id</text:p>
          </table:table-cell>
          <table:table-cell table:style-name="Table13.A1" office:value-type="string">
            <text:p text:style-name="P217">short description</text:p>
          </table:table-cell>
          <table:table-cell table:style-name="Table13.A1" office:value-type="string">
            <text:p text:style-name="P217">max duration</text:p>
          </table:table-cell>
        </table:table-row>
        <table:table-row>
          <table:table-cell table:style-name="Table13.A1" office:value-type="string">
            <text:p text:style-name="P218">0...<text:span text:style-name="T217">3</text:span></text:p>
          </table:table-cell>
          <table:table-cell table:style-name="Table13.A1" office:value-type="string">
            <text:p text:style-name="P218">User defined</text:p>
          </table:table-cell>
          <table:table-cell table:style-name="Table13.A1" office:value-type="string">
            <text:p text:style-name="P218">30 sec</text:p>
          </table:table-cell>
        </table:table-row>
        <table:table-row>
          <table:table-cell table:style-name="Table13.A1" office:value-type="string">
            <text:p text:style-name="P219">4</text:p>
          </table:table-cell>
          <table:table-cell table:style-name="Table13.A1" office:value-type="string">
            <text:p text:style-name="P219">Instrument control</text:p>
          </table:table-cell>
          <table:table-cell table:style-name="Table13.A1" office:value-type="string">
            <text:p text:style-name="P218"/>
          </table:table-cell>
        </table:table-row>
        <table:table-row>
          <table:table-cell table:style-name="Table13.A1" office:value-type="string">
            <text:p text:style-name="P219">5</text:p>
          </table:table-cell>
          <table:table-cell table:style-name="Table13.A1" office:value-type="string">
            <text:p text:style-name="P219">Keyboard control</text:p>
          </table:table-cell>
          <table:table-cell table:style-name="Table13.A1" office:value-type="string">
            <text:p text:style-name="P218"/>
          </table:table-cell>
        </table:table-row>
        <table:table-row>
          <table:table-cell table:style-name="Table13.A1" office:value-type="string">
            <text:p text:style-name="P218">6</text:p>
          </table:table-cell>
          <table:table-cell table:style-name="Table13.A1" office:value-type="string">
            <text:p text:style-name="P218"><text:span text:style-name="T218">temp storage of </text:span>note<text:span text:style-name="T218">s</text:span> sound</text:p>
          </table:table-cell>
          <table:table-cell table:style-name="Table13.A1" office:value-type="string">
            <text:p text:style-name="P218">1 sec</text:p>
          </table:table-cell>
        </table:table-row>
        <table:table-row>
          <table:table-cell table:style-name="Table13.A1" office:value-type="string">
            <text:p text:style-name="P218">7</text:p>
          </table:table-cell>
          <table:table-cell table:style-name="Table13.A1" office:value-type="string">
            <text:p text:style-name="P218">wav<text:span text:style-name="T219">-</text:span>file <text:span text:style-name="T219">storage</text:span></text:p>
          </table:table-cell>
          <table:table-cell table:style-name="Table13.A1" office:value-type="string">
            <text:p text:style-name="P218">180 sec</text:p>
          </table:table-cell>
        </table:table-row>
      </table:table>
      <text:p text:style-name="P220"><text:span text:style-name="T220">Note: </text:span>The max duration is limited by the reserved <text:s/>storage size.</text:p>
      <text:p text:style-name="P216">The following command<text:span text:style-name="T221">s</text:span> manage the content of <text:span text:style-name="T216">the StA</text:span> 0...6</text:p>
      <text:p text:style-name="P221">rec [ <text:span text:style-name="T220">notes </text:span><text:span text:style-name="T222">#1 </text:span><text:span text:style-name="T220">| </text:span>store <text:span text:style-name="T223">#1</text:span>| amp <text:span text:style-name="T222">#1 #2</text:span>| stop <text:span text:style-name="T224">#1</text:span>| play free] </text:p>
      <text:p text:style-name="P221">| mute <text:span text:style-name="T223">#1</text:span>| clear <text:span text:style-name="T225">#1</text:span><text:span text:style-name="T220"> </text:span><text:span text:style-name="T226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2">rec</text:p>
          </table:table-cell>
          <table:table-cell table:style-name="Table14.A1" office:value-type="string">
            <text:p text:style-name="P222">keyword</text:p>
          </table:table-cell>
        </table:table-row>
        <table:table-row>
          <table:table-cell table:style-name="Table14.A1" office:value-type="string">
            <text:p text:style-name="P223">#1</text:p>
          </table:table-cell>
          <table:table-cell table:style-name="Table14.A1" office:value-type="string">
            <text:p text:style-name="P223"><text:span text:style-name="T216">StA</text:span> id 0...<text:span text:style-name="T227">7</text:span></text:p>
          </table:table-cell>
        </table:table-row>
        <table:table-row>
          <table:table-cell table:style-name="Table14.A1" office:value-type="string">
            <text:p text:style-name="P223">#2</text:p>
          </table:table-cell>
          <table:table-cell table:style-name="Table14.A1" office:value-type="string">
            <text:p text:style-name="P223">volume 0...100</text:p>
          </table:table-cell>
        </table:table-row>
        <table:table-row>
          <table:table-cell table:style-name="Table14.A1" office:value-type="string">
            <text:p text:style-name="P224">#3</text:p>
          </table:table-cell>
          <table:table-cell table:style-name="Table14.A1" office:value-type="string">
            <text:p text:style-name="P224">loop step 0...100</text:p>
          </table:table-cell>
        </table:table-row>
        <table:table-row>
          <table:table-cell table:style-name="Table14.A1" office:value-type="string">
            <text:p text:style-name="P222">store #1</text:p>
          </table:table-cell>
          <table:table-cell table:style-name="Table14.A1" office:value-type="string">
            <text:p text:style-name="P225">store the current output of free and notes <text:span text:style-name="T228">to </text:span><text:span text:style-name="T216">StA</text:span><text:span text:style-name="T228"> #1</text:span></text:p>
          </table:table-cell>
        </table:table-row>
        <table:table-row>
          <table:table-cell table:style-name="Table14.A1" office:value-type="string">
            <text:p text:style-name="P226">amp #1 #2 </text:p>
          </table:table-cell>
          <table:table-cell table:style-name="Table14.A1" office:value-type="string">
            <text:p text:style-name="P227">replay sound of <text:span text:style-name="T216">StA</text:span> #1 with volume #2</text:p>
          </table:table-cell>
        </table:table-row>
        <table:table-row>
          <table:table-cell table:style-name="Table14.A1" office:value-type="string">
            <text:p text:style-name="P226">stop #1</text:p>
          </table:table-cell>
          <table:table-cell table:style-name="Table14.A1" office:value-type="string">
            <text:p text:style-name="P227">stop recording on <text:span text:style-name="T216">StA</text:span> #1</text:p>
          </table:table-cell>
        </table:table-row>
        <table:table-row>
          <table:table-cell table:style-name="Table14.A1" office:value-type="string">
            <text:p text:style-name="P226">notes #1</text:p>
          </table:table-cell>
          <table:table-cell table:style-name="Table14.A1" office:value-type="string">
            <text:p text:style-name="P227"><text:span text:style-name="T229">translate note sentence </text:span>in background<text:span text:style-name="T229">, generate sound, store sound in StA #1</text:span><text:span text:style-name="T230"> </text:span><text:span text:style-name="T229">(all in one command).</text:span></text:p>
          </table:table-cell>
        </table:table-row>
        <table:table-row>
          <table:table-cell table:style-name="Table14.A1" office:value-type="string">
            <text:p text:style-name="P226">play free</text:p>
          </table:table-cell>
          <table:table-cell table:style-name="Table14.A1" office:value-type="string">
            <text:p text:style-name="P228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226">mute #1</text:p>
          </table:table-cell>
          <table:table-cell table:style-name="Table14.A1" office:value-type="string">
            <text:p text:style-name="P227">mute <text:span text:style-name="T216">StA</text:span> #1</text:p>
          </table:table-cell>
        </table:table-row>
        <table:table-row>
          <table:table-cell table:style-name="Table14.A1" office:value-type="string">
            <text:p text:style-name="P226">clear #1</text:p>
          </table:table-cell>
          <table:table-cell table:style-name="Table14.A1" office:value-type="string">
            <text:p text:style-name="P227">delete the content of <text:span text:style-name="T216">StA</text:span> #1</text:p>
          </table:table-cell>
        </table:table-row>
        <table:table-row>
          <table:table-cell table:style-name="Table14.A1" office:value-type="string">
            <text:p text:style-name="P229">loop #1 #2 #3</text:p>
          </table:table-cell>
          <table:table-cell table:style-name="Table14.A1" office:value-type="string">
            <text:p text:style-name="P230">replay sound of StA #1 with current volume decreased or increased by volume step #3 until the volume reaches volume #2<text:span text:style-name="T231">. </text:span></text:p>
            <text:p text:style-name="P231">Note: The step is always positve &gt;0 . The direction will be calculated from the difference #2 - current volume.</text:p>
          </table:table-cell>
        </table:table-row>
      </table:table>
      <text:p text:style-name="P226"/>
      <text:p text:style-name="P232">Example<text:span text:style-name="T232"> base scenario see add command (background mode) or</text:span><text:span text:style-name="T230">,</text:span><text:span text:style-name="T232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8" loext:marker-style-name="T50"><text:span text:style-name="T51">osc main mute</text:span></text:p>
          </table:table-cell>
          <table:table-cell table:style-name="Table15.A1" office:value-type="string">
            <text:p text:style-name="P233">otherwise you will <text:span text:style-name="T233">store </text:span>one sec. osc main sound, one second note sound and so forth<text:span text:style-name="T233">.</text:span><text:span text:style-name="T234"> See note below.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instrument load drums</text:span></text:p>
          </table:table-cell>
          <table:table-cell table:style-name="Table15.A1" office:value-type="string">
            <text:p text:style-name="P233">load an instrument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notes load rhythm</text:span></text:p>
          </table:table-cell>
          <table:table-cell table:style-name="Table15.A1" office:value-type="string">
            <text:p text:style-name="P233">load some notes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notes play on 100</text:span></text:p>
          </table:table-cell>
          <table:table-cell table:style-name="Table15.A1" office:value-type="string">
            <text:p text:style-name="P233">play notes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rec store 1</text:span></text:p>
          </table:table-cell>
          <table:table-cell table:style-name="Table15.A1" office:value-type="string">
            <text:p text:style-name="P233">store sound to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pause auto</text:span></text:p>
          </table:table-cell>
          <table:table-cell table:style-name="Table15.A1" office:value-type="string">
            <text:p text:style-name="P234">wait for some seconds<text:span text:style-name="T228"> (</text:span>note sentence duration<text:span text:style-name="T228">)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rec stop 1</text:span></text:p>
          </table:table-cell>
          <table:table-cell table:style-name="Table15.A1" office:value-type="string">
            <text:p text:style-name="P233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notes play off</text:span></text:p>
          </table:table-cell>
          <table:table-cell table:style-name="Table15.A1" office:value-type="string">
            <text:p text:style-name="P233">switch note generating off</text:p>
          </table:table-cell>
        </table:table-row>
        <text:soft-page-break/>
        <table:table-row table:style-name="Table15.2">
          <table:table-cell table:style-name="Table15.A1" office:value-type="string">
            <text:p text:style-name="P48" loext:marker-style-name="T50"><text:span text:style-name="T51">rec amp 1 100</text:span></text:p>
          </table:table-cell>
          <table:table-cell table:style-name="Table15.A1" office:value-type="string">
            <text:p text:style-name="P235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pause key</text:span></text:p>
          </table:table-cell>
          <table:table-cell table:style-name="Table15.A1" office:value-type="string">
            <text:p text:style-name="P236">as long as wanted</text:p>
          </table:table-cell>
        </table:table-row>
      </table:table>
      <text:p text:style-name="P48" loext:marker-style-name="T50"><text:span text:style-name="T51"/></text:p>
      <text:p text:style-name="P237">Note on storage: The storage is additive until cleared<text:span text:style-name="T235">, so that one can append tracks </text:span><text:span text:style-name="T236">to</text:span><text:span text:style-name="T235"> on</text:span><text:span text:style-name="T236">e</text:span><text:span text:style-name="T235"> </text:span><text:span text:style-name="T216">StA</text:span><text:span text:style-name="T235">.</text:span></text:p>
      <text:h text:style-name="Heading_20_3" text:outline-level="3"><text:bookmark-start text:name="__RefHeading___Toc2996_3144746278"/><text:span text:style-name="T237">R</text:span>ecord<text:span text:style-name="T238"> / to file </text:span><text:bookmark-end text:name="__RefHeading___Toc2996_3144746278"/></text:h>
      <text:p text:style-name="P238">record current sound track to a wav and a<text:span text:style-name="T239">n</text:span> mp3 file </text:p>
      <text:p text:style-name="P132"><text:span text:style-name="T238">record | file #1 | stop #2 | play #2 #1 </text:span><text:span text:style-name="T239">| loop amp #3 ]</text:span></text:p>
      <text:p text:style-name="P23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40">record</text:p>
          </table:table-cell>
          <table:table-cell table:style-name="Table18.A1" office:value-type="string">
            <text:p text:style-name="P241">short description</text:p>
          </table:table-cell>
        </table:table-row>
        <table:table-row>
          <table:table-cell table:style-name="Table18.A1" office:value-type="string">
            <text:p text:style-name="P240">file #1</text:p>
          </table:table-cell>
          <table:table-cell table:style-name="Table18.A1" office:value-type="string">
            <text:p text:style-name="P242">record <text:span text:style-name="T240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40">stop #2</text:p>
          </table:table-cell>
          <table:table-cell table:style-name="Table18.A1" office:value-type="string">
            <text:p text:style-name="P242">store to file<text:span text:style-name="T241"> </text:span>var/wav/synthesizer#2.wav and var/wav/synthesizer.mp3</text:p>
            <text:p text:style-name="P243">Note: The mp3 file will be overwritten<text:span text:style-name="T242">!</text:span></text:p>
          </table:table-cell>
        </table:table-row>
        <table:table-row>
          <table:table-cell table:style-name="Table18.A1" office:value-type="string">
            <text:p text:style-name="P240">play #2 #1</text:p>
          </table:table-cell>
          <table:table-cell table:style-name="Table18.A1" office:value-type="string">
            <text:p text:style-name="P242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40">loop amp #3</text:p>
          </table:table-cell>
          <table:table-cell table:style-name="Table18.A1" office:value-type="string">
            <text:p text:style-name="P243">dim <text:span text:style-name="T243">the record volume</text:span> from current volume to #3</text:p>
          </table:table-cell>
        </table:table-row>
      </table:table>
      <text:p text:style-name="P239"><text:s/></text:p>
      <text:p text:style-name="P244">Example:</text:p>
      <text:p text:style-name="P245">RECFILE = 77</text:p>
      <text:p text:style-name="P246">record file 10 </text:p>
      <text:p text:style-name="P246">stop <text:span text:style-name="T240">RECFILE</text:span></text:p>
      <text:p text:style-name="P246">play <text:span text:style-name="T240">RECFILE</text:span> 5</text:p>
      <text:p text:style-name="P245">text record file synthesizer77.wav</text:p>
      <text:p text:style-name="P246">pause key</text:p>
      <text:p text:style-name="P246"/>
      <text:h text:style-name="Heading_20_3" text:outline-level="3"><text:bookmark-start text:name="__RefHeading___Toc2998_3144746278"/><text:span text:style-name="T244">R</text:span>eturn<text:span text:style-name="T245"> / from subroutine</text:span><text:bookmark-end text:name="__RefHeading___Toc2998_3144746278"/></text:h>
      <text:p text:style-name="P247"><text:span text:style-name="T245">keyword return, </text:span>see <text:span text:style-name="T246">keyword </text:span>call</text:p>
      <text:h text:style-name="P248" text:outline-level="3"><text:bookmark-start text:name="__RefHeading___Toc1436_2624537896"/>Set<text:bookmark-end text:name="__RefHeading___Toc1436_2624537896"/></text:h>
      <text:p text:style-name="P127">set [octave+ | octave<text:span text:style-name="T247">- | main | vco | fmo</text:span>]</text:p>
      <text:p text:style-name="P1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249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248">+</text:span></text:p>
          </table:table-cell>
          <table:table-cell table:style-name="Table9.A1" office:value-type="string">
            <text:p text:style-name="P250">increases the base_octave <text:span text:style-name="T248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251">decreases the base_octave by one<text:span text:style-name="T249">,</text:span> <text:span text:style-name="T249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252">set the property <text:span text:style-name="T250">[freq|wf|amp]</text:span> of oscillator main <text:span text:style-name="T250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252">set the property <text:span text:style-name="T250">[freq|wf|amp]</text:span> of oscillator vco <text:span text:style-name="T250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252">set the property <text:span text:style-name="T250">[freq|wf|amp]</text:span> of oscillator fmo <text:span text:style-name="T250"><text:s/>to value # </text:span></text:p>
          </table:table-cell>
        </table:table-row>
      </table:table>
      <text:p text:style-name="P126"/>
      <text:p text:style-name="P126">Example</text:p>
      <text:p text:style-name="P126"><text:span text:style-name="T247">set the frequency of the main oscillator to 1</text:span><text:span text:style-name="T251">1</text:span><text:span text:style-name="T247">0 Hz.</text:span></text:p>
      <text:p text:style-name="P253">set main freq <text:span text:style-name="T2">A2</text:span></text:p>
      <text:p text:style-name="P254">set main freq <text:span text:style-name="T252">59</text:span></text:p>
      <text:p text:style-name="P255"><text:soft-page-break/>Note: See frequency table <text:span text:style-name="T253">in the appendix</text:span></text:p>
      <text:h text:style-name="Heading_20_3" text:outline-level="3"><text:bookmark-start text:name="__RefHeading___Toc3000_3144746278"/>start<text:bookmark-end text:name="__RefHeading___Toc3000_3144746278"/></text:h>
      <text:p text:style-name="P256">star<text:span text:style-name="T254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249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257">AudioServer|Synthesizer<text:span text:style-name="T255"> | rtsp -C</text:span>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257">shared memory key must be identical for both servers<text:span text:style-name="T256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257">wait until next process step, to manage potential synchronization issues.</text:p>
            <text:p text:style-name="P258">delay takes default "key" see pause</text:p>
          </table:table-cell>
        </table:table-row>
      </table:table>
      <text:p text:style-name="P256"/>
      <text:p text:style-name="P256">Example: </text:p>
      <text:p text:style-name="Preformatted_20_Text">call :startserver</text:p>
      <text:p text:style-name="P256"/>
      <text:p text:style-name="P256">lib.inc</text:p>
      <text:p text:style-name="P48" loext:marker-style-name="T50"><text:span text:style-name="T51">:startserver</text:span></text:p>
      <text:p text:style-name="P48" loext:marker-style-name="T50"><text:span text:style-name="T51">start <text:tab/>AudioServer 10000 0</text:span><text:span text:style-name="T51"/></text:p>
      <text:p text:style-name="P48" loext:marker-style-name="T50"><text:span text:style-name="T51">start <text:tab/>Synthesizer 10000 3</text:span><text:span text:style-name="T51"/></text:p>
      <text:p text:style-name="P48" loext:marker-style-name="T257"><text:span text:style-name="T52">return</text:span></text:p>
      <text:p text:style-name="P48" loext:marker-style-name="T257"><text:span text:style-name="T52"/></text:p>
      <text:h text:style-name="Heading_20_3" text:outline-level="3"><text:bookmark-start text:name="__RefHeading___Toc3002_3144746278"/>stop<text:bookmark-end text:name="__RefHeading___Toc3002_3144746278"/></text:h>
      <text:p text:style-name="P259">stop composer subprocesses.</text:p>
      <text:p text:style-name="P259"/>
      <text:p text:style-name="P259"/>
      <text:h text:style-name="P260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258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1">Synthesizer/bin</text:p>
          </table:table-cell>
          <table:table-cell table:style-name="Table5.A1" office:value-type="string">
            <text:p text:style-name="P262">Executable</text:p>
          </table:table-cell>
        </table:table-row>
        <table:table-row>
          <table:table-cell table:style-name="Table5.A1" office:value-type="string">
            <text:p text:style-name="P261">Synthesizer/doc</text:p>
          </table:table-cell>
          <table:table-cell table:style-name="Table5.A1" office:value-type="string">
            <text:p text:style-name="P262">Documentation</text:p>
          </table:table-cell>
        </table:table-row>
        <table:table-row>
          <table:table-cell table:style-name="Table5.A1" office:value-type="string">
            <text:p text:style-name="P261">Synthesizer/etc</text:p>
          </table:table-cell>
          <table:table-cell table:style-name="Table5.A1" office:value-type="string">
            <text:p text:style-name="P262">Configuration</text:p>
          </table:table-cell>
        </table:table-row>
        <table:table-row>
          <table:table-cell table:style-name="Table5.A1" office:value-type="string">
            <text:p text:style-name="P261">Synthesizer/etc<text:span text:style-name="T259">/Instruments</text:span></text:p>
          </table:table-cell>
          <table:table-cell table:style-name="Table5.A1" office:value-type="string">
            <text:p text:style-name="P262">Inst<text:span text:style-name="T63">r</text:span>ument files and instrument search path</text:p>
          </table:table-cell>
        </table:table-row>
        <table:table-row>
          <table:table-cell table:style-name="Table5.A1" office:value-type="string">
            <text:p text:style-name="P261">Synthesizer/etc<text:span text:style-name="T259">/include</text:span></text:p>
          </table:table-cell>
          <table:table-cell table:style-name="Table5.A1" office:value-type="string">
            <text:p text:style-name="P262">main.synth and include search path</text:p>
          </table:table-cell>
        </table:table-row>
        <table:table-row>
          <table:table-cell table:style-name="Table5.A1" office:value-type="string">
            <text:p text:style-name="P261">Synthesizer/etc<text:span text:style-name="T259">/Notes</text:span></text:p>
          </table:table-cell>
          <table:table-cell table:style-name="Table5.A1" office:value-type="string">
            <text:p text:style-name="P262">Note files and note search path</text:p>
          </table:table-cell>
        </table:table-row>
        <table:table-row>
          <table:table-cell table:style-name="Table5.A1" office:value-type="string">
            <text:p text:style-name="P261">Synthesizer/lib</text:p>
          </table:table-cell>
          <table:table-cell table:style-name="Table5.A1" office:value-type="string">
            <text:p text:style-name="P262">check point shared memory dump location</text:p>
          </table:table-cell>
        </table:table-row>
        <table:table-row>
          <table:table-cell table:style-name="Table5.A1" office:value-type="string">
            <text:p text:style-name="P261">Synthesizer/tmp</text:p>
          </table:table-cell>
          <table:table-cell table:style-name="Table5.A1" office:value-type="string">
            <text:p text:style-name="P262">audio raw file dump location</text:p>
          </table:table-cell>
        </table:table-row>
        <table:table-row>
          <table:table-cell table:style-name="Table5.A1" office:value-type="string">
            <text:p text:style-name="P261">Synthesizer/var</text:p>
          </table:table-cell>
          <table:table-cell table:style-name="Table5.A1" office:value-type="string">
            <text:p text:style-name="P262">variable synthesizer data</text:p>
          </table:table-cell>
        </table:table-row>
        <table:table-row>
          <table:table-cell table:style-name="Table5.A1" office:value-type="string">
            <text:p text:style-name="P261">Synthesizer/var/auto</text:p>
          </table:table-cell>
          <table:table-cell table:style-name="Table5.A1" office:value-type="string">
            <text:p text:style-name="P262">random notes and notes search path</text:p>
          </table:table-cell>
        </table:table-row>
        <table:table-row>
          <table:table-cell table:style-name="Table5.A1" office:value-type="string">
            <text:p text:style-name="P261">Synthesizer/var/log</text:p>
          </table:table-cell>
          <table:table-cell table:style-name="Table5.A1" office:value-type="string">
            <text:p text:style-name="P262">Synthesizer cumulated log</text:p>
          </table:table-cell>
        </table:table-row>
        <table:table-row>
          <table:table-cell table:style-name="Table5.A1" office:value-type="string">
            <text:p text:style-name="P261">Synthesizer/var/wav</text:p>
          </table:table-cell>
          <table:table-cell table:style-name="Table5.A1" office:value-type="string">
            <text:p text:style-name="P262">mp3 and wav files and external input files search directory</text:p>
          </table:table-cell>
        </table:table-row>
      </table:table>
      <text:p text:style-name="P263"/>
      <text:h text:style-name="P264" text:outline-level="3"><text:bookmark-start text:name="__RefHeading___Toc2264_2117524140"/>Full Example<text:bookmark-end text:name="__RefHeading___Toc2264_2117524140"/></text:h>
      <text:p text:style-name="P265">play two instrument with randomly generated notes</text:p>
      <text:p text:style-name="P266" loext:marker-style-name="T50"><text:span text:style-name="T51"># switch off main oscillator</text:span><text:span text:style-name="T260"> (notes only, no free run)</text:span></text:p>
      <text:p text:style-name="P267" loext:marker-style-name="T50"><text:span text:style-name="T51">osc main mute</text:span></text:p>
      <text:p text:style-name="P266" loext:marker-style-name="T50"><text:span text:style-name="T51"># generate random notes with constant random and switched part</text:span><text:span text:style-name="T260"> and</text:span></text:p>
      <text:p text:style-name="P268" loext:marker-style-name="T50"><text:span text:style-name="T51"># store to notes file lead.kbd</text:span></text:p>
      <text:p text:style-name="P267" loext:marker-style-name="T50"><text:span text:style-name="T51">random |2(AC)r(DE)G|3(AC)c(DC). 9789 c-fgCDA.'',, crr-:S12 lead</text:span></text:p>
      <text:p text:style-name="P266" loext:marker-style-name="T50"><text:span text:style-name="T51"># store piano sound with notes </text:span><text:span text:style-name="T261">from file lead </text:span><text:span text:style-name="T51">to memory 3</text:span></text:p>
      <text:p text:style-name="P269">add piano lead 3 </text:p>
      <text:p text:style-name="P270"># store saxophone sound with notes <text:span text:style-name="T262">from file lead </text:span>to memory 0</text:p>
      <text:p text:style-name="P267" loext:marker-style-name="T50"><text:span text:style-name="T51">add Saxophone lead 0 </text:span></text:p>
      <text:p text:style-name="P266" loext:marker-style-name="T50"><text:span text:style-name="T51"># play memory 3 with amplitude 60%</text:span></text:p>
      <text:p text:style-name="P267" loext:marker-style-name="T50"><text:span text:style-name="T51">play 3 amp 60</text:span></text:p>
      <text:p text:style-name="P266" loext:marker-style-name="T50"><text:span text:style-name="T51"># wait for 1 second</text:span></text:p>
      <text:p text:style-name="P267" loext:marker-style-name="T50"><text:span text:style-name="T51">pause 1</text:span></text:p>
      <text:p text:style-name="P266" loext:marker-style-name="T50"><text:span text:style-name="T51"># play memory 0 with amplitude 60%</text:span></text:p>
      <text:p text:style-name="P267" loext:marker-style-name="T50"><text:span text:style-name="T51">play 0 amp 60</text:span></text:p>
      <text:p text:style-name="P266" loext:marker-style-name="T50"><text:span text:style-name="T51"># wait for </text:span><text:span text:style-name="T261">the</text:span><text:span text:style-name="T51"> return key </text:span><text:span text:style-name="T263">being</text:span><text:span text:style-name="T51"> pressed</text:span></text:p>
      <text:p text:style-name="P267" loext:marker-style-name="T257"><text:span text:style-name="T51">pause key</text:span></text:p>
      <text:p text:style-name="P267" loext:marker-style-name="T257"><text:span text:style-name="T51"/></text:p>
      <text:h text:style-name="P271" text:outline-level="3">Frequency Table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72">Index</text:p>
          </table:table-cell>
          <table:table-cell table:style-name="Table20.A1" office:value-type="string">
            <text:p text:style-name="P273">Frequency [Hz]</text:p>
          </table:table-cell>
          <table:table-cell table:style-name="Table20.A1" office:value-type="string">
            <text:p text:style-name="P274">Name</text:p>
          </table:table-cell>
          <table:table-cell table:style-name="Table20.A1" office:value-type="string">
            <text:p text:style-name="P275">Index</text:p>
          </table:table-cell>
          <table:table-cell table:style-name="Table20.A1" office:value-type="string">
            <text:p text:style-name="P275">LFO Frequency [Hz]</text:p>
          </table:table-cell>
          <table:table-cell table:style-name="Table20.F1" office:value-type="string">
            <text:p text:style-name="P275">Name</text:p>
          </table:table-cell>
        </table:table-row>
        <table:table-row>
          <table:table-cell table:style-name="Table20.A2" office:value-type="float" office:value="26">
            <text:p text:style-name="P276">26</text:p>
          </table:table-cell>
          <table:table-cell table:style-name="Table20.A2" office:value-type="float" office:value="16.3516">
            <text:p text:style-name="P276">16.35</text:p>
          </table:table-cell>
          <table:table-cell table:style-name="Table20.C2" office:value-type="string">
            <text:p text:style-name="P277">C0</text:p>
          </table:table-cell>
          <table:table-cell table:style-name="Table20.A2" office:value-type="float" office:value="1">
            <text:p text:style-name="P276">1</text:p>
          </table:table-cell>
          <table:table-cell table:style-name="Table20.A2" office:value-type="float" office:value="0.1">
            <text:p text:style-name="P276">0.1</text:p>
          </table:table-cell>
          <table:table-cell table:style-name="Table20.F2" office:value-type="string">
            <text:p text:style-name="P276"><text:span text:style-name="T264">0 </text:span>1</text:p>
          </table:table-cell>
        </table:table-row>
        <table:table-row>
          <table:table-cell table:style-name="Table20.A2" office:value-type="float" office:value="27">
            <text:p text:style-name="P276">27</text:p>
          </table:table-cell>
          <table:table-cell table:style-name="Table20.A2" office:value-type="float" office:value="17.3239">
            <text:p text:style-name="P276">17.32</text:p>
          </table:table-cell>
          <table:table-cell table:style-name="Table20.C3" office:value-type="string">
            <text:p text:style-name="P277">c0</text:p>
          </table:table-cell>
          <table:table-cell table:style-name="Table20.A2" office:value-type="float" office:value="2">
            <text:p text:style-name="P276">2</text:p>
          </table:table-cell>
          <table:table-cell table:style-name="Table20.A2" office:value-type="float" office:value="0.2">
            <text:p text:style-name="P276">0.2</text:p>
          </table:table-cell>
          <table:table-cell table:style-name="Table20.F3" office:value-type="string">
            <text:p text:style-name="P276"><text:span text:style-name="T264">0 </text:span>2</text:p>
          </table:table-cell>
        </table:table-row>
        <table:table-row>
          <table:table-cell table:style-name="Table20.A2" office:value-type="float" office:value="28">
            <text:p text:style-name="P276">28</text:p>
          </table:table-cell>
          <table:table-cell table:style-name="Table20.A2" office:value-type="float" office:value="18.3541">
            <text:p text:style-name="P276">18.35</text:p>
          </table:table-cell>
          <table:table-cell table:style-name="Table20.C4" office:value-type="string">
            <text:p text:style-name="P277">D0</text:p>
          </table:table-cell>
          <table:table-cell table:style-name="Table20.A2" office:value-type="float" office:value="3">
            <text:p text:style-name="P276">3</text:p>
          </table:table-cell>
          <table:table-cell table:style-name="Table20.A2" office:value-type="float" office:value="0.3">
            <text:p text:style-name="P276">0.3</text:p>
          </table:table-cell>
          <table:table-cell table:style-name="Table20.F4" office:value-type="string">
            <text:p text:style-name="P276"><text:span text:style-name="T264">0 </text:span>3</text:p>
          </table:table-cell>
        </table:table-row>
        <table:table-row>
          <table:table-cell table:style-name="Table20.A2" office:value-type="float" office:value="29">
            <text:p text:style-name="P276">29</text:p>
          </table:table-cell>
          <table:table-cell table:style-name="Table20.A2" office:value-type="float" office:value="19.4454">
            <text:p text:style-name="P276">19.45</text:p>
          </table:table-cell>
          <table:table-cell table:style-name="Table20.C5" office:value-type="string">
            <text:p text:style-name="P277">d0</text:p>
          </table:table-cell>
          <table:table-cell table:style-name="Table20.A2" office:value-type="float" office:value="4">
            <text:p text:style-name="P276">4</text:p>
          </table:table-cell>
          <table:table-cell table:style-name="Table20.A2" office:value-type="float" office:value="0.4">
            <text:p text:style-name="P276">0.4</text:p>
          </table:table-cell>
          <table:table-cell table:style-name="Table20.F5" office:value-type="string">
            <text:p text:style-name="P276"><text:span text:style-name="T264">0 </text:span>4</text:p>
          </table:table-cell>
        </table:table-row>
        <text:soft-page-break/>
        <table:table-row>
          <table:table-cell table:style-name="Table20.A2" office:value-type="float" office:value="30">
            <text:p text:style-name="P276">30</text:p>
          </table:table-cell>
          <table:table-cell table:style-name="Table20.A2" office:value-type="float" office:value="20.6017">
            <text:p text:style-name="P276">20.6</text:p>
          </table:table-cell>
          <table:table-cell table:style-name="Table20.C6" office:value-type="string">
            <text:p text:style-name="P277">E0</text:p>
          </table:table-cell>
          <table:table-cell table:style-name="Table20.A2" office:value-type="float" office:value="5">
            <text:p text:style-name="P276">5</text:p>
          </table:table-cell>
          <table:table-cell table:style-name="Table20.A2" office:value-type="float" office:value="0.5">
            <text:p text:style-name="P276">0.5</text:p>
          </table:table-cell>
          <table:table-cell table:style-name="Table20.F6" office:value-type="string">
            <text:p text:style-name="P276"><text:span text:style-name="T264">0 </text:span>5</text:p>
          </table:table-cell>
        </table:table-row>
        <table:table-row>
          <table:table-cell table:style-name="Table20.A2" office:value-type="float" office:value="31">
            <text:p text:style-name="P276">31</text:p>
          </table:table-cell>
          <table:table-cell table:style-name="Table20.A2" office:value-type="float" office:value="21.8268">
            <text:p text:style-name="P276">21.83</text:p>
          </table:table-cell>
          <table:table-cell table:style-name="Table20.C7" office:value-type="string">
            <text:p text:style-name="P277">F0</text:p>
          </table:table-cell>
          <table:table-cell table:style-name="Table20.A2" office:value-type="float" office:value="6">
            <text:p text:style-name="P276">6</text:p>
          </table:table-cell>
          <table:table-cell table:style-name="Table20.A2" office:value-type="float" office:value="0.6">
            <text:p text:style-name="P276">0.6</text:p>
          </table:table-cell>
          <table:table-cell table:style-name="Table20.F7" office:value-type="string">
            <text:p text:style-name="P276"><text:span text:style-name="T264">0 </text:span>6</text:p>
          </table:table-cell>
        </table:table-row>
        <table:table-row>
          <table:table-cell table:style-name="Table20.A2" office:value-type="float" office:value="32">
            <text:p text:style-name="P276">32</text:p>
          </table:table-cell>
          <table:table-cell table:style-name="Table20.A2" office:value-type="float" office:value="23.1247">
            <text:p text:style-name="P276">23.12</text:p>
          </table:table-cell>
          <table:table-cell table:style-name="Table20.C8" office:value-type="string">
            <text:p text:style-name="P277">f0</text:p>
          </table:table-cell>
          <table:table-cell table:style-name="Table20.A2" office:value-type="float" office:value="7">
            <text:p text:style-name="P276">7</text:p>
          </table:table-cell>
          <table:table-cell table:style-name="Table20.A2" office:value-type="float" office:value="0.7">
            <text:p text:style-name="P276">0.7</text:p>
          </table:table-cell>
          <table:table-cell table:style-name="Table20.F8" office:value-type="string">
            <text:p text:style-name="P276"><text:span text:style-name="T264">0 </text:span>7</text:p>
          </table:table-cell>
        </table:table-row>
        <table:table-row>
          <table:table-cell table:style-name="Table20.A2" office:value-type="float" office:value="33">
            <text:p text:style-name="P276">33</text:p>
          </table:table-cell>
          <table:table-cell table:style-name="Table20.A2" office:value-type="float" office:value="24.4997">
            <text:p text:style-name="P276">24.5</text:p>
          </table:table-cell>
          <table:table-cell table:style-name="Table20.C9" office:value-type="string">
            <text:p text:style-name="P277">G0</text:p>
          </table:table-cell>
          <table:table-cell table:style-name="Table20.A2" office:value-type="float" office:value="8">
            <text:p text:style-name="P276">8</text:p>
          </table:table-cell>
          <table:table-cell table:style-name="Table20.A2" office:value-type="float" office:value="0.8">
            <text:p text:style-name="P276">0.8</text:p>
          </table:table-cell>
          <table:table-cell table:style-name="Table20.F9" office:value-type="string">
            <text:p text:style-name="P276"><text:span text:style-name="T264">0 </text:span>8</text:p>
          </table:table-cell>
        </table:table-row>
        <table:table-row>
          <table:table-cell table:style-name="Table20.A2" office:value-type="float" office:value="34">
            <text:p text:style-name="P276">34</text:p>
          </table:table-cell>
          <table:table-cell table:style-name="Table20.A2" office:value-type="float" office:value="25.9565">
            <text:p text:style-name="P276">25.96</text:p>
          </table:table-cell>
          <table:table-cell table:style-name="Table20.C10" office:value-type="string">
            <text:p text:style-name="P277">g0</text:p>
          </table:table-cell>
          <table:table-cell table:style-name="Table20.A2" office:value-type="float" office:value="9">
            <text:p text:style-name="P276">9</text:p>
          </table:table-cell>
          <table:table-cell table:style-name="Table20.A2" office:value-type="float" office:value="0.9">
            <text:p text:style-name="P276">0.9</text:p>
          </table:table-cell>
          <table:table-cell table:style-name="Table20.F10" office:value-type="string">
            <text:p text:style-name="P276"><text:span text:style-name="T264">0 </text:span>9</text:p>
          </table:table-cell>
        </table:table-row>
        <table:table-row>
          <table:table-cell table:style-name="Table20.A2" office:value-type="float" office:value="35">
            <text:p text:style-name="P278">35</text:p>
          </table:table-cell>
          <table:table-cell table:style-name="Table20.A2" office:value-type="float" office:value="27.5">
            <text:p text:style-name="P278">27.5</text:p>
          </table:table-cell>
          <table:table-cell table:style-name="Table20.C11" office:value-type="string">
            <text:p text:style-name="P279">A0</text:p>
          </table:table-cell>
          <table:table-cell table:style-name="Table20.A2" office:value-type="float" office:value="10">
            <text:p text:style-name="P276">10</text:p>
          </table:table-cell>
          <table:table-cell table:style-name="Table20.A2" office:value-type="float" office:value="1">
            <text:p text:style-name="P276">1</text:p>
          </table:table-cell>
          <table:table-cell table:style-name="Table20.F11" office:value-type="float" office:value="1">
            <text:p text:style-name="P276">1</text:p>
          </table:table-cell>
        </table:table-row>
        <table:table-row>
          <table:table-cell table:style-name="Table20.A2" office:value-type="float" office:value="36">
            <text:p text:style-name="P276">36</text:p>
          </table:table-cell>
          <table:table-cell table:style-name="Table20.A2" office:value-type="float" office:value="29.1352">
            <text:p text:style-name="P276">29.14</text:p>
          </table:table-cell>
          <table:table-cell table:style-name="Table20.C12" office:value-type="string">
            <text:p text:style-name="P277">a0</text:p>
          </table:table-cell>
          <table:table-cell table:style-name="Table20.A2" office:value-type="float" office:value="11">
            <text:p text:style-name="P276">11</text:p>
          </table:table-cell>
          <table:table-cell table:style-name="Table20.A2" office:value-type="float" office:value="2">
            <text:p text:style-name="P276">2</text:p>
          </table:table-cell>
          <table:table-cell table:style-name="Table20.F11" office:value-type="float" office:value="2">
            <text:p text:style-name="P276">2</text:p>
          </table:table-cell>
        </table:table-row>
        <table:table-row>
          <table:table-cell table:style-name="Table20.A2" office:value-type="float" office:value="37">
            <text:p text:style-name="P276">37</text:p>
          </table:table-cell>
          <table:table-cell table:style-name="Table20.A2" office:value-type="float" office:value="30.8677">
            <text:p text:style-name="P276">30.87</text:p>
          </table:table-cell>
          <table:table-cell table:style-name="Table20.C13" office:value-type="string">
            <text:p text:style-name="P277">B0</text:p>
          </table:table-cell>
          <table:table-cell table:style-name="Table20.A2" office:value-type="float" office:value="12">
            <text:p text:style-name="P276">12</text:p>
          </table:table-cell>
          <table:table-cell table:style-name="Table20.A2" office:value-type="float" office:value="3">
            <text:p text:style-name="P276">3</text:p>
          </table:table-cell>
          <table:table-cell table:style-name="Table20.F11" office:value-type="float" office:value="3">
            <text:p text:style-name="P276">3</text:p>
          </table:table-cell>
        </table:table-row>
        <table:table-row>
          <table:table-cell table:style-name="Table20.A2" office:value-type="float" office:value="38">
            <text:p text:style-name="P276">38</text:p>
          </table:table-cell>
          <table:table-cell table:style-name="Table20.A2" office:value-type="float" office:value="32.7032">
            <text:p text:style-name="P276">32.7</text:p>
          </table:table-cell>
          <table:table-cell table:style-name="Table20.C14" office:value-type="string">
            <text:p text:style-name="P277">C1</text:p>
          </table:table-cell>
          <table:table-cell table:style-name="Table20.A2" office:value-type="float" office:value="13">
            <text:p text:style-name="P276">13</text:p>
          </table:table-cell>
          <table:table-cell table:style-name="Table20.A2" office:value-type="float" office:value="4">
            <text:p text:style-name="P276">4</text:p>
          </table:table-cell>
          <table:table-cell table:style-name="Table20.F11" office:value-type="float" office:value="4">
            <text:p text:style-name="P276">4</text:p>
          </table:table-cell>
        </table:table-row>
        <table:table-row>
          <table:table-cell table:style-name="Table20.A2" office:value-type="float" office:value="39">
            <text:p text:style-name="P276">39</text:p>
          </table:table-cell>
          <table:table-cell table:style-name="Table20.A2" office:value-type="float" office:value="34.6478">
            <text:p text:style-name="P276">34.65</text:p>
          </table:table-cell>
          <table:table-cell table:style-name="Table20.C15" office:value-type="string">
            <text:p text:style-name="P277">c1</text:p>
          </table:table-cell>
          <table:table-cell table:style-name="Table20.A2" office:value-type="float" office:value="14">
            <text:p text:style-name="P276">14</text:p>
          </table:table-cell>
          <table:table-cell table:style-name="Table20.A2" office:value-type="float" office:value="5">
            <text:p text:style-name="P276">5</text:p>
          </table:table-cell>
          <table:table-cell table:style-name="Table20.F11" office:value-type="float" office:value="5">
            <text:p text:style-name="P276">5</text:p>
          </table:table-cell>
        </table:table-row>
        <table:table-row>
          <table:table-cell table:style-name="Table20.A2" office:value-type="float" office:value="40">
            <text:p text:style-name="P276">40</text:p>
          </table:table-cell>
          <table:table-cell table:style-name="Table20.A2" office:value-type="float" office:value="36.7081">
            <text:p text:style-name="P276">36.71</text:p>
          </table:table-cell>
          <table:table-cell table:style-name="Table20.C16" office:value-type="string">
            <text:p text:style-name="P277">D1</text:p>
          </table:table-cell>
          <table:table-cell table:style-name="Table20.A2" office:value-type="float" office:value="15">
            <text:p text:style-name="P276">15</text:p>
          </table:table-cell>
          <table:table-cell table:style-name="Table20.A2" office:value-type="float" office:value="6">
            <text:p text:style-name="P276">6</text:p>
          </table:table-cell>
          <table:table-cell table:style-name="Table20.F11" office:value-type="float" office:value="6">
            <text:p text:style-name="P276">6</text:p>
          </table:table-cell>
        </table:table-row>
        <table:table-row>
          <table:table-cell table:style-name="Table20.A2" office:value-type="float" office:value="41">
            <text:p text:style-name="P276">41</text:p>
          </table:table-cell>
          <table:table-cell table:style-name="Table20.A2" office:value-type="float" office:value="38.8909">
            <text:p text:style-name="P276">38.89</text:p>
          </table:table-cell>
          <table:table-cell table:style-name="Table20.C17" office:value-type="string">
            <text:p text:style-name="P277">d1</text:p>
          </table:table-cell>
          <table:table-cell table:style-name="Table20.A2" office:value-type="float" office:value="16">
            <text:p text:style-name="P276">16</text:p>
          </table:table-cell>
          <table:table-cell table:style-name="Table20.A2" office:value-type="float" office:value="7">
            <text:p text:style-name="P276">7</text:p>
          </table:table-cell>
          <table:table-cell table:style-name="Table20.F11" office:value-type="float" office:value="7">
            <text:p text:style-name="P276">7</text:p>
          </table:table-cell>
        </table:table-row>
        <table:table-row>
          <table:table-cell table:style-name="Table20.A2" office:value-type="float" office:value="42">
            <text:p text:style-name="P276">42</text:p>
          </table:table-cell>
          <table:table-cell table:style-name="Table20.A2" office:value-type="float" office:value="41.2035">
            <text:p text:style-name="P276">41.2</text:p>
          </table:table-cell>
          <table:table-cell table:style-name="Table20.C18" office:value-type="string">
            <text:p text:style-name="P277">E1</text:p>
          </table:table-cell>
          <table:table-cell table:style-name="Table20.A2" office:value-type="float" office:value="17">
            <text:p text:style-name="P276">17</text:p>
          </table:table-cell>
          <table:table-cell table:style-name="Table20.A2" office:value-type="float" office:value="8">
            <text:p text:style-name="P276">8</text:p>
          </table:table-cell>
          <table:table-cell table:style-name="Table20.F11" office:value-type="float" office:value="8">
            <text:p text:style-name="P276">8</text:p>
          </table:table-cell>
        </table:table-row>
        <table:table-row>
          <table:table-cell table:style-name="Table20.A2" office:value-type="float" office:value="43">
            <text:p text:style-name="P276">43</text:p>
          </table:table-cell>
          <table:table-cell table:style-name="Table20.A2" office:value-type="float" office:value="43.6535">
            <text:p text:style-name="P276">43.65</text:p>
          </table:table-cell>
          <table:table-cell table:style-name="Table20.C19" office:value-type="string">
            <text:p text:style-name="P277">F1</text:p>
          </table:table-cell>
          <table:table-cell table:style-name="Table20.A2" office:value-type="float" office:value="18">
            <text:p text:style-name="P276">18</text:p>
          </table:table-cell>
          <table:table-cell table:style-name="Table20.A2" office:value-type="float" office:value="9">
            <text:p text:style-name="P276">9</text:p>
          </table:table-cell>
          <table:table-cell table:style-name="Table20.F11" office:value-type="float" office:value="9">
            <text:p text:style-name="P276">9</text:p>
          </table:table-cell>
        </table:table-row>
        <table:table-row>
          <table:table-cell table:style-name="Table20.A2" office:value-type="float" office:value="44">
            <text:p text:style-name="P276">44</text:p>
          </table:table-cell>
          <table:table-cell table:style-name="Table20.A2" office:value-type="float" office:value="46.2493">
            <text:p text:style-name="P276">46.25</text:p>
          </table:table-cell>
          <table:table-cell table:style-name="Table20.C20" office:value-type="string">
            <text:p text:style-name="P277">f1</text:p>
          </table:table-cell>
          <table:table-cell table:style-name="Table20.A2" office:value-type="float" office:value="19">
            <text:p text:style-name="P276">19</text:p>
          </table:table-cell>
          <table:table-cell table:style-name="Table20.A2" office:value-type="float" office:value="10">
            <text:p text:style-name="P276">10</text:p>
          </table:table-cell>
          <table:table-cell table:style-name="Table20.F11" office:value-type="float" office:value="10">
            <text:p text:style-name="P276">10</text:p>
          </table:table-cell>
        </table:table-row>
        <table:table-row>
          <table:table-cell table:style-name="Table20.A2" office:value-type="float" office:value="45">
            <text:p text:style-name="P276">45</text:p>
          </table:table-cell>
          <table:table-cell table:style-name="Table20.A2" office:value-type="float" office:value="48.9994">
            <text:p text:style-name="P276">49</text:p>
          </table:table-cell>
          <table:table-cell table:style-name="Table20.C21" office:value-type="string">
            <text:p text:style-name="P277">G1</text:p>
          </table:table-cell>
          <table:table-cell table:style-name="Table20.A2" office:value-type="float" office:value="20">
            <text:p text:style-name="P276">20</text:p>
          </table:table-cell>
          <table:table-cell table:style-name="Table20.A2" office:value-type="float" office:value="11">
            <text:p text:style-name="P276">11</text:p>
          </table:table-cell>
          <table:table-cell table:style-name="Table20.F11" office:value-type="float" office:value="11">
            <text:p text:style-name="P276">11</text:p>
          </table:table-cell>
        </table:table-row>
        <table:table-row>
          <table:table-cell table:style-name="Table20.A2" office:value-type="float" office:value="46">
            <text:p text:style-name="P276">46</text:p>
          </table:table-cell>
          <table:table-cell table:style-name="Table20.A2" office:value-type="float" office:value="51.9131">
            <text:p text:style-name="P276">51.91</text:p>
          </table:table-cell>
          <table:table-cell table:style-name="Table20.C22" office:value-type="string">
            <text:p text:style-name="P277">g1</text:p>
          </table:table-cell>
          <table:table-cell table:style-name="Table20.A2" office:value-type="float" office:value="21">
            <text:p text:style-name="P276">21</text:p>
          </table:table-cell>
          <table:table-cell table:style-name="Table20.A2" office:value-type="float" office:value="12">
            <text:p text:style-name="P276">12</text:p>
          </table:table-cell>
          <table:table-cell table:style-name="Table20.F11" office:value-type="float" office:value="12">
            <text:p text:style-name="P276">12</text:p>
          </table:table-cell>
        </table:table-row>
        <table:table-row>
          <table:table-cell table:style-name="Table20.A2" office:value-type="float" office:value="47">
            <text:p text:style-name="P278">47</text:p>
          </table:table-cell>
          <table:table-cell table:style-name="Table20.A2" office:value-type="float" office:value="55">
            <text:p text:style-name="P278">55</text:p>
          </table:table-cell>
          <table:table-cell table:style-name="Table20.C23" office:value-type="string">
            <text:p text:style-name="P279">A1</text:p>
          </table:table-cell>
          <table:table-cell table:style-name="Table20.A2" office:value-type="float" office:value="22">
            <text:p text:style-name="P276">22</text:p>
          </table:table-cell>
          <table:table-cell table:style-name="Table20.A2" office:value-type="float" office:value="13">
            <text:p text:style-name="P276">13</text:p>
          </table:table-cell>
          <table:table-cell table:style-name="Table20.F11" office:value-type="float" office:value="13">
            <text:p text:style-name="P276">13</text:p>
          </table:table-cell>
        </table:table-row>
        <table:table-row>
          <table:table-cell table:style-name="Table20.A2" office:value-type="float" office:value="48">
            <text:p text:style-name="P276">48</text:p>
          </table:table-cell>
          <table:table-cell table:style-name="Table20.A2" office:value-type="float" office:value="58.2705">
            <text:p text:style-name="P276">58.27</text:p>
          </table:table-cell>
          <table:table-cell table:style-name="Table20.C24" office:value-type="string">
            <text:p text:style-name="P277">a1</text:p>
          </table:table-cell>
          <table:table-cell table:style-name="Table20.A2" office:value-type="float" office:value="23">
            <text:p text:style-name="P276">23</text:p>
          </table:table-cell>
          <table:table-cell table:style-name="Table20.A2" office:value-type="float" office:value="14">
            <text:p text:style-name="P276">14</text:p>
          </table:table-cell>
          <table:table-cell table:style-name="Table20.F11" office:value-type="float" office:value="14">
            <text:p text:style-name="P276">14</text:p>
          </table:table-cell>
        </table:table-row>
        <table:table-row>
          <table:table-cell table:style-name="Table20.A2" office:value-type="float" office:value="49">
            <text:p text:style-name="P276">49</text:p>
          </table:table-cell>
          <table:table-cell table:style-name="Table20.A2" office:value-type="float" office:value="61.7354">
            <text:p text:style-name="P276">61.74</text:p>
          </table:table-cell>
          <table:table-cell table:style-name="Table20.C25" office:value-type="string">
            <text:p text:style-name="P277">B1</text:p>
          </table:table-cell>
          <table:table-cell table:style-name="Table20.A2" office:value-type="float" office:value="24">
            <text:p text:style-name="P276">24</text:p>
          </table:table-cell>
          <table:table-cell table:style-name="Table20.A2" office:value-type="float" office:value="15">
            <text:p text:style-name="P276">15</text:p>
          </table:table-cell>
          <table:table-cell table:style-name="Table20.F11" office:value-type="float" office:value="15">
            <text:p text:style-name="P276">15</text:p>
          </table:table-cell>
        </table:table-row>
        <table:table-row>
          <table:table-cell table:style-name="Table20.A2" office:value-type="float" office:value="50">
            <text:p text:style-name="P276">50</text:p>
          </table:table-cell>
          <table:table-cell table:style-name="Table20.A2" office:value-type="float" office:value="65.4064">
            <text:p text:style-name="P276">65.41</text:p>
          </table:table-cell>
          <table:table-cell table:style-name="Table20.C26" office:value-type="string">
            <text:p text:style-name="P277">C2</text:p>
          </table:table-cell>
          <table:table-cell table:style-name="Table20.A2" office:value-type="float" office:value="25">
            <text:p text:style-name="P276">25</text:p>
          </table:table-cell>
          <table:table-cell table:style-name="Table20.A2" office:value-type="float" office:value="16">
            <text:p text:style-name="P276">16</text:p>
          </table:table-cell>
          <table:table-cell table:style-name="Table20.F11" office:value-type="float" office:value="16">
            <text:p text:style-name="P276">16</text:p>
          </table:table-cell>
        </table:table-row>
        <table:table-row>
          <table:table-cell table:style-name="Table20.A2" office:value-type="float" office:value="51">
            <text:p text:style-name="P276">51</text:p>
          </table:table-cell>
          <table:table-cell table:style-name="Table20.A2" office:value-type="float" office:value="69.2957">
            <text:p text:style-name="P276">69.3</text:p>
          </table:table-cell>
          <table:table-cell table:style-name="Table20.C27" office:value-type="string">
            <text:p text:style-name="P277">c2</text:p>
          </table:table-cell>
          <table:table-cell table:style-name="Table20.D27" office:value-type="string">
            <text:p text:style-name="P276"/>
          </table:table-cell>
          <table:table-cell table:style-name="Table20.E27" office:value-type="string">
            <text:p text:style-name="P276"/>
          </table:table-cell>
          <table:table-cell table:style-name="Table20.F27" office:value-type="string">
            <text:p text:style-name="P276"/>
          </table:table-cell>
        </table:table-row>
        <table:table-row>
          <table:table-cell table:style-name="Table20.A2" office:value-type="float" office:value="52">
            <text:p text:style-name="P276">52</text:p>
          </table:table-cell>
          <table:table-cell table:style-name="Table20.A2" office:value-type="float" office:value="73.4162">
            <text:p text:style-name="P276">73.42</text:p>
          </table:table-cell>
          <table:table-cell table:style-name="Table20.C28" office:value-type="string">
            <text:p text:style-name="P277">D2</text:p>
          </table:table-cell>
          <table:table-cell table:style-name="Table20.D28" office:value-type="string">
            <text:p text:style-name="P276"/>
          </table:table-cell>
          <table:table-cell table:style-name="Table20.E28" office:value-type="string">
            <text:p text:style-name="P276"/>
          </table:table-cell>
          <table:table-cell table:style-name="Table20.F28" office:value-type="string">
            <text:p text:style-name="P276"/>
          </table:table-cell>
        </table:table-row>
        <table:table-row>
          <table:table-cell table:style-name="Table20.A2" office:value-type="float" office:value="53">
            <text:p text:style-name="P276">53</text:p>
          </table:table-cell>
          <table:table-cell table:style-name="Table20.A2" office:value-type="float" office:value="77.7818">
            <text:p text:style-name="P276">77.78</text:p>
          </table:table-cell>
          <table:table-cell table:style-name="Table20.C29" office:value-type="string">
            <text:p text:style-name="P277">d2</text:p>
          </table:table-cell>
          <table:table-cell table:style-name="Table20.D29" office:value-type="string">
            <text:p text:style-name="P276"/>
          </table:table-cell>
          <table:table-cell table:style-name="Table20.E29" office:value-type="string">
            <text:p text:style-name="P276"/>
          </table:table-cell>
          <table:table-cell table:style-name="Table20.F29" office:value-type="string">
            <text:p text:style-name="P276"/>
          </table:table-cell>
        </table:table-row>
        <table:table-row>
          <table:table-cell table:style-name="Table20.A2" office:value-type="float" office:value="54">
            <text:p text:style-name="P276">54</text:p>
          </table:table-cell>
          <table:table-cell table:style-name="Table20.A2" office:value-type="float" office:value="82.4069">
            <text:p text:style-name="P276">82.41</text:p>
          </table:table-cell>
          <table:table-cell table:style-name="Table20.C30" office:value-type="string">
            <text:p text:style-name="P277">E2</text:p>
          </table:table-cell>
          <table:table-cell table:style-name="Table20.D30" office:value-type="string">
            <text:p text:style-name="P276"/>
          </table:table-cell>
          <table:table-cell table:style-name="Table20.E30" office:value-type="string">
            <text:p text:style-name="P276"/>
          </table:table-cell>
          <table:table-cell table:style-name="Table20.F30" office:value-type="string">
            <text:p text:style-name="P276"/>
          </table:table-cell>
        </table:table-row>
        <table:table-row>
          <table:table-cell table:style-name="Table20.A2" office:value-type="float" office:value="55">
            <text:p text:style-name="P276">55</text:p>
          </table:table-cell>
          <table:table-cell table:style-name="Table20.A2" office:value-type="float" office:value="87.3071">
            <text:p text:style-name="P276">87.31</text:p>
          </table:table-cell>
          <table:table-cell table:style-name="Table20.C31" office:value-type="string">
            <text:p text:style-name="P277">F2</text:p>
          </table:table-cell>
          <table:table-cell table:style-name="Table20.D31" office:value-type="string">
            <text:p text:style-name="P276"/>
          </table:table-cell>
          <table:table-cell table:style-name="Table20.E31" office:value-type="string">
            <text:p text:style-name="P276"/>
          </table:table-cell>
          <table:table-cell table:style-name="Table20.F31" office:value-type="string">
            <text:p text:style-name="P276"/>
          </table:table-cell>
        </table:table-row>
        <table:table-row>
          <table:table-cell table:style-name="Table20.A2" office:value-type="float" office:value="56">
            <text:p text:style-name="P276">56</text:p>
          </table:table-cell>
          <table:table-cell table:style-name="Table20.A2" office:value-type="float" office:value="92.4986">
            <text:p text:style-name="P276">92.5</text:p>
          </table:table-cell>
          <table:table-cell table:style-name="Table20.C32" office:value-type="string">
            <text:p text:style-name="P277">f2</text:p>
          </table:table-cell>
          <table:table-cell table:style-name="Table20.D32" office:value-type="string">
            <text:p text:style-name="P276"/>
          </table:table-cell>
          <table:table-cell table:style-name="Table20.E32" office:value-type="string">
            <text:p text:style-name="P276"/>
          </table:table-cell>
          <table:table-cell table:style-name="Table20.F32" office:value-type="string">
            <text:p text:style-name="P276"/>
          </table:table-cell>
        </table:table-row>
        <table:table-row>
          <table:table-cell table:style-name="Table20.A2" office:value-type="float" office:value="57">
            <text:p text:style-name="P276">57</text:p>
          </table:table-cell>
          <table:table-cell table:style-name="Table20.A2" office:value-type="float" office:value="97.9989">
            <text:p text:style-name="P276">98</text:p>
          </table:table-cell>
          <table:table-cell table:style-name="Table20.C33" office:value-type="string">
            <text:p text:style-name="P277">G2</text:p>
          </table:table-cell>
          <table:table-cell table:style-name="Table20.D33" office:value-type="string">
            <text:p text:style-name="P276"/>
          </table:table-cell>
          <table:table-cell table:style-name="Table20.E33" office:value-type="string">
            <text:p text:style-name="P276"/>
          </table:table-cell>
          <table:table-cell table:style-name="Table20.F33" office:value-type="string">
            <text:p text:style-name="P276"/>
          </table:table-cell>
        </table:table-row>
        <table:table-row>
          <table:table-cell table:style-name="Table20.A2" office:value-type="float" office:value="58">
            <text:p text:style-name="P276">58</text:p>
          </table:table-cell>
          <table:table-cell table:style-name="Table20.A2" office:value-type="float" office:value="103.826">
            <text:p text:style-name="P276">103.83</text:p>
          </table:table-cell>
          <table:table-cell table:style-name="Table20.C34" office:value-type="string">
            <text:p text:style-name="P277">g2</text:p>
          </table:table-cell>
          <table:table-cell table:style-name="Table20.D34" office:value-type="string">
            <text:p text:style-name="P276"/>
          </table:table-cell>
          <table:table-cell table:style-name="Table20.E34" office:value-type="string">
            <text:p text:style-name="P276"/>
          </table:table-cell>
          <table:table-cell table:style-name="Table20.F34" office:value-type="string">
            <text:p text:style-name="P276"/>
          </table:table-cell>
        </table:table-row>
        <table:table-row>
          <table:table-cell table:style-name="Table20.A2" office:value-type="float" office:value="59">
            <text:p text:style-name="P278">59</text:p>
          </table:table-cell>
          <table:table-cell table:style-name="Table20.A2" office:value-type="float" office:value="110">
            <text:p text:style-name="P278">110</text:p>
          </table:table-cell>
          <table:table-cell table:style-name="Table20.C35" office:value-type="string">
            <text:p text:style-name="P279">A2</text:p>
          </table:table-cell>
          <table:table-cell table:style-name="Table20.D35" office:value-type="string">
            <text:p text:style-name="P278"/>
          </table:table-cell>
          <table:table-cell table:style-name="Table20.E35" office:value-type="string">
            <text:p text:style-name="P278"/>
          </table:table-cell>
          <table:table-cell table:style-name="Table20.F35" office:value-type="string">
            <text:p text:style-name="P278"/>
          </table:table-cell>
        </table:table-row>
        <table:table-row>
          <table:table-cell table:style-name="Table20.A2" office:value-type="float" office:value="60">
            <text:p text:style-name="P276">60</text:p>
          </table:table-cell>
          <table:table-cell table:style-name="Table20.A2" office:value-type="float" office:value="116.541">
            <text:p text:style-name="P276">116.54</text:p>
          </table:table-cell>
          <table:table-cell table:style-name="Table20.C36" office:value-type="string">
            <text:p text:style-name="P277">a2</text:p>
          </table:table-cell>
          <table:table-cell table:style-name="Table20.D36" office:value-type="string">
            <text:p text:style-name="P276"/>
          </table:table-cell>
          <table:table-cell table:style-name="Table20.E36" office:value-type="string">
            <text:p text:style-name="P276"/>
          </table:table-cell>
          <table:table-cell table:style-name="Table20.F36" office:value-type="string">
            <text:p text:style-name="P276"/>
          </table:table-cell>
        </table:table-row>
        <table:table-row>
          <table:table-cell table:style-name="Table20.A2" office:value-type="float" office:value="61">
            <text:p text:style-name="P276">61</text:p>
          </table:table-cell>
          <table:table-cell table:style-name="Table20.A2" office:value-type="float" office:value="123.471">
            <text:p text:style-name="P276">123.47</text:p>
          </table:table-cell>
          <table:table-cell table:style-name="Table20.C37" office:value-type="string">
            <text:p text:style-name="P277">B2</text:p>
          </table:table-cell>
          <table:table-cell table:style-name="Table20.D37" office:value-type="string">
            <text:p text:style-name="P276"/>
          </table:table-cell>
          <table:table-cell table:style-name="Table20.E37" office:value-type="string">
            <text:p text:style-name="P276"/>
          </table:table-cell>
          <table:table-cell table:style-name="Table20.F37" office:value-type="string">
            <text:p text:style-name="P276"/>
          </table:table-cell>
        </table:table-row>
        <table:table-row>
          <table:table-cell table:style-name="Table20.A2" office:value-type="float" office:value="62">
            <text:p text:style-name="P276">62</text:p>
          </table:table-cell>
          <table:table-cell table:style-name="Table20.A2" office:value-type="float" office:value="130.813">
            <text:p text:style-name="P276">130.81</text:p>
          </table:table-cell>
          <table:table-cell table:style-name="Table20.C38" office:value-type="string">
            <text:p text:style-name="P277">C3</text:p>
          </table:table-cell>
          <table:table-cell table:style-name="Table20.D38" office:value-type="string">
            <text:p text:style-name="P276"/>
          </table:table-cell>
          <table:table-cell table:style-name="Table20.E38" office:value-type="string">
            <text:p text:style-name="P276"/>
          </table:table-cell>
          <table:table-cell table:style-name="Table20.F38" office:value-type="string">
            <text:p text:style-name="P276"/>
          </table:table-cell>
        </table:table-row>
        <table:table-row>
          <table:table-cell table:style-name="Table20.A2" office:value-type="float" office:value="63">
            <text:p text:style-name="P276">63</text:p>
          </table:table-cell>
          <table:table-cell table:style-name="Table20.A2" office:value-type="float" office:value="138.591">
            <text:p text:style-name="P276">138.59</text:p>
          </table:table-cell>
          <table:table-cell table:style-name="Table20.C39" office:value-type="string">
            <text:p text:style-name="P277">c3</text:p>
          </table:table-cell>
          <table:table-cell table:style-name="Table20.D39" office:value-type="string">
            <text:p text:style-name="P276"/>
          </table:table-cell>
          <table:table-cell table:style-name="Table20.E39" office:value-type="string">
            <text:p text:style-name="P276"/>
          </table:table-cell>
          <table:table-cell table:style-name="Table20.F39" office:value-type="string">
            <text:p text:style-name="P276"/>
          </table:table-cell>
        </table:table-row>
        <table:table-row>
          <table:table-cell table:style-name="Table20.A2" office:value-type="float" office:value="64">
            <text:p text:style-name="P276">64</text:p>
          </table:table-cell>
          <table:table-cell table:style-name="Table20.A2" office:value-type="float" office:value="146.832">
            <text:p text:style-name="P276">146.83</text:p>
          </table:table-cell>
          <table:table-cell table:style-name="Table20.C40" office:value-type="string">
            <text:p text:style-name="P277">D3</text:p>
          </table:table-cell>
          <table:table-cell table:style-name="Table20.D40" office:value-type="string">
            <text:p text:style-name="P276"/>
          </table:table-cell>
          <table:table-cell table:style-name="Table20.E40" office:value-type="string">
            <text:p text:style-name="P276"/>
          </table:table-cell>
          <table:table-cell table:style-name="Table20.F40" office:value-type="string">
            <text:p text:style-name="P276"/>
          </table:table-cell>
        </table:table-row>
        <text:soft-page-break/>
        <table:table-row>
          <table:table-cell table:style-name="Table20.A2" office:value-type="float" office:value="65">
            <text:p text:style-name="P276">65</text:p>
          </table:table-cell>
          <table:table-cell table:style-name="Table20.A2" office:value-type="float" office:value="155.564">
            <text:p text:style-name="P276">155.56</text:p>
          </table:table-cell>
          <table:table-cell table:style-name="Table20.C41" office:value-type="string">
            <text:p text:style-name="P277">d3</text:p>
          </table:table-cell>
          <table:table-cell table:style-name="Table20.D41" office:value-type="string">
            <text:p text:style-name="P276"/>
          </table:table-cell>
          <table:table-cell table:style-name="Table20.E41" office:value-type="string">
            <text:p text:style-name="P276"/>
          </table:table-cell>
          <table:table-cell table:style-name="Table20.F41" office:value-type="string">
            <text:p text:style-name="P276"/>
          </table:table-cell>
        </table:table-row>
        <table:table-row>
          <table:table-cell table:style-name="Table20.A2" office:value-type="float" office:value="66">
            <text:p text:style-name="P276">66</text:p>
          </table:table-cell>
          <table:table-cell table:style-name="Table20.A2" office:value-type="float" office:value="164.814">
            <text:p text:style-name="P276">164.81</text:p>
          </table:table-cell>
          <table:table-cell table:style-name="Table20.C42" office:value-type="string">
            <text:p text:style-name="P277">E3</text:p>
          </table:table-cell>
          <table:table-cell table:style-name="Table20.D42" office:value-type="string">
            <text:p text:style-name="P276"/>
          </table:table-cell>
          <table:table-cell table:style-name="Table20.E42" office:value-type="string">
            <text:p text:style-name="P276"/>
          </table:table-cell>
          <table:table-cell table:style-name="Table20.F42" office:value-type="string">
            <text:p text:style-name="P276"/>
          </table:table-cell>
        </table:table-row>
        <table:table-row>
          <table:table-cell table:style-name="Table20.A2" office:value-type="float" office:value="67">
            <text:p text:style-name="P276">67</text:p>
          </table:table-cell>
          <table:table-cell table:style-name="Table20.A2" office:value-type="float" office:value="174.614">
            <text:p text:style-name="P276">174.61</text:p>
          </table:table-cell>
          <table:table-cell table:style-name="Table20.C43" office:value-type="string">
            <text:p text:style-name="P277">F3</text:p>
          </table:table-cell>
          <table:table-cell table:style-name="Table20.D43" office:value-type="string">
            <text:p text:style-name="P276"/>
          </table:table-cell>
          <table:table-cell table:style-name="Table20.E43" office:value-type="string">
            <text:p text:style-name="P276"/>
          </table:table-cell>
          <table:table-cell table:style-name="Table20.F43" office:value-type="string">
            <text:p text:style-name="P276"/>
          </table:table-cell>
        </table:table-row>
        <table:table-row>
          <table:table-cell table:style-name="Table20.A2" office:value-type="float" office:value="68">
            <text:p text:style-name="P276">68</text:p>
          </table:table-cell>
          <table:table-cell table:style-name="Table20.A2" office:value-type="float" office:value="184.997">
            <text:p text:style-name="P276">185</text:p>
          </table:table-cell>
          <table:table-cell table:style-name="Table20.C44" office:value-type="string">
            <text:p text:style-name="P277">f3</text:p>
          </table:table-cell>
          <table:table-cell table:style-name="Table20.D44" office:value-type="string">
            <text:p text:style-name="P276"/>
          </table:table-cell>
          <table:table-cell table:style-name="Table20.E44" office:value-type="string">
            <text:p text:style-name="P276"/>
          </table:table-cell>
          <table:table-cell table:style-name="Table20.F44" office:value-type="string">
            <text:p text:style-name="P276"/>
          </table:table-cell>
        </table:table-row>
        <table:table-row>
          <table:table-cell table:style-name="Table20.A2" office:value-type="float" office:value="69">
            <text:p text:style-name="P276">69</text:p>
          </table:table-cell>
          <table:table-cell table:style-name="Table20.A2" office:value-type="float" office:value="195.998">
            <text:p text:style-name="P276">196</text:p>
          </table:table-cell>
          <table:table-cell table:style-name="Table20.C45" office:value-type="string">
            <text:p text:style-name="P277">G3</text:p>
          </table:table-cell>
          <table:table-cell table:style-name="Table20.D45" office:value-type="string">
            <text:p text:style-name="P276"/>
          </table:table-cell>
          <table:table-cell table:style-name="Table20.E45" office:value-type="string">
            <text:p text:style-name="P276"/>
          </table:table-cell>
          <table:table-cell table:style-name="Table20.F45" office:value-type="string">
            <text:p text:style-name="P276"/>
          </table:table-cell>
        </table:table-row>
        <table:table-row>
          <table:table-cell table:style-name="Table20.A2" office:value-type="float" office:value="70">
            <text:p text:style-name="P276">70</text:p>
          </table:table-cell>
          <table:table-cell table:style-name="Table20.A2" office:value-type="float" office:value="207.652">
            <text:p text:style-name="P276">207.65</text:p>
          </table:table-cell>
          <table:table-cell table:style-name="Table20.C46" office:value-type="string">
            <text:p text:style-name="P277">g3</text:p>
          </table:table-cell>
          <table:table-cell table:style-name="Table20.D46" office:value-type="string">
            <text:p text:style-name="P276"/>
          </table:table-cell>
          <table:table-cell table:style-name="Table20.E46" office:value-type="string">
            <text:p text:style-name="P276"/>
          </table:table-cell>
          <table:table-cell table:style-name="Table20.F46" office:value-type="string">
            <text:p text:style-name="P276"/>
          </table:table-cell>
        </table:table-row>
        <table:table-row>
          <table:table-cell table:style-name="Table20.A2" office:value-type="float" office:value="71">
            <text:p text:style-name="P278">71</text:p>
          </table:table-cell>
          <table:table-cell table:style-name="Table20.A2" office:value-type="float" office:value="220">
            <text:p text:style-name="P278">220</text:p>
          </table:table-cell>
          <table:table-cell table:style-name="Table20.C47" office:value-type="string">
            <text:p text:style-name="P279">A3</text:p>
          </table:table-cell>
          <table:table-cell table:style-name="Table20.D47" office:value-type="string">
            <text:p text:style-name="P278"/>
          </table:table-cell>
          <table:table-cell table:style-name="Table20.E47" office:value-type="string">
            <text:p text:style-name="P278"/>
          </table:table-cell>
          <table:table-cell table:style-name="Table20.F47" office:value-type="string">
            <text:p text:style-name="P278"/>
          </table:table-cell>
        </table:table-row>
        <table:table-row>
          <table:table-cell table:style-name="Table20.A2" office:value-type="float" office:value="72">
            <text:p text:style-name="P276">72</text:p>
          </table:table-cell>
          <table:table-cell table:style-name="Table20.A2" office:value-type="float" office:value="233.082">
            <text:p text:style-name="P276">233.08</text:p>
          </table:table-cell>
          <table:table-cell table:style-name="Table20.C48" office:value-type="string">
            <text:p text:style-name="P277">a3</text:p>
          </table:table-cell>
          <table:table-cell table:style-name="Table20.D48" office:value-type="string">
            <text:p text:style-name="P276"/>
          </table:table-cell>
          <table:table-cell table:style-name="Table20.E48" office:value-type="string">
            <text:p text:style-name="P276"/>
          </table:table-cell>
          <table:table-cell table:style-name="Table20.F48" office:value-type="string">
            <text:p text:style-name="P276"/>
          </table:table-cell>
        </table:table-row>
        <table:table-row>
          <table:table-cell table:style-name="Table20.A2" office:value-type="float" office:value="73">
            <text:p text:style-name="P276">73</text:p>
          </table:table-cell>
          <table:table-cell table:style-name="Table20.A2" office:value-type="float" office:value="246.942">
            <text:p text:style-name="P276">246.94</text:p>
          </table:table-cell>
          <table:table-cell table:style-name="Table20.C49" office:value-type="string">
            <text:p text:style-name="P277">B3</text:p>
          </table:table-cell>
          <table:table-cell table:style-name="Table20.D49" office:value-type="string">
            <text:p text:style-name="P276"/>
          </table:table-cell>
          <table:table-cell table:style-name="Table20.E49" office:value-type="string">
            <text:p text:style-name="P276"/>
          </table:table-cell>
          <table:table-cell table:style-name="Table20.F49" office:value-type="string">
            <text:p text:style-name="P276"/>
          </table:table-cell>
        </table:table-row>
        <table:table-row>
          <table:table-cell table:style-name="Table20.A2" office:value-type="float" office:value="74">
            <text:p text:style-name="P276">74</text:p>
          </table:table-cell>
          <table:table-cell table:style-name="Table20.A2" office:value-type="float" office:value="261.626">
            <text:p text:style-name="P276">261.63</text:p>
          </table:table-cell>
          <table:table-cell table:style-name="Table20.C50" office:value-type="string">
            <text:p text:style-name="P277">C4</text:p>
          </table:table-cell>
          <table:table-cell table:style-name="Table20.D50" office:value-type="string">
            <text:p text:style-name="P276"/>
          </table:table-cell>
          <table:table-cell table:style-name="Table20.E50" office:value-type="string">
            <text:p text:style-name="P276"/>
          </table:table-cell>
          <table:table-cell table:style-name="Table20.F50" office:value-type="string">
            <text:p text:style-name="P276"/>
          </table:table-cell>
        </table:table-row>
        <table:table-row>
          <table:table-cell table:style-name="Table20.A2" office:value-type="float" office:value="75">
            <text:p text:style-name="P276">75</text:p>
          </table:table-cell>
          <table:table-cell table:style-name="Table20.A2" office:value-type="float" office:value="277.183">
            <text:p text:style-name="P276">277.18</text:p>
          </table:table-cell>
          <table:table-cell table:style-name="Table20.C51" office:value-type="string">
            <text:p text:style-name="P277">c4</text:p>
          </table:table-cell>
          <table:table-cell table:style-name="Table20.D51" office:value-type="string">
            <text:p text:style-name="P276"/>
          </table:table-cell>
          <table:table-cell table:style-name="Table20.E51" office:value-type="string">
            <text:p text:style-name="P276"/>
          </table:table-cell>
          <table:table-cell table:style-name="Table20.F51" office:value-type="string">
            <text:p text:style-name="P276"/>
          </table:table-cell>
        </table:table-row>
        <table:table-row>
          <table:table-cell table:style-name="Table20.A2" office:value-type="float" office:value="76">
            <text:p text:style-name="P276">76</text:p>
          </table:table-cell>
          <table:table-cell table:style-name="Table20.A2" office:value-type="float" office:value="293.665">
            <text:p text:style-name="P276">293.67</text:p>
          </table:table-cell>
          <table:table-cell table:style-name="Table20.C52" office:value-type="string">
            <text:p text:style-name="P277">D4</text:p>
          </table:table-cell>
          <table:table-cell table:style-name="Table20.D52" office:value-type="string">
            <text:p text:style-name="P276"/>
          </table:table-cell>
          <table:table-cell table:style-name="Table20.E52" office:value-type="string">
            <text:p text:style-name="P276"/>
          </table:table-cell>
          <table:table-cell table:style-name="Table20.F52" office:value-type="string">
            <text:p text:style-name="P276"/>
          </table:table-cell>
        </table:table-row>
        <table:table-row>
          <table:table-cell table:style-name="Table20.A2" office:value-type="float" office:value="77">
            <text:p text:style-name="P276">77</text:p>
          </table:table-cell>
          <table:table-cell table:style-name="Table20.A2" office:value-type="float" office:value="311.127">
            <text:p text:style-name="P276">311.13</text:p>
          </table:table-cell>
          <table:table-cell table:style-name="Table20.C53" office:value-type="string">
            <text:p text:style-name="P277">d4</text:p>
          </table:table-cell>
          <table:table-cell table:style-name="Table20.D53" office:value-type="string">
            <text:p text:style-name="P276"/>
          </table:table-cell>
          <table:table-cell table:style-name="Table20.E53" office:value-type="string">
            <text:p text:style-name="P276"/>
          </table:table-cell>
          <table:table-cell table:style-name="Table20.F53" office:value-type="string">
            <text:p text:style-name="P276"/>
          </table:table-cell>
        </table:table-row>
        <table:table-row>
          <table:table-cell table:style-name="Table20.A2" office:value-type="float" office:value="78">
            <text:p text:style-name="P276">78</text:p>
          </table:table-cell>
          <table:table-cell table:style-name="Table20.A2" office:value-type="float" office:value="329.628">
            <text:p text:style-name="P276">329.63</text:p>
          </table:table-cell>
          <table:table-cell table:style-name="Table20.C54" office:value-type="string">
            <text:p text:style-name="P277">E4</text:p>
          </table:table-cell>
          <table:table-cell table:style-name="Table20.D54" office:value-type="string">
            <text:p text:style-name="P276"/>
          </table:table-cell>
          <table:table-cell table:style-name="Table20.E54" office:value-type="string">
            <text:p text:style-name="P276"/>
          </table:table-cell>
          <table:table-cell table:style-name="Table20.F54" office:value-type="string">
            <text:p text:style-name="P276"/>
          </table:table-cell>
        </table:table-row>
        <table:table-row>
          <table:table-cell table:style-name="Table20.A2" office:value-type="float" office:value="79">
            <text:p text:style-name="P276">79</text:p>
          </table:table-cell>
          <table:table-cell table:style-name="Table20.A2" office:value-type="float" office:value="349.228">
            <text:p text:style-name="P276">349.23</text:p>
          </table:table-cell>
          <table:table-cell table:style-name="Table20.C55" office:value-type="string">
            <text:p text:style-name="P277">F4</text:p>
          </table:table-cell>
          <table:table-cell table:style-name="Table20.D55" office:value-type="string">
            <text:p text:style-name="P276"/>
          </table:table-cell>
          <table:table-cell table:style-name="Table20.E55" office:value-type="string">
            <text:p text:style-name="P276"/>
          </table:table-cell>
          <table:table-cell table:style-name="Table20.F55" office:value-type="string">
            <text:p text:style-name="P276"/>
          </table:table-cell>
        </table:table-row>
        <table:table-row>
          <table:table-cell table:style-name="Table20.A2" office:value-type="float" office:value="80">
            <text:p text:style-name="P276">80</text:p>
          </table:table-cell>
          <table:table-cell table:style-name="Table20.A2" office:value-type="float" office:value="369.994">
            <text:p text:style-name="P276">369.99</text:p>
          </table:table-cell>
          <table:table-cell table:style-name="Table20.C56" office:value-type="string">
            <text:p text:style-name="P277">f4</text:p>
          </table:table-cell>
          <table:table-cell table:style-name="Table20.D56" office:value-type="string">
            <text:p text:style-name="P276"/>
          </table:table-cell>
          <table:table-cell table:style-name="Table20.E56" office:value-type="string">
            <text:p text:style-name="P276"/>
          </table:table-cell>
          <table:table-cell table:style-name="Table20.F56" office:value-type="string">
            <text:p text:style-name="P276"/>
          </table:table-cell>
        </table:table-row>
        <table:table-row>
          <table:table-cell table:style-name="Table20.A2" office:value-type="float" office:value="81">
            <text:p text:style-name="P276">81</text:p>
          </table:table-cell>
          <table:table-cell table:style-name="Table20.A2" office:value-type="float" office:value="391.996">
            <text:p text:style-name="P276">392</text:p>
          </table:table-cell>
          <table:table-cell table:style-name="Table20.C57" office:value-type="string">
            <text:p text:style-name="P277">G4</text:p>
          </table:table-cell>
          <table:table-cell table:style-name="Table20.D57" office:value-type="string">
            <text:p text:style-name="P276"/>
          </table:table-cell>
          <table:table-cell table:style-name="Table20.E57" office:value-type="string">
            <text:p text:style-name="P276"/>
          </table:table-cell>
          <table:table-cell table:style-name="Table20.F57" office:value-type="string">
            <text:p text:style-name="P276"/>
          </table:table-cell>
        </table:table-row>
        <table:table-row>
          <table:table-cell table:style-name="Table20.A2" office:value-type="float" office:value="82">
            <text:p text:style-name="P276">82</text:p>
          </table:table-cell>
          <table:table-cell table:style-name="Table20.A2" office:value-type="float" office:value="415.305">
            <text:p text:style-name="P276">415.31</text:p>
          </table:table-cell>
          <table:table-cell table:style-name="Table20.C58" office:value-type="string">
            <text:p text:style-name="P277">g4</text:p>
          </table:table-cell>
          <table:table-cell table:style-name="Table20.D58" office:value-type="string">
            <text:p text:style-name="P276"/>
          </table:table-cell>
          <table:table-cell table:style-name="Table20.E58" office:value-type="string">
            <text:p text:style-name="P276"/>
          </table:table-cell>
          <table:table-cell table:style-name="Table20.F58" office:value-type="string">
            <text:p text:style-name="P276"/>
          </table:table-cell>
        </table:table-row>
        <table:table-row>
          <table:table-cell table:style-name="Table20.A2" office:value-type="float" office:value="83">
            <text:p text:style-name="P278">83</text:p>
          </table:table-cell>
          <table:table-cell table:style-name="Table20.A2" office:value-type="float" office:value="440">
            <text:p text:style-name="P278">440</text:p>
          </table:table-cell>
          <table:table-cell table:style-name="Table20.C59" office:value-type="string">
            <text:p text:style-name="P279">A4</text:p>
          </table:table-cell>
          <table:table-cell table:style-name="Table20.D59" office:value-type="string">
            <text:p text:style-name="P278"/>
          </table:table-cell>
          <table:table-cell table:style-name="Table20.E59" office:value-type="string">
            <text:p text:style-name="P278"/>
          </table:table-cell>
          <table:table-cell table:style-name="Table20.F59" office:value-type="string">
            <text:p text:style-name="P278"/>
          </table:table-cell>
        </table:table-row>
        <table:table-row>
          <table:table-cell table:style-name="Table20.A2" office:value-type="float" office:value="84">
            <text:p text:style-name="P276">84</text:p>
          </table:table-cell>
          <table:table-cell table:style-name="Table20.A2" office:value-type="float" office:value="466.164">
            <text:p text:style-name="P276">466.16</text:p>
          </table:table-cell>
          <table:table-cell table:style-name="Table20.C60" office:value-type="string">
            <text:p text:style-name="P277">a4</text:p>
          </table:table-cell>
          <table:table-cell table:style-name="Table20.D60" office:value-type="string">
            <text:p text:style-name="P276"/>
          </table:table-cell>
          <table:table-cell table:style-name="Table20.E60" office:value-type="string">
            <text:p text:style-name="P276"/>
          </table:table-cell>
          <table:table-cell table:style-name="Table20.F60" office:value-type="string">
            <text:p text:style-name="P276"/>
          </table:table-cell>
        </table:table-row>
        <table:table-row>
          <table:table-cell table:style-name="Table20.A2" office:value-type="float" office:value="85">
            <text:p text:style-name="P276">85</text:p>
          </table:table-cell>
          <table:table-cell table:style-name="Table20.A2" office:value-type="float" office:value="493.883">
            <text:p text:style-name="P276">493.88</text:p>
          </table:table-cell>
          <table:table-cell table:style-name="Table20.C61" office:value-type="string">
            <text:p text:style-name="P277">B4</text:p>
          </table:table-cell>
          <table:table-cell table:style-name="Table20.D61" office:value-type="string">
            <text:p text:style-name="P276"/>
          </table:table-cell>
          <table:table-cell table:style-name="Table20.E61" office:value-type="string">
            <text:p text:style-name="P276"/>
          </table:table-cell>
          <table:table-cell table:style-name="Table20.F61" office:value-type="string">
            <text:p text:style-name="P276"/>
          </table:table-cell>
        </table:table-row>
        <table:table-row>
          <table:table-cell table:style-name="Table20.A2" office:value-type="float" office:value="86">
            <text:p text:style-name="P276">86</text:p>
          </table:table-cell>
          <table:table-cell table:style-name="Table20.A2" office:value-type="float" office:value="523.251">
            <text:p text:style-name="P276">523.25</text:p>
          </table:table-cell>
          <table:table-cell table:style-name="Table20.C62" office:value-type="string">
            <text:p text:style-name="P277">C5</text:p>
          </table:table-cell>
          <table:table-cell table:style-name="Table20.D62" office:value-type="string">
            <text:p text:style-name="P276"/>
          </table:table-cell>
          <table:table-cell table:style-name="Table20.E62" office:value-type="string">
            <text:p text:style-name="P276"/>
          </table:table-cell>
          <table:table-cell table:style-name="Table20.F62" office:value-type="string">
            <text:p text:style-name="P276"/>
          </table:table-cell>
        </table:table-row>
        <table:table-row>
          <table:table-cell table:style-name="Table20.A2" office:value-type="float" office:value="87">
            <text:p text:style-name="P276">87</text:p>
          </table:table-cell>
          <table:table-cell table:style-name="Table20.A2" office:value-type="float" office:value="554.365">
            <text:p text:style-name="P276">554.37</text:p>
          </table:table-cell>
          <table:table-cell table:style-name="Table20.C63" office:value-type="string">
            <text:p text:style-name="P277">c5</text:p>
          </table:table-cell>
          <table:table-cell table:style-name="Table20.D63" office:value-type="string">
            <text:p text:style-name="P276"/>
          </table:table-cell>
          <table:table-cell table:style-name="Table20.E63" office:value-type="string">
            <text:p text:style-name="P276"/>
          </table:table-cell>
          <table:table-cell table:style-name="Table20.F63" office:value-type="string">
            <text:p text:style-name="P276"/>
          </table:table-cell>
        </table:table-row>
        <table:table-row>
          <table:table-cell table:style-name="Table20.A2" office:value-type="float" office:value="88">
            <text:p text:style-name="P276">88</text:p>
          </table:table-cell>
          <table:table-cell table:style-name="Table20.A2" office:value-type="float" office:value="587.33">
            <text:p text:style-name="P276">587.33</text:p>
          </table:table-cell>
          <table:table-cell table:style-name="Table20.C64" office:value-type="string">
            <text:p text:style-name="P277">D5</text:p>
          </table:table-cell>
          <table:table-cell table:style-name="Table20.D64" office:value-type="string">
            <text:p text:style-name="P276"/>
          </table:table-cell>
          <table:table-cell table:style-name="Table20.E64" office:value-type="string">
            <text:p text:style-name="P276"/>
          </table:table-cell>
          <table:table-cell table:style-name="Table20.F64" office:value-type="string">
            <text:p text:style-name="P276"/>
          </table:table-cell>
        </table:table-row>
        <table:table-row>
          <table:table-cell table:style-name="Table20.A2" office:value-type="float" office:value="89">
            <text:p text:style-name="P276">89</text:p>
          </table:table-cell>
          <table:table-cell table:style-name="Table20.A2" office:value-type="float" office:value="622.254">
            <text:p text:style-name="P276">622.25</text:p>
          </table:table-cell>
          <table:table-cell table:style-name="Table20.C65" office:value-type="string">
            <text:p text:style-name="P277">d5</text:p>
          </table:table-cell>
          <table:table-cell table:style-name="Table20.D65" office:value-type="string">
            <text:p text:style-name="P276"/>
          </table:table-cell>
          <table:table-cell table:style-name="Table20.E65" office:value-type="string">
            <text:p text:style-name="P276"/>
          </table:table-cell>
          <table:table-cell table:style-name="Table20.F65" office:value-type="string">
            <text:p text:style-name="P276"/>
          </table:table-cell>
        </table:table-row>
        <table:table-row>
          <table:table-cell table:style-name="Table20.A2" office:value-type="float" office:value="90">
            <text:p text:style-name="P276">90</text:p>
          </table:table-cell>
          <table:table-cell table:style-name="Table20.A2" office:value-type="float" office:value="659.255">
            <text:p text:style-name="P276">659.26</text:p>
          </table:table-cell>
          <table:table-cell table:style-name="Table20.C66" office:value-type="string">
            <text:p text:style-name="P277">E5</text:p>
          </table:table-cell>
          <table:table-cell table:style-name="Table20.D66" office:value-type="string">
            <text:p text:style-name="P276"/>
          </table:table-cell>
          <table:table-cell table:style-name="Table20.E66" office:value-type="string">
            <text:p text:style-name="P276"/>
          </table:table-cell>
          <table:table-cell table:style-name="Table20.F66" office:value-type="string">
            <text:p text:style-name="P276"/>
          </table:table-cell>
        </table:table-row>
        <table:table-row>
          <table:table-cell table:style-name="Table20.A2" office:value-type="float" office:value="91">
            <text:p text:style-name="P276">91</text:p>
          </table:table-cell>
          <table:table-cell table:style-name="Table20.A2" office:value-type="float" office:value="698.456">
            <text:p text:style-name="P276">698.46</text:p>
          </table:table-cell>
          <table:table-cell table:style-name="Table20.C67" office:value-type="string">
            <text:p text:style-name="P277">F5</text:p>
          </table:table-cell>
          <table:table-cell table:style-name="Table20.D67" office:value-type="string">
            <text:p text:style-name="P276"/>
          </table:table-cell>
          <table:table-cell table:style-name="Table20.E67" office:value-type="string">
            <text:p text:style-name="P276"/>
          </table:table-cell>
          <table:table-cell table:style-name="Table20.F67" office:value-type="string">
            <text:p text:style-name="P276"/>
          </table:table-cell>
        </table:table-row>
        <table:table-row>
          <table:table-cell table:style-name="Table20.A2" office:value-type="float" office:value="92">
            <text:p text:style-name="P276">92</text:p>
          </table:table-cell>
          <table:table-cell table:style-name="Table20.A2" office:value-type="float" office:value="739.989">
            <text:p text:style-name="P276">739.99</text:p>
          </table:table-cell>
          <table:table-cell table:style-name="Table20.C68" office:value-type="string">
            <text:p text:style-name="P277">f5</text:p>
          </table:table-cell>
          <table:table-cell table:style-name="Table20.D68" office:value-type="string">
            <text:p text:style-name="P276"/>
          </table:table-cell>
          <table:table-cell table:style-name="Table20.E68" office:value-type="string">
            <text:p text:style-name="P276"/>
          </table:table-cell>
          <table:table-cell table:style-name="Table20.F68" office:value-type="string">
            <text:p text:style-name="P276"/>
          </table:table-cell>
        </table:table-row>
        <table:table-row>
          <table:table-cell table:style-name="Table20.A2" office:value-type="float" office:value="94">
            <text:p text:style-name="P276">94</text:p>
          </table:table-cell>
          <table:table-cell table:style-name="Table20.A2" office:value-type="float" office:value="830.609">
            <text:p text:style-name="P276">830.61</text:p>
          </table:table-cell>
          <table:table-cell table:style-name="Table20.C69" office:value-type="string">
            <text:p text:style-name="P277">g5</text:p>
          </table:table-cell>
          <table:table-cell table:style-name="Table20.D69" office:value-type="string">
            <text:p text:style-name="P276"/>
          </table:table-cell>
          <table:table-cell table:style-name="Table20.E69" office:value-type="string">
            <text:p text:style-name="P276"/>
          </table:table-cell>
          <table:table-cell table:style-name="Table20.F69" office:value-type="string">
            <text:p text:style-name="P276"/>
          </table:table-cell>
        </table:table-row>
        <table:table-row>
          <table:table-cell table:style-name="Table20.A2" office:value-type="float" office:value="95">
            <text:p text:style-name="P278">95</text:p>
          </table:table-cell>
          <table:table-cell table:style-name="Table20.A2" office:value-type="float" office:value="880">
            <text:p text:style-name="P278">880</text:p>
          </table:table-cell>
          <table:table-cell table:style-name="Table20.C70" office:value-type="string">
            <text:p text:style-name="P279">A5</text:p>
          </table:table-cell>
          <table:table-cell table:style-name="Table20.D70" office:value-type="string">
            <text:p text:style-name="P278"/>
          </table:table-cell>
          <table:table-cell table:style-name="Table20.E70" office:value-type="string">
            <text:p text:style-name="P278"/>
          </table:table-cell>
          <table:table-cell table:style-name="Table20.F70" office:value-type="string">
            <text:p text:style-name="P278"/>
          </table:table-cell>
        </table:table-row>
      </table:table>
      <text:p text:style-name="P280" loext:marker-style-name="T257"/>
      <text:h text:style-name="Heading_20_3" text:outline-level="3"><text:bookmark-start text:name="__RefHeading___Toc3004_3144746278"/>3rd party products<text:bookmark-end text:name="__RefHeading___Toc3004_3144746278"/></text:h>
      <text:p text:style-name="P281">RtAudio<text:span text:style-name="T265"> library from github: https://github.com/rstudio/rstudio</text:span></text:p>
      <text:p text:style-name="P282">ffmpeg in order to convert wav to mp3 files,</text:p>
      <text:p text:style-name="P282">id3tool in order to add metadata to mp3 files</text:p>
      <text:p text:style-name="P283"><text:soft-page-break/>xterm terminal application</text:p>
      <text:p text:style-name="Text_20_body">section is incomplete</text:p>
      <text:h text:style-name="P271" text:outline-level="3"><text:bookmark-start text:name="__RefHeading___Toc3006_3144746278"/>Installation<text:bookmark-end text:name="__RefHeading___Toc3006_3144746278"/></text:h>
      <text:p text:style-name="P284">Unpack provided archive<text:span text:style-name="T266">. It contains a binary distribution. </text:span><text:s/>change into the bin directory. Start script </text:p>
      <text:p text:style-name="P285">oceansetup.sh</text:p>
      <text:p text:style-name="P286"/>
      <text:p text:style-name="P286">A typical session looks as follows:</text:p>
      <text:p text:style-name="P285">sirius@rio:~/OceanBase/bin$ ./oceansetup.sh </text:p>
      <text:p text:style-name="P287">using OCEANDIR=/home/sirius/OceanBase</text:p>
      <text:p text:style-name="P287">using architecture aarch64</text:p>
      <text:p text:style-name="P287">having binaries AudioServer Composer OceanGUI Synthesizer comstack rtsp</text:p>
      <text:p text:style-name="P287">executing ln -s aarch64/AudioServer AudioServer</text:p>
      <text:p text:style-name="P287">executing ln -s aarch64/Composer Composer</text:p>
      <text:p text:style-name="P287">executing ln -s aarch64/OceanGUI OceanGUI</text:p>
      <text:p text:style-name="P287">executing ln -s aarch64/Synthesizer Synthesizer</text:p>
      <text:p text:style-name="P287">executing ln -s aarch64/comstack comstack</text:p>
      <text:p text:style-name="P287">executing ln -s aarch64/rtsp rtsp</text:p>
      <text:p text:style-name="P287">generating ocean.rc</text:p>
      <text:p text:style-name="P287">updating /home/sirius/.bashrc</text:p>
      <text:p text:style-name="P287"><text:span text:style-name="T29">sirius@rio:~/OceanBase/bin$ . ../etc/ocean.rc</text:span> </text:p>
      <text:p text:style-name="P288"/>
      <text:p text:style-name="P288">In the last line you will call the generated environment script for the search path to the binary directory. The execution is added to the bashrc file in the home directory.</text:p>
      <text:h text:style-name="P17" text:outline-level="1"><text:bookmark-start text:name="__RefHeading___Toc192_3722319505"/>Glossary<text:bookmark-end text:name="__RefHeading___Toc192_3722319505"/></text:h>
      <text:p text:style-name="P72"><text:span text:style-name="T267">S</text:span>ummary of<text:span text:style-name="T47"> sndlab specific</text:span><text:span text:style-name="T268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9">FMO</text:p>
          </table:table-cell>
          <table:table-cell table:style-name="Table3.A1" office:value-type="string">
            <text:p text:style-name="P289">Frequency Modulating Oscillator<text:span text:style-name="T269"> / connected to Main</text:span></text:p>
          </table:table-cell>
        </table:table-row>
        <table:table-row>
          <table:table-cell table:style-name="Table3.A1" office:value-type="string">
            <text:p text:style-name="P290">Hz</text:p>
          </table:table-cell>
          <table:table-cell table:style-name="Table3.A1" office:value-type="string">
            <text:p text:style-name="P291">frequency<text:span text:style-name="T270"> unit</text:span> <text:span text:style-name="T271">/ Oscillations per sec.</text:span></text:p>
          </table:table-cell>
        </table:table-row>
        <table:table-row>
          <table:table-cell table:style-name="Table3.A1" office:value-type="string">
            <text:p text:style-name="P292">OSC<text:span text:style-name="T272">, main</text:span></text:p>
          </table:table-cell>
          <table:table-cell table:style-name="Table3.A1" office:value-type="string">
            <text:p text:style-name="P293"><text:span text:style-name="T273">Main </text:span><text:span text:style-name="T270">Osc</text:span><text:span text:style-name="T273">illator</text:span><text:span text:style-name="T270"> that </text:span>generates the audio out data.</text:p>
          </table:table-cell>
        </table:table-row>
        <table:table-row>
          <table:table-cell table:style-name="Table3.A1" office:value-type="string">
            <text:p text:style-name="P294">max frequency</text:p>
          </table:table-cell>
          <table:table-cell table:style-name="Table3.A1" office:value-type="string">
            <text:p text:style-name="P295">‪=55<text:span text:style-name="T274">[Hz] </text:span>*<text:span text:style-name="T274"> </text:span>2⁶<text:span text:style-name="T274"> </text:span>=<text:span text:style-name="T274"> </text:span>3520[Hz] =&gt; max octave is 5‬</text:p>
          </table:table-cell>
        </table:table-row>
        <table:table-row>
          <table:table-cell table:style-name="Table3.A1" office:value-type="string">
            <text:p text:style-name="P294">max <text:span text:style-name="T275">octave</text:span></text:p>
          </table:table-cell>
          <table:table-cell table:style-name="Table3.A1" office:value-type="string">
            <text:p text:style-name="P295">max octave is 5‬<text:span text:style-name="T275">, so that 55*2⁵*(1+1)=3520 (max_frequency)</text:span></text:p>
          </table:table-cell>
        </table:table-row>
        <table:table-row>
          <table:table-cell table:style-name="Table3.A1" office:value-type="string">
            <text:p text:style-name="P296">min duration</text:p>
          </table:table-cell>
          <table:table-cell table:style-name="Table3.A1" office:value-type="string">
            <text:p text:style-name="P296">1 sec / notes per second, see also note duration</text:p>
          </table:table-cell>
        </table:table-row>
        <table:table-row>
          <table:table-cell table:style-name="Table3.A1" office:value-type="string">
            <text:p text:style-name="P297"><text:span text:style-name="T271">Storage</text:span> array<text:span text:style-name="T271"> (StA)</text:span></text:p>
          </table:table-cell>
          <table:table-cell table:style-name="Table3.A1" office:value-type="string">
            <text:p text:style-name="P297">8 arrays of memory used to store sound data<text:span text:style-name="T274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298">Note len<text:span text:style-name="T276">g</text:span>th<text:span text:style-name="T277">, note duration</text:span></text:p>
          </table:table-cell>
          <table:table-cell table:style-name="Table3.A1" office:value-type="string">
            <text:p text:style-name="P299">default 250 msec. the value can be change by the command<text:span text:style-name="T278">:</text:span> <text:line-break/><text:span text:style-name="T279">notes per_second</text:span><text:span text:style-name="T280"> #</text:span></text:p>
          </table:table-cell>
        </table:table-row>
        <table:table-row table:style-name="Table3.8">
          <table:table-cell table:style-name="Table3.A1" office:value-type="string">
            <text:p text:style-name="P300">note sentence</text:p>
            <text:p text:style-name="P301">sentence length</text:p>
          </table:table-cell>
          <table:table-cell table:style-name="Table3.A1" office:value-type="string">
            <text:p text:style-name="P302">some note words<text:span text:style-name="T281">, see below.</text:span><text:span text:style-name="T282"> with </text:span></text:p>
            <text:p text:style-name="P302"><text:span text:style-name="T282">length</text:span><text:span text:style-name="T283">:</text:span><text:span text:style-name="T282"> words </text:span><text:span text:style-name="T283">*</text:span><text:span text:style-name="T282"> word length</text:span></text:p>
          </table:table-cell>
        </table:table-row>
        <table:table-row table:style-name="Table3.8">
          <table:table-cell table:style-name="Table3.A1" office:value-type="string">
            <text:p text:style-name="P298">Note specifiers</text:p>
          </table:table-cell>
          <table:table-cell table:style-name="Table3.A1" office:value-type="string">
            <text:p text:style-name="P299"><text:s/>|<text:span text:style-name="T284"> </text:span>,<text:span text:style-name="T284"> </text:span>'<text:span text:style-name="T284"> </text:span>-<text:span text:style-name="T284"> </text:span>.<text:span text:style-name="T284"> </text:span><text:s/>see <text:span text:style-name="T285">table notes</text:span></text:p>
          </table:table-cell>
        </table:table-row>
        <table:table-row table:style-name="Table3.8">
          <table:table-cell table:style-name="Table3.A1" office:value-type="string">
            <text:p text:style-name="P303">Note values</text:p>
          </table:table-cell>
          <table:table-cell table:style-name="Table3.A1" office:value-type="string">
            <text:p text:style-name="P304"><text:span text:style-name="T285">see</text:span><text:span text:style-name="T286"> </text:span><text:span text:style-name="T285">table</text:span><text:span text:style-name="T286"> </text:span><text:span text:style-name="T285">notes</text:span></text:p>
          </table:table-cell>
        </table:table-row>
        <table:table-row table:style-name="Table3.8">
          <table:table-cell table:style-name="Table3.A1" office:value-type="string">
            <text:p text:style-name="P305">note word</text:p>
            <text:p text:style-name="P301">word length</text:p>
          </table:table-cell>
          <table:table-cell table:style-name="Table3.A1" office:value-type="string">
            <text:p text:style-name="P306">set of notes matching into a time slice of one second.<text:span text:style-name="T287"> </text:span></text:p>
            <text:p text:style-name="P307">(word length = 1 second)</text:p>
          </table:table-cell>
        </table:table-row>
        <table:table-row table:style-name="Table3.8">
          <table:table-cell table:style-name="Table3.A1" office:value-type="string">
            <text:p text:style-name="P308"><text:span text:style-name="T288">one </text:span>second<text:span text:style-name="T288"> =</text:span></text:p>
          </table:table-cell>
          <table:table-cell table:style-name="Table3.A1" office:value-type="string">
            <text:p text:style-name="P308">sample rate<text:span text:style-name="T289"> (AudioServer)</text:span> / <text:span text:style-name="T290">max </text:span>frames<text:span text:style-name="T289"> (Synthesizer)</text:span> <text:s/>4<text:span text:style-name="T291">80</text:span>00/4<text:span text:style-name="T291">80</text:span>00</text:p>
          </table:table-cell>
        </table:table-row>
        <table:table-row table:style-name="Table3.8">
          <table:table-cell table:style-name="Table3.A1" office:value-type="string">
            <text:p text:style-name="P309">Oscillator<text:span text:style-name="T292">, Osc</text:span></text:p>
          </table:table-cell>
          <table:table-cell table:style-name="Table3.A1" office:value-type="string">
            <text:p text:style-name="P309">Waveform generating unit<text:span text:style-name="T293"> of the synthesizer</text:span><text:span text:style-name="T294"> (main, vco, fmo)</text:span></text:p>
          </table:table-cell>
        </table:table-row>
        <table:table-row table:style-name="Table3.8">
          <table:table-cell table:style-name="Table3.A1" office:value-type="string">
            <text:p text:style-name="P310">Program</text:p>
          </table:table-cell>
          <table:table-cell table:style-name="Table3.A1" office:value-type="string">
            <text:p text:style-name="P310">main.synth and <text:span text:style-name="T295">user defined</text:span> include<text:span text:style-name="T296"> files</text:span></text:p>
          </table:table-cell>
        </table:table-row>
        <table:table-row table:style-name="Table3.8">
          <table:table-cell table:style-name="Table3.A1" office:value-type="string">
            <text:p text:style-name="P311">real time</text:p>
          </table:table-cell>
          <table:table-cell table:style-name="Table3.A1" office:value-type="string">
            <text:p text:style-name="P312">The execution of <text:span text:style-name="T297">a </text:span>command need<text:span text:style-name="T297">s</text:span> to be committed by the synthesizer. The composer shows the time a commit needs<text:span text:style-name="T297"> for a composer command</text:span>.<text:span text:style-name="T297"> I</text:span>f this <text:soft-page-break/>time &lt;&lt; 1000 ms we assume real time processing.<text:span text:style-name="T298"> </text:span></text:p>
            <text:p text:style-name="P313">The conversion of sound into mp3 files <text:span text:style-name="T284">is not real time </text:span></text:p>
          </table:table-cell>
        </table:table-row>
        <table:table-row table:style-name="Table3.8">
          <table:table-cell table:style-name="Table3.A1" office:value-type="string">
            <text:p text:style-name="P289">VCO</text:p>
          </table:table-cell>
          <table:table-cell table:style-name="Table3.A1" office:value-type="string">
            <text:p text:style-name="P289">Volume Controlling Oscillator<text:span text:style-name="T269"> / connected to Main</text:span></text:p>
          </table:table-cell>
        </table:table-row>
        <table:table-row table:style-name="Table3.8">
          <table:table-cell table:style-name="Table3.A1" office:value-type="string">
            <text:p text:style-name="P309">Wave form</text:p>
          </table:table-cell>
          <table:table-cell table:style-name="Table3.A1" office:value-type="string">
            <text:p text:style-name="P309"><text:span text:style-name="T53">standard </text:span>shape<text:span text:style-name="T53">s</text:span> of the time resolved amplitude<text:span text:style-name="T53"> (see</text:span><text:span text:style-name="T299"> table</text:span><text:span text:style-name="T53"> </text:span><text:span text:style-name="T53"><text:sequence-ref text:reference-format="caption" text:ref-name="refTable1">Standard Waveforms</text:sequence-ref></text:span><text:span text:style-name="T53"><text:s/></text:span><text:span text:style-name="T300">and wfid's</text:span><text:span text:style-name="T53">)</text:span></text:p>
          </table:table-cell>
        </table:table-row>
      </table:table>
      <text:p text:style-name="P314"/>
      <text:h text:style-name="Heading_20_3" text:outline-level="3"><text:bookmark-start text:name="__RefHeading___Toc4297_4164571008"/>Planning features<text:bookmark-end text:name="__RefHeading___Toc4297_4164571008"/></text:h>
      <text:p text:style-name="P315"><text:s/></text:p>
      <text:p text:style-name="P316">Execution text multi line: Exit with empty line</text:p>
      <text:p text:style-name="P317"><text:span text:style-name="T301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8.5.2$Linux_X86_64 LibreOffice_project/480$Build-2</meta:generator>
    <dc:date>2025-04-28T00:15:49.472830285</dc:date>
    <meta:editing-duration>P12DT13H56M37S</meta:editing-duration>
    <meta:editing-cycles>376</meta:editing-cycles>
    <meta:document-statistic meta:table-count="21" meta:image-count="1" meta:object-count="0" meta:page-count="22" meta:paragraph-count="976" meta:word-count="4518" meta:character-count="24995" meta:non-whitespace-character-count="21349"/>
  </office:meta>
</office:document-meta>
</file>